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069551361964571" table:style-name="ce1">
            <text:p>0.069551361964571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495106317507078" table:style-name="ce1">
            <text:p>0.495106317507078</text:p>
          </table:table-cell>
          <table:table-cell office:value-type="float" office:value="0.136466531200072" table:style-name="ce1">
            <text:p>0.136466531200072</text:p>
          </table:table-cell>
          <table:table-cell office:value-type="float" office:value="0.429468101762361" table:style-name="ce1">
            <text:p>0.429468101762361</text:p>
          </table:table-cell>
          <table:table-cell office:value-type="float" office:value="0.394801567298501" table:style-name="ce1">
            <text:p>0.394801567298501</text:p>
          </table:table-cell>
          <table:table-cell office:value-type="float" office:value="1.90425707725569" table:style-name="ce1">
            <text:p>1.90425707725569</text:p>
          </table:table-cell>
          <table:table-cell office:value-type="float" office:value="0.195879971053392" table:style-name="ce1">
            <text:p>0.195879971053392</text:p>
          </table:table-cell>
          <table:table-cell office:value-type="float" office:value="1.28876562695838" table:style-name="ce1">
            <text:p>1.28876562695838</text:p>
          </table:table-cell>
          <table:table-cell office:value-type="float" office:value="0.415237966851843" table:style-name="ce1">
            <text:p>0.415237966851843</text:p>
          </table:table-cell>
          <table:table-cell office:value-type="float" office:value="0.111699426362001" table:style-name="ce1">
            <text:p>0.111699426362001</text:p>
          </table:table-cell>
          <table:table-cell office:value-type="float" office:value="0.145430720558109" table:style-name="ce1">
            <text:p>0.145430720558109</text:p>
          </table:table-cell>
          <table:table-cell office:value-type="float" office:value="0.431921577877603" table:style-name="ce1">
            <text:p>0.431921577877603</text:p>
          </table:table-cell>
          <table:table-cell office:value-type="float" office:value="0.815562715213004" table:style-name="ce1">
            <text:p>0.815562715213004</text:p>
          </table:table-cell>
          <table:table-cell office:value-type="float" office:value="0.726164773317196" table:style-name="ce1">
            <text:p>0.726164773317196</text:p>
          </table:table-cell>
          <table:table-cell office:value-type="float" office:value="0.446693809571443" table:style-name="ce1">
            <text:p>0.446693809571443</text:p>
          </table:table-cell>
          <table:table-cell office:value-type="float" office:value="0.346564837997855" table:style-name="ce1">
            <text:p>0.346564837997855</text:p>
          </table:table-cell>
          <table:table-cell office:value-type="float" office:value="0.532296298222439" table:style-name="ce1">
            <text:p>0.532296298222439</text:p>
          </table:table-cell>
          <table:table-cell office:value-type="float" office:value="0.726301300412333" table:style-name="ce1">
            <text:p>0.726301300412333</text:p>
          </table:table-cell>
          <table:table-cell office:value-type="float" office:value="0.779546867515823" table:style-name="ce1">
            <text:p>0.779546867515823</text:p>
          </table:table-cell>
          <table:table-cell office:value-type="float" office:value="0.462339814674161" table:style-name="ce1">
            <text:p>0.462339814674161</text:p>
          </table:table-cell>
          <table:table-cell office:value-type="float" office:value="1.13571875330963" table:style-name="ce1">
            <text:p>1.13571875330963</text:p>
          </table:table-cell>
          <table:table-cell office:value-type="float" office:value="0.495106317507078" table:style-name="ce1">
            <text:p>0.495106317507078</text:p>
          </table:table-cell>
          <table:table-cell office:value-type="float" office:value="0.558454889650717" table:style-name="ce1">
            <text:p>0.558454889650717</text:p>
          </table:table-cell>
          <table:table-cell office:value-type="float" office:value="0.99924626901053" table:style-name="ce1">
            <text:p>0.99924626901053</text:p>
          </table:table-cell>
          <table:table-cell office:value-type="float" office:value="1.3544897705574" table:style-name="ce1">
            <text:p>1.3544897705574</text:p>
          </table:table-cell>
          <table:table-cell office:value-type="float" office:value="0.900072987102902" table:style-name="ce1">
            <text:p>0.900072987102902</text:p>
          </table:table-cell>
          <table:table-cell office:value-type="float" office:value="0.697849053785751" table:style-name="ce1">
            <text:p>0.697849053785751</text:p>
          </table:table-cell>
          <table:table-cell office:value-type="float" office:value="0.829816143945323" table:style-name="ce1">
            <text:p>0.829816143945323</text:p>
          </table:table-cell>
          <table:table-cell office:value-type="float" office:value="0.873177149360883" table:style-name="ce1">
            <text:p>0.873177149360883</text:p>
          </table:table-cell>
          <table:table-cell office:value-type="float" office:value="0.853271498889886" table:style-name="ce1">
            <text:p>0.853271498889886</text:p>
          </table:table-cell>
          <table:table-cell office:value-type="float" office:value="0.765074995431285" table:style-name="ce1">
            <text:p>0.765074995431285</text:p>
          </table:table-cell>
          <table:table-cell office:value-type="float" office:value="1.034552175813" table:style-name="ce1">
            <text:p>1.034552175813</text:p>
          </table:table-cell>
          <table:table-cell office:value-type="float" office:value="1.29234263685097" table:style-name="ce1">
            <text:p>1.29234263685097</text:p>
          </table:table-cell>
          <table:table-cell office:value-type="float" office:value="0.572817540059146" table:style-name="ce1">
            <text:p>0.572817540059146</text:p>
          </table:table-cell>
          <table:table-cell office:value-type="float" office:value="0.884235844066992" table:style-name="ce1">
            <text:p>0.884235844066992</text:p>
          </table:table-cell>
          <table:table-cell office:value-type="float" office:value="0.522630179886728" table:style-name="ce1">
            <text:p>0.522630179886728</text:p>
          </table:table-cell>
          <table:table-cell office:value-type="float" office:value="0.853271498889886" table:style-name="ce1">
            <text:p>0.853271498889886</text:p>
          </table:table-cell>
          <table:table-cell office:value-type="float" office:value="0.493822962812789" table:style-name="ce1">
            <text:p>0.493822962812789</text:p>
          </table:table-cell>
          <table:table-cell office:value-type="float" office:value="0.547887692487101" table:style-name="ce1">
            <text:p>0.547887692487101</text:p>
          </table:table-cell>
          <table:table-cell office:value-type="float" office:value="0.220195358738906" table:style-name="ce1">
            <text:p>0.220195358738906</text:p>
          </table:table-cell>
          <table:table-cell office:value-type="float" office:value="0.526807908997925" table:style-name="ce1">
            <text:p>0.526807908997925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528200485368324" table:style-name="ce1">
            <text:p>0.528200485368324</text:p>
          </table:table-cell>
          <table:table-cell office:value-type="float" office:value="1.0480956636506" table:style-name="ce1">
            <text:p>1.0480956636506</text:p>
          </table:table-cell>
          <table:table-cell office:value-type="float" office:value="0.137077663219407" table:style-name="ce1">
            <text:p>0.137077663219407</text:p>
          </table:table-cell>
          <table:table-cell office:value-type="float" office:value="0.54912806096993" table:style-name="ce1">
            <text:p>0.54912806096993</text:p>
          </table:table-cell>
          <table:table-cell office:value-type="float" office:value="0.359231785364533" table:style-name="ce1">
            <text:p>0.359231785364533</text:p>
          </table:table-cell>
          <table:table-cell office:value-type="float" office:value="0.760443373891039" table:style-name="ce1">
            <text:p>0.760443373891039</text:p>
          </table:table-cell>
          <table:table-cell office:value-type="float" office:value="0.158396858071882" table:style-name="ce1">
            <text:p>0.158396858071882</text:p>
          </table:table-cell>
          <table:table-cell office:value-type="float" office:value="0.351839333435723" table:style-name="ce1">
            <text:p>0.351839333435723</text:p>
          </table:table-cell>
          <table:table-cell office:value-type="float" office:value="0.420672717460571" table:style-name="ce1">
            <text:p>0.420672717460571</text:p>
          </table:table-cell>
          <table:table-cell office:value-type="float" office:value="0.311819814166419" table:style-name="ce1">
            <text:p>0.311819814166419</text:p>
          </table:table-cell>
          <table:table-cell office:value-type="float" office:value="0.186743854189874" table:style-name="ce1">
            <text:p>0.186743854189874</text:p>
          </table:table-cell>
          <table:table-cell office:value-type="float" office:value="0.261268478301818" table:style-name="ce1">
            <text:p>0.261268478301818</text:p>
          </table:table-cell>
          <table:table-cell office:value-type="float" office:value="0.300776224856242" table:style-name="ce1">
            <text:p>0.300776224856242</text:p>
          </table:table-cell>
          <table:table-cell office:value-type="float" office:value="0.22370586013857" table:style-name="ce1">
            <text:p>0.22370586013857</text:p>
          </table:table-cell>
          <table:table-cell office:value-type="float" office:value="0.341290842136826" table:style-name="ce1">
            <text:p>0.341290842136826</text:p>
          </table:table-cell>
          <table:table-cell office:value-type="float" office:value="0.326057543275931" table:style-name="ce1">
            <text:p>0.326057543275931</text:p>
          </table:table-cell>
          <table:table-cell office:value-type="float" office:value="0.110442440084496" table:style-name="ce1">
            <text:p>0.110442440084496</text:p>
          </table:table-cell>
          <table:table-cell office:value-type="float" office:value="0.227303744559206" table:style-name="ce1">
            <text:p>0.227303744559206</text:p>
          </table:table-cell>
          <table:table-cell office:value-type="float" office:value="0.286161066252408" table:style-name="ce1">
            <text:p>0.286161066252408</text:p>
          </table:table-cell>
          <table:table-cell office:value-type="float" office:value="0.399562888652674" table:style-name="ce1">
            <text:p>0.399562888652674</text:p>
          </table:table-cell>
          <table:table-cell office:value-type="float" office:value="0.120152053106768" table:style-name="ce1">
            <text:p>0.120152053106768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  <table:table-cell office:value-type="float" office:value="0.559246274869063" table:style-name="ce1">
            <text:p>0.559246274869063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928661760824622" table:style-name="ce1">
            <text:p>0.928661760824622</text:p>
          </table:table-cell>
          <table:table-cell office:value-type="float" office:value="0.151071866941372" table:style-name="ce1">
            <text:p>0.151071866941372</text:p>
          </table:table-cell>
          <table:table-cell office:value-type="float" office:value="0.645329714009635" table:style-name="ce1">
            <text:p>0.645329714009635</text:p>
          </table:table-cell>
          <table:table-cell office:value-type="float" office:value="0.684682722048461" table:style-name="ce1">
            <text:p>0.684682722048461</text:p>
          </table:table-cell>
          <table:table-cell office:value-type="float" office:value="2.10478807459314" table:style-name="ce1">
            <text:p>2.10478807459314</text:p>
          </table:table-cell>
          <table:table-cell office:value-type="float" office:value="0.248395287398208" table:style-name="ce1">
            <text:p>0.248395287398208</text:p>
          </table:table-cell>
          <table:table-cell office:value-type="float" office:value="2.14577350855332" table:style-name="ce1">
            <text:p>2.14577350855332</text:p>
          </table:table-cell>
          <table:table-cell office:value-type="float" office:value="0.980323613624521" table:style-name="ce1">
            <text:p>0.980323613624521</text:p>
          </table:table-cell>
          <table:table-cell office:value-type="float" office:value="0.149978633962715" table:style-name="ce1">
            <text:p>0.149978633962715</text:p>
          </table:table-cell>
          <table:table-cell office:value-type="float" office:value="0.195483453365098" table:style-name="ce1">
            <text:p>0.195483453365098</text:p>
          </table:table-cell>
          <table:table-cell office:value-type="float" office:value="0.521674490220768" table:style-name="ce1">
            <text:p>0.521674490220768</text:p>
          </table:table-cell>
          <table:table-cell office:value-type="float" office:value="1.87583213604814" table:style-name="ce1">
            <text:p>1.87583213604814</text:p>
          </table:table-cell>
          <table:table-cell office:value-type="float" office:value="1.2772427401288" table:style-name="ce1">
            <text:p>1.2772427401288</text:p>
          </table:table-cell>
          <table:table-cell office:value-type="float" office:value="0.668304590398071" table:style-name="ce1">
            <text:p>0.668304590398071</text:p>
          </table:table-cell>
          <table:table-cell office:value-type="float" office:value="0.575247722352587" table:style-name="ce1">
            <text:p>0.575247722352587</text:p>
          </table:table-cell>
          <table:table-cell office:value-type="float" office:value="0.64280132902645" table:style-name="ce1">
            <text:p>0.64280132902645</text:p>
          </table:table-cell>
          <table:table-cell office:value-type="float" office:value="1.23366329136102" table:style-name="ce1">
            <text:p>1.23366329136102</text:p>
          </table:table-cell>
          <table:table-cell office:value-type="float" office:value="1.13255132470245" table:style-name="ce1">
            <text:p>1.13255132470245</text:p>
          </table:table-cell>
          <table:table-cell office:value-type="float" office:value="1.03889373743836" table:style-name="ce1">
            <text:p>1.03889373743836</text:p>
          </table:table-cell>
          <table:table-cell office:value-type="float" office:value="2.09214566558344" table:style-name="ce1">
            <text:p>2.09214566558344</text:p>
          </table:table-cell>
          <table:table-cell office:value-type="float" office:value="0.928661760824622" table:style-name="ce1">
            <text:p>0.928661760824622</text:p>
          </table:table-cell>
          <table:table-cell office:value-type="float" office:value="1.40369413564483" table:style-name="ce1">
            <text:p>1.40369413564483</text:p>
          </table:table-cell>
          <table:table-cell office:value-type="float" office:value="2.12311001076055" table:style-name="ce1">
            <text:p>2.12311001076055</text:p>
          </table:table-cell>
          <table:table-cell office:value-type="float" office:value="2.28049844603466" table:style-name="ce1">
            <text:p>2.28049844603466</text:p>
          </table:table-cell>
          <table:table-cell office:value-type="float" office:value="1.79053000700644" table:style-name="ce1">
            <text:p>1.79053000700644</text:p>
          </table:table-cell>
          <table:table-cell office:value-type="float" office:value="1.49707866871865" table:style-name="ce1">
            <text:p>1.49707866871865</text:p>
          </table:table-cell>
          <table:table-cell office:value-type="float" office:value="1.64878757683505" table:style-name="ce1">
            <text:p>1.64878757683505</text:p>
          </table:table-cell>
          <table:table-cell office:value-type="float" office:value="2.1714406024391" table:style-name="ce1">
            <text:p>2.1714406024391</text:p>
          </table:table-cell>
          <table:table-cell office:value-type="float" office:value="1.89207886036946" table:style-name="ce1">
            <text:p>1.89207886036946</text:p>
          </table:table-cell>
          <table:table-cell office:value-type="float" office:value="1.51701162460867" table:style-name="ce1">
            <text:p>1.51701162460867</text:p>
          </table:table-cell>
          <table:table-cell office:value-type="float" office:value="1.76950483435532" table:style-name="ce1">
            <text:p>1.76950483435532</text:p>
          </table:table-cell>
          <table:table-cell office:value-type="float" office:value="2.4671855959252" table:style-name="ce1">
            <text:p>2.4671855959252</text:p>
          </table:table-cell>
          <table:table-cell office:value-type="float" office:value="1.195817980589" table:style-name="ce1">
            <text:p>1.195817980589</text:p>
          </table:table-cell>
          <table:table-cell office:value-type="float" office:value="1.37461386438062" table:style-name="ce1">
            <text:p>1.37461386438062</text:p>
          </table:table-cell>
          <table:table-cell office:value-type="float" office:value="1.07269784619432" table:style-name="ce1">
            <text:p>1.07269784619432</text:p>
          </table:table-cell>
          <table:table-cell office:value-type="float" office:value="1.84511353964228" table:style-name="ce1">
            <text:p>1.84511353964228</text:p>
          </table:table-cell>
          <table:table-cell office:value-type="float" office:value="0.969019170147165" table:style-name="ce1">
            <text:p>0.969019170147165</text:p>
          </table:table-cell>
          <table:table-cell office:value-type="float" office:value="1.12851012268639" table:style-name="ce1">
            <text:p>1.12851012268639</text:p>
          </table:table-cell>
          <table:table-cell office:value-type="float" office:value="0.734765980310837" table:style-name="ce1">
            <text:p>0.734765980310837</text:p>
          </table:table-cell>
          <table:table-cell office:value-type="float" office:value="1.36183492827578" table:style-name="ce1">
            <text:p>1.36183492827578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44882999329718" table:style-name="ce1">
            <text:p>1.44882999329718</text:p>
          </table:table-cell>
          <table:table-cell office:value-type="float" office:value="2.46347205893747" table:style-name="ce1">
            <text:p>2.46347205893747</text:p>
          </table:table-cell>
          <table:table-cell office:value-type="float" office:value="0.306644315379751" table:style-name="ce1">
            <text:p>0.306644315379751</text:p>
          </table:table-cell>
          <table:table-cell office:value-type="float" office:value="1.06325036382141" table:style-name="ce1">
            <text:p>1.06325036382141</text:p>
          </table:table-cell>
          <table:table-cell office:value-type="float" office:value="0.725697027831741" table:style-name="ce1">
            <text:p>0.725697027831741</text:p>
          </table:table-cell>
          <table:table-cell office:value-type="float" office:value="1.11243303632451" table:style-name="ce1">
            <text:p>1.11243303632451</text:p>
          </table:table-cell>
          <table:table-cell office:value-type="float" office:value="0.382460593069454" table:style-name="ce1">
            <text:p>0.382460593069454</text:p>
          </table:table-cell>
          <table:table-cell office:value-type="float" office:value="0.623122461795931" table:style-name="ce1">
            <text:p>0.623122461795931</text:p>
          </table:table-cell>
          <table:table-cell office:value-type="float" office:value="1.0550402517727" table:style-name="ce1">
            <text:p>1.0550402517727</text:p>
          </table:table-cell>
          <table:table-cell office:value-type="float" office:value="0.536781400078379" table:style-name="ce1">
            <text:p>0.536781400078379</text:p>
          </table:table-cell>
          <table:table-cell office:value-type="float" office:value="0.408176076489486" table:style-name="ce1">
            <text:p>0.408176076489486</text:p>
          </table:table-cell>
          <table:table-cell office:value-type="float" office:value="0.57150168470605" table:style-name="ce1">
            <text:p>0.57150168470605</text:p>
          </table:table-cell>
          <table:table-cell office:value-type="float" office:value="0.838859938399946" table:style-name="ce1">
            <text:p>0.838859938399946</text:p>
          </table:table-cell>
          <table:table-cell office:value-type="float" office:value="0.449879118115497" table:style-name="ce1">
            <text:p>0.449879118115497</text:p>
          </table:table-cell>
          <table:table-cell office:value-type="float" office:value="0.78067938365336" table:style-name="ce1">
            <text:p>0.78067938365336</text:p>
          </table:table-cell>
          <table:table-cell office:value-type="float" office:value="0.702730287425565" table:style-name="ce1">
            <text:p>0.702730287425565</text:p>
          </table:table-cell>
          <table:table-cell office:value-type="float" office:value="0.211880220310644" table:style-name="ce1">
            <text:p>0.211880220310644</text:p>
          </table:table-cell>
          <table:table-cell office:value-type="float" office:value="0.649129925503046" table:style-name="ce1">
            <text:p>0.649129925503046</text:p>
          </table:table-cell>
          <table:table-cell office:value-type="float" office:value="0.786240731720166" table:style-name="ce1">
            <text:p>0.786240731720166</text:p>
          </table:table-cell>
          <table:table-cell office:value-type="float" office:value="0.923628296503242" table:style-name="ce1">
            <text:p>0.923628296503242</text:p>
          </table:table-cell>
          <table:table-cell office:value-type="float" office:value="0.20610865104978" table:style-name="ce1">
            <text:p>0.20610865104978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  <table:table-cell office:value-type="float" office:value="1.07711126445936" table:style-name="ce1">
            <text:p>1.07711126445936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905643292584498" table:style-name="ce1">
            <text:p>0.905643292584498</text:p>
          </table:table-cell>
          <table:table-cell office:value-type="float" office:value="0.150391204998713" table:style-name="ce1">
            <text:p>0.150391204998713</text:p>
          </table:table-cell>
          <table:table-cell office:value-type="float" office:value="0.632860853982242" table:style-name="ce1">
            <text:p>0.632860853982242</text:p>
          </table:table-cell>
          <table:table-cell office:value-type="float" office:value="0.504236566994375" table:style-name="ce1">
            <text:p>0.504236566994375</text:p>
          </table:table-cell>
          <table:table-cell office:value-type="float" office:value="2.12463911422609" table:style-name="ce1">
            <text:p>2.12463911422609</text:p>
          </table:table-cell>
          <table:table-cell office:value-type="float" office:value="0.235016427421511" table:style-name="ce1">
            <text:p>0.235016427421511</text:p>
          </table:table-cell>
          <table:table-cell office:value-type="float" office:value="2.22673407596965" table:style-name="ce1">
            <text:p>2.22673407596965</text:p>
          </table:table-cell>
          <table:table-cell office:value-type="float" office:value="0.872330681371033" table:style-name="ce1">
            <text:p>0.872330681371033</text:p>
          </table:table-cell>
          <table:table-cell office:value-type="float" office:value="0.146173990556815" table:style-name="ce1">
            <text:p>0.146173990556815</text:p>
          </table:table-cell>
          <table:table-cell office:value-type="float" office:value="0.194106076132076" table:style-name="ce1">
            <text:p>0.194106076132076</text:p>
          </table:table-cell>
          <table:table-cell office:value-type="float" office:value="0.557007702442263" table:style-name="ce1">
            <text:p>0.557007702442263</text:p>
          </table:table-cell>
          <table:table-cell office:value-type="float" office:value="1.77362795262846" table:style-name="ce1">
            <text:p>1.77362795262846</text:p>
          </table:table-cell>
          <table:table-cell office:value-type="float" office:value="1.16444405412649" table:style-name="ce1">
            <text:p>1.16444405412649</text:p>
          </table:table-cell>
          <table:table-cell office:value-type="float" office:value="0.577486766712836" table:style-name="ce1">
            <text:p>0.577486766712836</text:p>
          </table:table-cell>
          <table:table-cell office:value-type="float" office:value="0.623441786936002" table:style-name="ce1">
            <text:p>0.623441786936002</text:p>
          </table:table-cell>
          <table:table-cell office:value-type="float" office:value="0.473917312341792" table:style-name="ce1">
            <text:p>0.473917312341792</text:p>
          </table:table-cell>
          <table:table-cell office:value-type="float" office:value="1.21272003496698" table:style-name="ce1">
            <text:p>1.21272003496698</text:p>
          </table:table-cell>
          <table:table-cell office:value-type="float" office:value="0.937099135304098" table:style-name="ce1">
            <text:p>0.937099135304098</text:p>
          </table:table-cell>
          <table:table-cell office:value-type="float" office:value="0.99957393403886" table:style-name="ce1">
            <text:p>0.99957393403886</text:p>
          </table:table-cell>
          <table:table-cell office:value-type="float" office:value="1.70984249378039" table:style-name="ce1">
            <text:p>1.70984249378039</text:p>
          </table:table-cell>
          <table:table-cell office:value-type="float" office:value="0.905643292584498" table:style-name="ce1">
            <text:p>0.905643292584498</text:p>
          </table:table-cell>
          <table:table-cell office:value-type="float" office:value="1.4120222884482" table:style-name="ce1">
            <text:p>1.4120222884482</text:p>
          </table:table-cell>
          <table:table-cell office:value-type="float" office:value="1.8380687415332" table:style-name="ce1">
            <text:p>1.8380687415332</text:p>
          </table:table-cell>
          <table:table-cell office:value-type="float" office:value="2.27113268730825" table:style-name="ce1">
            <text:p>2.27113268730825</text:p>
          </table:table-cell>
          <table:table-cell office:value-type="float" office:value="1.3398540659587" table:style-name="ce1">
            <text:p>1.3398540659587</text:p>
          </table:table-cell>
          <table:table-cell office:value-type="float" office:value="1.18252024152265" table:style-name="ce1">
            <text:p>1.18252024152265</text:p>
          </table:table-cell>
          <table:table-cell office:value-type="float" office:value="1.04976129421128" table:style-name="ce1">
            <text:p>1.04976129421128</text:p>
          </table:table-cell>
          <table:table-cell office:value-type="float" office:value="2.16920155807885" table:style-name="ce1">
            <text:p>2.16920155807885</text:p>
          </table:table-cell>
          <table:table-cell office:value-type="float" office:value="1.63996792648919" table:style-name="ce1">
            <text:p>1.63996792648919</text:p>
          </table:table-cell>
          <table:table-cell office:value-type="float" office:value="1.09877452136551" table:style-name="ce1">
            <text:p>1.09877452136551</text:p>
          </table:table-cell>
          <table:table-cell office:value-type="float" office:value="1.68128102547769" table:style-name="ce1">
            <text:p>1.68128102547769</text:p>
          </table:table-cell>
          <table:table-cell office:value-type="float" office:value="2.16242981416005" table:style-name="ce1">
            <text:p>2.16242981416005</text:p>
          </table:table-cell>
          <table:table-cell office:value-type="float" office:value="0.759531995368717" table:style-name="ce1">
            <text:p>0.759531995368717</text:p>
          </table:table-cell>
          <table:table-cell office:value-type="float" office:value="1.22145776905576" table:style-name="ce1">
            <text:p>1.22145776905576</text:p>
          </table:table-cell>
          <table:table-cell office:value-type="float" office:value="0.212386008897061" table:style-name="ce1">
            <text:p>0.212386008897061</text:p>
          </table:table-cell>
          <table:table-cell office:value-type="float" office:value="1.2968480309905" table:style-name="ce1">
            <text:p>1.2968480309905</text:p>
          </table:table-cell>
          <table:table-cell office:value-type="float" office:value="0.633599402814206" table:style-name="ce1">
            <text:p>0.633599402814206</text:p>
          </table:table-cell>
          <table:table-cell office:value-type="float" office:value="1.09000948185771" table:style-name="ce1">
            <text:p>1.09000948185771</text:p>
          </table:table-cell>
          <table:table-cell office:value-type="float" office:value="0.356340178009675" table:style-name="ce1">
            <text:p>0.356340178009675</text:p>
          </table:table-cell>
          <table:table-cell office:value-type="float" office:value="0.987723382180954" table:style-name="ce1">
            <text:p>0.987723382180954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748855576528991" table:style-name="ce1">
            <text:p>0.748855576528991</text:p>
          </table:table-cell>
          <table:table-cell office:value-type="float" office:value="2.83496228480567" table:style-name="ce1">
            <text:p>2.83496228480567</text:p>
          </table:table-cell>
          <table:table-cell office:value-type="float" office:value="0.136231195229557" table:style-name="ce1">
            <text:p>0.136231195229557</text:p>
          </table:table-cell>
          <table:table-cell office:value-type="float" office:value="0.781574997436005" table:style-name="ce1">
            <text:p>0.781574997436005</text:p>
          </table:table-cell>
          <table:table-cell office:value-type="float" office:value="0.487652141978512" table:style-name="ce1">
            <text:p>0.487652141978512</text:p>
          </table:table-cell>
          <table:table-cell office:value-type="float" office:value="0.613753769200488" table:style-name="ce1">
            <text:p>0.613753769200488</text:p>
          </table:table-cell>
          <table:table-cell office:value-type="float" office:value="0.172940520712843" table:style-name="ce1">
            <text:p>0.172940520712843</text:p>
          </table:table-cell>
          <table:table-cell office:value-type="float" office:value="0.188108735184311" table:style-name="ce1">
            <text:p>0.188108735184311</text:p>
          </table:table-cell>
          <table:table-cell office:value-type="float" office:value="0.37866168967708" table:style-name="ce1">
            <text:p>0.37866168967708</text:p>
          </table:table-cell>
          <table:table-cell office:value-type="float" office:value="0.254580376923365" table:style-name="ce1">
            <text:p>0.254580376923365</text:p>
          </table:table-cell>
          <table:table-cell office:value-type="float" office:value="0.17931819123315" table:style-name="ce1">
            <text:p>0.17931819123315</text:p>
          </table:table-cell>
          <table:table-cell office:value-type="float" office:value="0.220721503332231" table:style-name="ce1">
            <text:p>0.220721503332231</text:p>
          </table:table-cell>
          <table:table-cell office:value-type="float" office:value="0.229957750809614" table:style-name="ce1">
            <text:p>0.229957750809614</text:p>
          </table:table-cell>
          <table:table-cell office:value-type="float" office:value="0.119975243590586" table:style-name="ce1">
            <text:p>0.119975243590586</text:p>
          </table:table-cell>
          <table:table-cell office:value-type="float" office:value="0.211397269694087" table:style-name="ce1">
            <text:p>0.211397269694087</text:p>
          </table:table-cell>
          <table:table-cell office:value-type="float" office:value="0.114748053816314" table:style-name="ce1">
            <text:p>0.114748053816314</text:p>
          </table:table-cell>
          <table:table-cell office:value-type="float" office:value="0.0785921417857839" table:style-name="ce1">
            <text:p>0.0785921417857839</text:p>
          </table:table-cell>
          <table:table-cell office:value-type="float" office:value="0.130899510751373" table:style-name="ce1">
            <text:p>0.130899510751373</text:p>
          </table:table-cell>
          <table:table-cell office:value-type="float" office:value="0.116669507818495" table:style-name="ce1">
            <text:p>0.116669507818495</text:p>
          </table:table-cell>
          <table:table-cell office:value-type="float" office:value="0.10774404406643" table:style-name="ce1">
            <text:p>0.10774404406643</text:p>
          </table:table-cell>
          <table:table-cell office:value-type="float" office:value="0.0844963245261679" table:style-name="ce1">
            <text:p>0.0844963245261679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  <table:table-cell office:value-type="float" office:value="0.832116763788604" table:style-name="ce1">
            <text:p>0.832116763788604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918763546427178" table:style-name="ce1">
            <text:p>0.918763546427178</text:p>
          </table:table-cell>
          <table:table-cell office:value-type="float" office:value="0.151514939338009" table:style-name="ce1">
            <text:p>0.151514939338009</text:p>
          </table:table-cell>
          <table:table-cell office:value-type="float" office:value="0.642588333436237" table:style-name="ce1">
            <text:p>0.642588333436237</text:p>
          </table:table-cell>
          <table:table-cell office:value-type="float" office:value="0.688915061997713" table:style-name="ce1">
            <text:p>0.688915061997713</text:p>
          </table:table-cell>
          <table:table-cell office:value-type="float" office:value="2.23151252429945" table:style-name="ce1">
            <text:p>2.23151252429945</text:p>
          </table:table-cell>
          <table:table-cell office:value-type="float" office:value="0.259598918760983" table:style-name="ce1">
            <text:p>0.259598918760983</text:p>
          </table:table-cell>
          <table:table-cell office:value-type="float" office:value="2.32560699826798" table:style-name="ce1">
            <text:p>2.32560699826798</text:p>
          </table:table-cell>
          <table:table-cell office:value-type="float" office:value="0.850486346149088" table:style-name="ce1">
            <text:p>0.850486346149088</text:p>
          </table:table-cell>
          <table:table-cell office:value-type="float" office:value="0.142706467452703" table:style-name="ce1">
            <text:p>0.142706467452703</text:p>
          </table:table-cell>
          <table:table-cell office:value-type="float" office:value="0.187983329317686" table:style-name="ce1">
            <text:p>0.187983329317686</text:p>
          </table:table-cell>
          <table:table-cell office:value-type="float" office:value="0.563670224684956" table:style-name="ce1">
            <text:p>0.563670224684956</text:p>
          </table:table-cell>
          <table:table-cell office:value-type="float" office:value="1.74028803599597" table:style-name="ce1">
            <text:p>1.74028803599597</text:p>
          </table:table-cell>
          <table:table-cell office:value-type="float" office:value="1.24294713383035" table:style-name="ce1">
            <text:p>1.24294713383035</text:p>
          </table:table-cell>
          <table:table-cell office:value-type="float" office:value="0.707351339607296" table:style-name="ce1">
            <text:p>0.707351339607296</text:p>
          </table:table-cell>
          <table:table-cell office:value-type="float" office:value="0.728977231477022" table:style-name="ce1">
            <text:p>0.728977231477022</text:p>
          </table:table-cell>
          <table:table-cell office:value-type="float" office:value="0.788120769090436" table:style-name="ce1">
            <text:p>0.788120769090436</text:p>
          </table:table-cell>
          <table:table-cell office:value-type="float" office:value="1.18994731549811" table:style-name="ce1">
            <text:p>1.18994731549811</text:p>
          </table:table-cell>
          <table:table-cell office:value-type="float" office:value="1.08662360989831" table:style-name="ce1">
            <text:p>1.08662360989831</text:p>
          </table:table-cell>
          <table:table-cell office:value-type="float" office:value="0.977320017531504" table:style-name="ce1">
            <text:p>0.977320017531504</text:p>
          </table:table-cell>
          <table:table-cell office:value-type="float" office:value="2.01945864013242" table:style-name="ce1">
            <text:p>2.01945864013242</text:p>
          </table:table-cell>
          <table:table-cell office:value-type="float" office:value="0.918763546427178" table:style-name="ce1">
            <text:p>0.918763546427178</text:p>
          </table:table-cell>
          <table:table-cell office:value-type="float" office:value="1.18402203956915" table:style-name="ce1">
            <text:p>1.18402203956915</text:p>
          </table:table-cell>
          <table:table-cell office:value-type="float" office:value="2.05520143363933" table:style-name="ce1">
            <text:p>2.05520143363933</text:p>
          </table:table-cell>
          <table:table-cell office:value-type="float" office:value="2.35547912668398" table:style-name="ce1">
            <text:p>2.35547912668398</text:p>
          </table:table-cell>
          <table:table-cell office:value-type="float" office:value="1.59857291124361" table:style-name="ce1">
            <text:p>1.59857291124361</text:p>
          </table:table-cell>
          <table:table-cell office:value-type="float" office:value="1.3535886917295" table:style-name="ce1">
            <text:p>1.3535886917295</text:p>
          </table:table-cell>
          <table:table-cell office:value-type="float" office:value="1.55900735907286" table:style-name="ce1">
            <text:p>1.55900735907286</text:p>
          </table:table-cell>
          <table:table-cell office:value-type="float" office:value="1.98587297472868" table:style-name="ce1">
            <text:p>1.98587297472868</text:p>
          </table:table-cell>
          <table:table-cell office:value-type="float" office:value="1.90193611663836" table:style-name="ce1">
            <text:p>1.90193611663836</text:p>
          </table:table-cell>
          <table:table-cell office:value-type="float" office:value="1.24614186785656" table:style-name="ce1">
            <text:p>1.24614186785656</text:p>
          </table:table-cell>
          <table:table-cell office:value-type="float" office:value="1.73496347928562" table:style-name="ce1">
            <text:p>1.73496347928562</text:p>
          </table:table-cell>
          <table:table-cell office:value-type="float" office:value="2.15085231649242" table:style-name="ce1">
            <text:p>2.15085231649242</text:p>
          </table:table-cell>
          <table:table-cell office:value-type="float" office:value="1.23595694655933" table:style-name="ce1">
            <text:p>1.23595694655933</text:p>
          </table:table-cell>
          <table:table-cell office:value-type="float" office:value="1.51392611225857" table:style-name="ce1">
            <text:p>1.51392611225857</text:p>
          </table:table-cell>
          <table:table-cell office:value-type="float" office:value="1.02455839244896" table:style-name="ce1">
            <text:p>1.02455839244896</text:p>
          </table:table-cell>
          <table:table-cell office:value-type="float" office:value="1.81032643580133" table:style-name="ce1">
            <text:p>1.81032643580133</text:p>
          </table:table-cell>
          <table:table-cell office:value-type="float" office:value="1.08301929458669" table:style-name="ce1">
            <text:p>1.08301929458669</text:p>
          </table:table-cell>
          <table:table-cell office:value-type="float" office:value="1.17225340396833" table:style-name="ce1">
            <text:p>1.17225340396833</text:p>
          </table:table-cell>
          <table:table-cell office:value-type="float" office:value="1.05639651103494" table:style-name="ce1">
            <text:p>1.05639651103494</text:p>
          </table:table-cell>
          <table:table-cell office:value-type="float" office:value="1.1572900343413" table:style-name="ce1">
            <text:p>1.1572900343413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3457247310496" table:style-name="ce1">
            <text:p>1.3457247310496</text:p>
          </table:table-cell>
          <table:table-cell office:value-type="float" office:value="1.80612140127111" table:style-name="ce1">
            <text:p>1.80612140127111</text:p>
          </table:table-cell>
          <table:table-cell office:value-type="float" office:value="0.453820523937603" table:style-name="ce1">
            <text:p>0.453820523937603</text:p>
          </table:table-cell>
          <table:table-cell office:value-type="float" office:value="0.941597861179311" table:style-name="ce1">
            <text:p>0.941597861179311</text:p>
          </table:table-cell>
          <table:table-cell office:value-type="float" office:value="0.76034304891088" table:style-name="ce1">
            <text:p>0.76034304891088</text:p>
          </table:table-cell>
          <table:table-cell office:value-type="float" office:value="1.29558389846509" table:style-name="ce1">
            <text:p>1.29558389846509</text:p>
          </table:table-cell>
          <table:table-cell office:value-type="float" office:value="0.405953935837002" table:style-name="ce1">
            <text:p>0.405953935837002</text:p>
          </table:table-cell>
          <table:table-cell office:value-type="float" office:value="0.587475497236586" table:style-name="ce1">
            <text:p>0.587475497236586</text:p>
          </table:table-cell>
          <table:table-cell office:value-type="float" office:value="0.972220435416231" table:style-name="ce1">
            <text:p>0.972220435416231</text:p>
          </table:table-cell>
          <table:table-cell office:value-type="float" office:value="0.644526277390514" table:style-name="ce1">
            <text:p>0.644526277390514</text:p>
          </table:table-cell>
          <table:table-cell office:value-type="float" office:value="0.451730263910318" table:style-name="ce1">
            <text:p>0.451730263910318</text:p>
          </table:table-cell>
          <table:table-cell office:value-type="float" office:value="0.57634242265675" table:style-name="ce1">
            <text:p>0.57634242265675</text:p>
          </table:table-cell>
          <table:table-cell office:value-type="float" office:value="0.885853981100252" table:style-name="ce1">
            <text:p>0.885853981100252</text:p>
          </table:table-cell>
          <table:table-cell office:value-type="float" office:value="0.488702210104175" table:style-name="ce1">
            <text:p>0.488702210104175</text:p>
          </table:table-cell>
          <table:table-cell office:value-type="float" office:value="0.681977869242386" table:style-name="ce1">
            <text:p>0.681977869242386</text:p>
          </table:table-cell>
          <table:table-cell office:value-type="float" office:value="0.553432002618746" table:style-name="ce1">
            <text:p>0.553432002618746</text:p>
          </table:table-cell>
          <table:table-cell office:value-type="float" office:value="0.261523788078912" table:style-name="ce1">
            <text:p>0.261523788078912</text:p>
          </table:table-cell>
          <table:table-cell office:value-type="float" office:value="0.799040815395608" table:style-name="ce1">
            <text:p>0.799040815395608</text:p>
          </table:table-cell>
          <table:table-cell office:value-type="float" office:value="0.716428383457891" table:style-name="ce1">
            <text:p>0.716428383457891</text:p>
          </table:table-cell>
          <table:table-cell office:value-type="float" office:value="0.921437291189427" table:style-name="ce1">
            <text:p>0.921437291189427</text:p>
          </table:table-cell>
          <table:table-cell office:value-type="float" office:value="0.284638894139653" table:style-name="ce1">
            <text:p>0.284638894139653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  <table:table-cell office:value-type="float" office:value="1.05558930116311" table:style-name="ce1">
            <text:p>1.05558930116311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510342741324384" table:style-name="ce1">
            <text:p>0.510342741324384</text:p>
          </table:table-cell>
          <table:table-cell office:value-type="float" office:value="0.135044204593479" table:style-name="ce1">
            <text:p>0.135044204593479</text:p>
          </table:table-cell>
          <table:table-cell office:value-type="float" office:value="0.506403621080316" table:style-name="ce1">
            <text:p>0.506403621080316</text:p>
          </table:table-cell>
          <table:table-cell office:value-type="float" office:value="0.391183599277366" table:style-name="ce1">
            <text:p>0.391183599277366</text:p>
          </table:table-cell>
          <table:table-cell office:value-type="float" office:value="2.0809504437822" table:style-name="ce1">
            <text:p>2.0809504437822</text:p>
          </table:table-cell>
          <table:table-cell office:value-type="float" office:value="0.163715483593216" table:style-name="ce1">
            <text:p>0.163715483593216</text:p>
          </table:table-cell>
          <table:table-cell office:value-type="float" office:value="1.40533246078648" table:style-name="ce1">
            <text:p>1.40533246078648</text:p>
          </table:table-cell>
          <table:table-cell office:value-type="float" office:value="0.489645233701592" table:style-name="ce1">
            <text:p>0.489645233701592</text:p>
          </table:table-cell>
          <table:table-cell office:value-type="float" office:value="0.113874654975923" table:style-name="ce1">
            <text:p>0.113874654975923</text:p>
          </table:table-cell>
          <table:table-cell office:value-type="float" office:value="0.137989993897203" table:style-name="ce1">
            <text:p>0.137989993897203</text:p>
          </table:table-cell>
          <table:table-cell office:value-type="float" office:value="0.406827897791395" table:style-name="ce1">
            <text:p>0.406827897791395</text:p>
          </table:table-cell>
          <table:table-cell office:value-type="float" office:value="0.974507559371678" table:style-name="ce1">
            <text:p>0.974507559371678</text:p>
          </table:table-cell>
          <table:table-cell office:value-type="float" office:value="0.498437578628424" table:style-name="ce1">
            <text:p>0.498437578628424</text:p>
          </table:table-cell>
          <table:table-cell office:value-type="float" office:value="0.4015579519191" table:style-name="ce1">
            <text:p>0.4015579519191</text:p>
          </table:table-cell>
          <table:table-cell office:value-type="float" office:value="0.337963631004214" table:style-name="ce1">
            <text:p>0.337963631004214</text:p>
          </table:table-cell>
          <table:table-cell office:value-type="float" office:value="0.635374255050989" table:style-name="ce1">
            <text:p>0.635374255050989</text:p>
          </table:table-cell>
          <table:table-cell office:value-type="float" office:value="0.644330432491987" table:style-name="ce1">
            <text:p>0.644330432491987</text:p>
          </table:table-cell>
          <table:table-cell office:value-type="float" office:value="0.935460810162452" table:style-name="ce1">
            <text:p>0.935460810162452</text:p>
          </table:table-cell>
          <table:table-cell office:value-type="float" office:value="0.219867693710577" table:style-name="ce1">
            <text:p>0.219867693710577</text:p>
          </table:table-cell>
          <table:table-cell office:value-type="float" office:value="1.09194816660866" table:style-name="ce1">
            <text:p>1.09194816660866</text:p>
          </table:table-cell>
          <table:table-cell office:value-type="float" office:value="0.510342741324384" table:style-name="ce1">
            <text:p>0.510342741324384</text:p>
          </table:table-cell>
          <table:table-cell office:value-type="float" office:value="0.649245407916924" table:style-name="ce1">
            <text:p>0.649245407916924</text:p>
          </table:table-cell>
          <table:table-cell office:value-type="float" office:value="0.9216715735536" table:style-name="ce1">
            <text:p>0.9216715735536</text:p>
          </table:table-cell>
          <table:table-cell office:value-type="float" office:value="1.42144265801266" table:style-name="ce1">
            <text:p>1.42144265801266</text:p>
          </table:table-cell>
          <table:table-cell office:value-type="float" office:value="0.805760069782157" table:style-name="ce1">
            <text:p>0.805760069782157</text:p>
          </table:table-cell>
          <table:table-cell office:value-type="float" office:value="0.799288685472656" table:style-name="ce1">
            <text:p>0.799288685472656</text:p>
          </table:table-cell>
          <table:table-cell office:value-type="float" office:value="0.588299712647699" table:style-name="ce1">
            <text:p>0.588299712647699</text:p>
          </table:table-cell>
          <table:table-cell office:value-type="float" office:value="0.995942313308211" table:style-name="ce1">
            <text:p>0.995942313308211</text:p>
          </table:table-cell>
          <table:table-cell office:value-type="float" office:value="0.766030685097245" table:style-name="ce1">
            <text:p>0.766030685097245</text:p>
          </table:table-cell>
          <table:table-cell office:value-type="float" office:value="0.826348355728839" table:style-name="ce1">
            <text:p>0.826348355728839</text:p>
          </table:table-cell>
          <table:table-cell office:value-type="float" office:value="1.04607506264257" table:style-name="ce1">
            <text:p>1.04607506264257</text:p>
          </table:table-cell>
          <table:table-cell office:value-type="float" office:value="1.60160381275565" table:style-name="ce1">
            <text:p>1.60160381275565</text:p>
          </table:table-cell>
          <table:table-cell office:value-type="float" office:value="0.563397170494682" table:style-name="ce1">
            <text:p>0.563397170494682</text:p>
          </table:table-cell>
          <table:table-cell office:value-type="float" office:value="0.932593741164572" table:style-name="ce1">
            <text:p>0.932593741164572</text:p>
          </table:table-cell>
          <table:table-cell office:value-type="float" office:value="0.588245101809644" table:style-name="ce1">
            <text:p>0.588245101809644</text:p>
          </table:table-cell>
          <table:table-cell office:value-type="float" office:value="1.03638163888784" table:style-name="ce1">
            <text:p>1.03638163888784</text:p>
          </table:table-cell>
          <table:table-cell office:value-type="float" office:value="0.635756530917373" table:style-name="ce1">
            <text:p>0.635756530917373</text:p>
          </table:table-cell>
          <table:table-cell office:value-type="float" office:value="0.548788771315007" table:style-name="ce1">
            <text:p>0.548788771315007</text:p>
          </table:table-cell>
          <table:table-cell office:value-type="float" office:value="0.51793364781401" table:style-name="ce1">
            <text:p>0.51793364781401</text:p>
          </table:table-cell>
          <table:table-cell office:value-type="float" office:value="0.775587581756846" table:style-name="ce1">
            <text:p>0.775587581756846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696538393672434" table:style-name="ce1">
            <text:p>0.696538393672434</text:p>
          </table:table-cell>
          <table:table-cell office:value-type="float" office:value="0.791424724792755" table:style-name="ce1">
            <text:p>0.791424724792755</text:p>
          </table:table-cell>
          <table:table-cell office:value-type="float" office:value="0.186063584954618" table:style-name="ce1">
            <text:p>0.186063584954618</text:p>
          </table:table-cell>
          <table:table-cell office:value-type="float" office:value="0.505532013815998" table:style-name="ce1">
            <text:p>0.505532013815998</text:p>
          </table:table-cell>
          <table:table-cell office:value-type="float" office:value="0.487758232762128" table:style-name="ce1">
            <text:p>0.487758232762128</text:p>
          </table:table-cell>
          <table:table-cell office:value-type="float" office:value="0.765174215627841" table:style-name="ce1">
            <text:p>0.765174215627841</text:p>
          </table:table-cell>
          <table:table-cell office:value-type="float" office:value="0.277457239985246" table:style-name="ce1">
            <text:p>0.277457239985246</text:p>
          </table:table-cell>
          <table:table-cell office:value-type="float" office:value="0.402163035379826" table:style-name="ce1">
            <text:p>0.402163035379826</text:p>
          </table:table-cell>
          <table:table-cell office:value-type="float" office:value="0.565952398700076" table:style-name="ce1">
            <text:p>0.565952398700076</text:p>
          </table:table-cell>
          <table:table-cell office:value-type="float" office:value="0.393983205330873" table:style-name="ce1">
            <text:p>0.393983205330873</text:p>
          </table:table-cell>
          <table:table-cell office:value-type="float" office:value="0.24351072618156" table:style-name="ce1">
            <text:p>0.24351072618156</text:p>
          </table:table-cell>
          <table:table-cell office:value-type="float" office:value="0.365823713141316" table:style-name="ce1">
            <text:p>0.365823713141316</text:p>
          </table:table-cell>
          <table:table-cell office:value-type="float" office:value="0.450685015996345" table:style-name="ce1">
            <text:p>0.450685015996345</text:p>
          </table:table-cell>
          <table:table-cell office:value-type="float" office:value="0.376753370175175" table:style-name="ce1">
            <text:p>0.376753370175175</text:p>
          </table:table-cell>
          <table:table-cell office:value-type="float" office:value="0.522428770037568" table:style-name="ce1">
            <text:p>0.522428770037568</text:p>
          </table:table-cell>
          <table:table-cell office:value-type="float" office:value="0.476416735918913" table:style-name="ce1">
            <text:p>0.476416735918913</text:p>
          </table:table-cell>
          <table:table-cell office:value-type="float" office:value="0.145876185231986" table:style-name="ce1">
            <text:p>0.145876185231986</text:p>
          </table:table-cell>
          <table:table-cell office:value-type="float" office:value="0.363607338292289" table:style-name="ce1">
            <text:p>0.363607338292289</text:p>
          </table:table-cell>
          <table:table-cell office:value-type="float" office:value="0.39181364880592" table:style-name="ce1">
            <text:p>0.39181364880592</text:p>
          </table:table-cell>
          <table:table-cell office:value-type="float" office:value="0.428161273801409" table:style-name="ce1">
            <text:p>0.428161273801409</text:p>
          </table:table-cell>
          <table:table-cell office:value-type="float" office:value="0.188626734966925" table:style-name="ce1">
            <text:p>0.188626734966925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  <table:table-cell office:value-type="float" office:value="0.608174122511129" table:style-name="ce1">
            <text:p>0.608174122511129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985197630920917" table:style-name="ce1">
            <text:p>0.985197630920917</text:p>
          </table:table-cell>
          <table:table-cell office:value-type="float" office:value="0.148944798370563" table:style-name="ce1">
            <text:p>0.148944798370563</text:p>
          </table:table-cell>
          <table:table-cell office:value-type="float" office:value="0.681498251252214" table:style-name="ce1">
            <text:p>0.681498251252214</text:p>
          </table:table-cell>
          <table:table-cell office:value-type="float" office:value="0.716621529367109" table:style-name="ce1">
            <text:p>0.716621529367109</text:p>
          </table:table-cell>
          <table:table-cell office:value-type="float" office:value="2.08668458177796" table:style-name="ce1">
            <text:p>2.08668458177796</text:p>
          </table:table-cell>
          <table:table-cell office:value-type="float" office:value="0.232789828094935" table:style-name="ce1">
            <text:p>0.232789828094935</text:p>
          </table:table-cell>
          <table:table-cell office:value-type="float" office:value="2.41896422592276" table:style-name="ce1">
            <text:p>2.41896422592276</text:p>
          </table:table-cell>
          <table:table-cell office:value-type="float" office:value="1.08749738330719" table:style-name="ce1">
            <text:p>1.08749738330719</text:p>
          </table:table-cell>
          <table:table-cell office:value-type="float" office:value="0.150131140765905" table:style-name="ce1">
            <text:p>0.150131140765905</text:p>
          </table:table-cell>
          <table:table-cell office:value-type="float" office:value="0.194794764748587" table:style-name="ce1">
            <text:p>0.194794764748587</text:p>
          </table:table-cell>
          <table:table-cell office:value-type="float" office:value="0.454694297346481" table:style-name="ce1">
            <text:p>0.454694297346481</text:p>
          </table:table-cell>
          <table:table-cell office:value-type="float" office:value="1.79629145042123" table:style-name="ce1">
            <text:p>1.79629145042123</text:p>
          </table:table-cell>
          <table:table-cell office:value-type="float" office:value="1.21545057686973" table:style-name="ce1">
            <text:p>1.21545057686973</text:p>
          </table:table-cell>
          <table:table-cell office:value-type="float" office:value="0.558646027583909" table:style-name="ce1">
            <text:p>0.558646027583909</text:p>
          </table:table-cell>
          <table:table-cell office:value-type="float" office:value="0.738943709422034" table:style-name="ce1">
            <text:p>0.738943709422034</text:p>
          </table:table-cell>
          <table:table-cell office:value-type="float" office:value="0.733892206901959" table:style-name="ce1">
            <text:p>0.733892206901959</text:p>
          </table:table-cell>
          <table:table-cell office:value-type="float" office:value="1.33627705606611" table:style-name="ce1">
            <text:p>1.33627705606611</text:p>
          </table:table-cell>
          <table:table-cell office:value-type="float" office:value="1.22503477894835" table:style-name="ce1">
            <text:p>1.22503477894835</text:p>
          </table:table-cell>
          <table:table-cell office:value-type="float" office:value="0.96312119963724" table:style-name="ce1">
            <text:p>0.96312119963724</text:p>
          </table:table-cell>
          <table:table-cell office:value-type="float" office:value="2.23372426324067" table:style-name="ce1">
            <text:p>2.23372426324067</text:p>
          </table:table-cell>
          <table:table-cell office:value-type="float" office:value="0.985197630920917" table:style-name="ce1">
            <text:p>0.985197630920917</text:p>
          </table:table-cell>
          <table:table-cell office:value-type="float" office:value="1.50991221566154" table:style-name="ce1">
            <text:p>1.50991221566154</text:p>
          </table:table-cell>
          <table:table-cell office:value-type="float" office:value="2.23099372133793" table:style-name="ce1">
            <text:p>2.23099372133793</text:p>
          </table:table-cell>
          <table:table-cell office:value-type="float" office:value="2.52064960638091" table:style-name="ce1">
            <text:p>2.52064960638091</text:p>
          </table:table-cell>
          <table:table-cell office:value-type="float" office:value="1.74424732175495" table:style-name="ce1">
            <text:p>1.74424732175495</text:p>
          </table:table-cell>
          <table:table-cell office:value-type="float" office:value="1.75661667657437" table:style-name="ce1">
            <text:p>1.75661667657437</text:p>
          </table:table-cell>
          <table:table-cell office:value-type="float" office:value="1.53328565434902" table:style-name="ce1">
            <text:p>1.53328565434902</text:p>
          </table:table-cell>
          <table:table-cell office:value-type="float" office:value="2.34810666354658" table:style-name="ce1">
            <text:p>2.34810666354658</text:p>
          </table:table-cell>
          <table:table-cell office:value-type="float" office:value="1.93415651109073" table:style-name="ce1">
            <text:p>1.93415651109073</text:p>
          </table:table-cell>
          <table:table-cell office:value-type="float" office:value="1.68406617821849" table:style-name="ce1">
            <text:p>1.68406617821849</text:p>
          </table:table-cell>
          <table:table-cell office:value-type="float" office:value="1.79623683958318" table:style-name="ce1">
            <text:p>1.79623683958318</text:p>
          </table:table-cell>
          <table:table-cell office:value-type="float" office:value="2.52998805968829" table:style-name="ce1">
            <text:p>2.52998805968829</text:p>
          </table:table-cell>
          <table:table-cell office:value-type="float" office:value="1.26692129173643" table:style-name="ce1">
            <text:p>1.26692129173643</text:p>
          </table:table-cell>
          <table:table-cell office:value-type="float" office:value="1.5967707535878" table:style-name="ce1">
            <text:p>1.5967707535878</text:p>
          </table:table-cell>
          <table:table-cell office:value-type="float" office:value="1.26722165134573" table:style-name="ce1">
            <text:p>1.26722165134573</text:p>
          </table:table-cell>
          <table:table-cell office:value-type="float" office:value="1.79328785432821" table:style-name="ce1">
            <text:p>1.79328785432821</text:p>
          </table:table-cell>
          <table:table-cell office:value-type="float" office:value="1.10011248689786" table:style-name="ce1">
            <text:p>1.10011248689786</text:p>
          </table:table-cell>
          <table:table-cell office:value-type="float" office:value="1.1929236061721" table:style-name="ce1">
            <text:p>1.1929236061721</text:p>
          </table:table-cell>
          <table:table-cell office:value-type="float" office:value="1.05191842231444" table:style-name="ce1">
            <text:p>1.05191842231444</text:p>
          </table:table-cell>
          <table:table-cell office:value-type="float" office:value="1.39542059367952" table:style-name="ce1">
            <text:p>1.39542059367952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55179872844962" table:style-name="ce1">
            <text:p>1.55179872844962</text:p>
          </table:table-cell>
          <table:table-cell office:value-type="float" office:value="2.6098291049245" table:style-name="ce1">
            <text:p>2.6098291049245</text:p>
          </table:table-cell>
          <table:table-cell office:value-type="float" office:value="0.48625936174219" table:style-name="ce1">
            <text:p>0.48625936174219</text:p>
          </table:table-cell>
          <table:table-cell office:value-type="float" office:value="1.350847579369" table:style-name="ce1">
            <text:p>1.350847579369</text:p>
          </table:table-cell>
          <table:table-cell office:value-type="float" office:value="0.79873591970878" table:style-name="ce1">
            <text:p>0.79873591970878</text:p>
          </table:table-cell>
          <table:table-cell office:value-type="float" office:value="1.39620807769697" table:style-name="ce1">
            <text:p>1.39620807769697</text:p>
          </table:table-cell>
          <table:table-cell office:value-type="float" office:value="0.489148483291778" table:style-name="ce1">
            <text:p>0.489148483291778</text:p>
          </table:table-cell>
          <table:table-cell office:value-type="float" office:value="0.623017754805144" table:style-name="ce1">
            <text:p>0.623017754805144</text:p>
          </table:table-cell>
          <table:table-cell office:value-type="float" office:value="0.928613779183937" table:style-name="ce1">
            <text:p>0.928613779183937</text:p>
          </table:table-cell>
          <table:table-cell office:value-type="float" office:value="0.702689857611722" table:style-name="ce1">
            <text:p>0.702689857611722</text:p>
          </table:table-cell>
          <table:table-cell office:value-type="float" office:value="0.502001842991166" table:style-name="ce1">
            <text:p>0.502001842991166</text:p>
          </table:table-cell>
          <table:table-cell office:value-type="float" office:value="0.636285329824913" table:style-name="ce1">
            <text:p>0.636285329824913</text:p>
          </table:table-cell>
          <table:table-cell office:value-type="float" office:value="0.882007567487389" table:style-name="ce1">
            <text:p>0.882007567487389</text:p>
          </table:table-cell>
          <table:table-cell office:value-type="float" office:value="0.61653392431158" table:style-name="ce1">
            <text:p>0.61653392431158</text:p>
          </table:table-cell>
          <table:table-cell office:value-type="float" office:value="0.836888033617513" table:style-name="ce1">
            <text:p>0.836888033617513</text:p>
          </table:table-cell>
          <table:table-cell office:value-type="float" office:value="0.825592340316964" table:style-name="ce1">
            <text:p>0.825592340316964</text:p>
          </table:table-cell>
          <table:table-cell office:value-type="float" office:value="0.369502872327487" table:style-name="ce1">
            <text:p>0.369502872327487</text:p>
          </table:table-cell>
          <table:table-cell office:value-type="float" office:value="0.846551035884635" table:style-name="ce1">
            <text:p>0.846551035884635</text:p>
          </table:table-cell>
          <table:table-cell office:value-type="float" office:value="0.78725551312867" table:style-name="ce1">
            <text:p>0.78725551312867</text:p>
          </table:table-cell>
          <table:table-cell office:value-type="float" office:value="0.858105706013278" table:style-name="ce1">
            <text:p>0.858105706013278</text:p>
          </table:table-cell>
          <table:table-cell office:value-type="float" office:value="0.380305105104937" table:style-name="ce1">
            <text:p>0.38030510510493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  <table:table-cell office:value-type="float" office:value="1.15717681806277" table:style-name="ce1">
            <text:p>1.15717681806277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851728742714836" table:style-name="ce1">
            <text:p>0.851728742714836</text:p>
          </table:table-cell>
          <table:table-cell office:value-type="float" office:value="0.15460039276676" table:style-name="ce1">
            <text:p>0.15460039276676</text:p>
          </table:table-cell>
          <table:table-cell office:value-type="float" office:value="0.461303489066343" table:style-name="ce1">
            <text:p>0.461303489066343</text:p>
          </table:table-cell>
          <table:table-cell office:value-type="float" office:value="0.653059633637318" table:style-name="ce1">
            <text:p>0.653059633637318</text:p>
          </table:table-cell>
          <table:table-cell office:value-type="float" office:value="1.98936806836419" table:style-name="ce1">
            <text:p>1.98936806836419</text:p>
          </table:table-cell>
          <table:table-cell office:value-type="float" office:value="0.277824284409584" table:style-name="ce1">
            <text:p>0.277824284409584</text:p>
          </table:table-cell>
          <table:table-cell office:value-type="float" office:value="1.6821821043056" table:style-name="ce1">
            <text:p>1.6821821043056</text:p>
          </table:table-cell>
          <table:table-cell office:value-type="float" office:value="0.626581910124157" table:style-name="ce1">
            <text:p>0.626581910124157</text:p>
          </table:table-cell>
          <table:table-cell office:value-type="float" office:value="0.12249530269309" table:style-name="ce1">
            <text:p>0.12249530269309</text:p>
          </table:table-cell>
          <table:table-cell office:value-type="float" office:value="0.155144601253933" table:style-name="ce1">
            <text:p>0.155144601253933</text:p>
          </table:table-cell>
          <table:table-cell office:value-type="float" office:value="0.597801998469245" table:style-name="ce1">
            <text:p>0.597801998469245</text:p>
          </table:table-cell>
          <table:table-cell office:value-type="float" office:value="1.00601801292933" table:style-name="ce1">
            <text:p>1.00601801292933</text:p>
          </table:table-cell>
          <table:table-cell office:value-type="float" office:value="1.2898851491385" table:style-name="ce1">
            <text:p>1.2898851491385</text:p>
          </table:table-cell>
          <table:table-cell office:value-type="float" office:value="0.485030617885956" table:style-name="ce1">
            <text:p>0.485030617885956</text:p>
          </table:table-cell>
          <table:table-cell office:value-type="float" office:value="0.836560582445098" table:style-name="ce1">
            <text:p>0.836560582445098</text:p>
          </table:table-cell>
          <table:table-cell office:value-type="float" office:value="0.673601841689392" table:style-name="ce1">
            <text:p>0.673601841689392</text:p>
          </table:table-cell>
          <table:table-cell office:value-type="float" office:value="1.2112455423395" table:style-name="ce1">
            <text:p>1.2112455423395</text:p>
          </table:table-cell>
          <table:table-cell office:value-type="float" office:value="1.09137475280908" table:style-name="ce1">
            <text:p>1.09137475280908</text:p>
          </table:table-cell>
          <table:table-cell office:value-type="float" office:value="1.26689398631741" table:style-name="ce1">
            <text:p>1.26689398631741</text:p>
          </table:table-cell>
          <table:table-cell office:value-type="float" office:value="1.69441493202989" table:style-name="ce1">
            <text:p>1.69441493202989</text:p>
          </table:table-cell>
          <table:table-cell office:value-type="float" office:value="0.851728742714836" table:style-name="ce1">
            <text:p>0.851728742714836</text:p>
          </table:table-cell>
          <table:table-cell office:value-type="float" office:value="1.0320673826815" table:style-name="ce1">
            <text:p>1.0320673826815</text:p>
          </table:table-cell>
          <table:table-cell office:value-type="float" office:value="2.35638020551189" table:style-name="ce1">
            <text:p>2.35638020551189</text:p>
          </table:table-cell>
          <table:table-cell office:value-type="float" office:value="2.07669079841392" table:style-name="ce1">
            <text:p>2.07669079841392</text:p>
          </table:table-cell>
          <table:table-cell office:value-type="float" office:value="1.67983383826924" table:style-name="ce1">
            <text:p>1.67983383826924</text:p>
          </table:table-cell>
          <table:table-cell office:value-type="float" office:value="1.23658497119696" table:style-name="ce1">
            <text:p>1.23658497119696</text:p>
          </table:table-cell>
          <table:table-cell office:value-type="float" office:value="1.66448819277582" table:style-name="ce1">
            <text:p>1.66448819277582</text:p>
          </table:table-cell>
          <table:table-cell office:value-type="float" office:value="1.71175387311231" table:style-name="ce1">
            <text:p>1.71175387311231</text:p>
          </table:table-cell>
          <table:table-cell office:value-type="float" office:value="2.04507112318015" table:style-name="ce1">
            <text:p>2.04507112318015</text:p>
          </table:table-cell>
          <table:table-cell office:value-type="float" office:value="1.2044737984207" table:style-name="ce1">
            <text:p>1.2044737984207</text:p>
          </table:table-cell>
          <table:table-cell office:value-type="float" office:value="1.89046784064684" table:style-name="ce1">
            <text:p>1.89046784064684</text:p>
          </table:table-cell>
          <table:table-cell office:value-type="float" office:value="2.25829914036536" table:style-name="ce1">
            <text:p>2.25829914036536</text:p>
          </table:table-cell>
          <table:table-cell office:value-type="float" office:value="1.51149592996513" table:style-name="ce1">
            <text:p>1.51149592996513</text:p>
          </table:table-cell>
          <table:table-cell office:value-type="float" office:value="1.43774399317204" table:style-name="ce1">
            <text:p>1.43774399317204</text:p>
          </table:table-cell>
          <table:table-cell office:value-type="float" office:value="1.05680609232035" table:style-name="ce1">
            <text:p>1.05680609232035</text:p>
          </table:table-cell>
          <table:table-cell office:value-type="float" office:value="1.37832740136835" table:style-name="ce1">
            <text:p>1.37832740136835</text:p>
          </table:table-cell>
          <table:table-cell office:value-type="float" office:value="0.868617144383302" table:style-name="ce1">
            <text:p>0.868617144383302</text:p>
          </table:table-cell>
          <table:table-cell office:value-type="float" office:value="0.901847839339685" table:style-name="ce1">
            <text:p>0.901847839339685</text:p>
          </table:table-cell>
          <table:table-cell office:value-type="float" office:value="0.511953761047003" table:style-name="ce1">
            <text:p>0.511953761047003</text:p>
          </table:table-cell>
          <table:table-cell office:value-type="float" office:value="0.93835518457936" table:style-name="ce1">
            <text:p>0.93835518457936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00642759421474" table:style-name="ce1">
            <text:p>1.00642759421474</text:p>
          </table:table-cell>
          <table:table-cell office:value-type="float" office:value="1.70875027701929" table:style-name="ce1">
            <text:p>1.70875027701929</text:p>
          </table:table-cell>
          <table:table-cell office:value-type="float" office:value="0.224864585392597" table:style-name="ce1">
            <text:p>0.224864585392597</text:p>
          </table:table-cell>
          <table:table-cell office:value-type="float" office:value="1.03383747821307" table:style-name="ce1">
            <text:p>1.03383747821307</text:p>
          </table:table-cell>
          <table:table-cell office:value-type="float" office:value="0.6629653168473" table:style-name="ce1">
            <text:p>0.6629653168473</text:p>
          </table:table-cell>
          <table:table-cell office:value-type="float" office:value="1.21198812027932" table:style-name="ce1">
            <text:p>1.21198812027932</text:p>
          </table:table-cell>
          <table:table-cell office:value-type="float" office:value="0.355011217233711" table:style-name="ce1">
            <text:p>0.355011217233711</text:p>
          </table:table-cell>
          <table:table-cell office:value-type="float" office:value="0.610627504439455" table:style-name="ce1">
            <text:p>0.610627504439455</text:p>
          </table:table-cell>
          <table:table-cell office:value-type="float" office:value="0.770567594308326" table:style-name="ce1">
            <text:p>0.770567594308326</text:p>
          </table:table-cell>
          <table:table-cell office:value-type="float" office:value="0.596052014563409" table:style-name="ce1">
            <text:p>0.596052014563409</text:p>
          </table:table-cell>
          <table:table-cell office:value-type="float" office:value="0.340683426274195" table:style-name="ce1">
            <text:p>0.340683426274195</text:p>
          </table:table-cell>
          <table:table-cell office:value-type="float" office:value="0.448335128202459" table:style-name="ce1">
            <text:p>0.448335128202459</text:p>
          </table:table-cell>
          <table:table-cell office:value-type="float" office:value="0.51912397293828" table:style-name="ce1">
            <text:p>0.51912397293828</text:p>
          </table:table-cell>
          <table:table-cell office:value-type="float" office:value="0.544469061144208" table:style-name="ce1">
            <text:p>0.544469061144208</text:p>
          </table:table-cell>
          <table:table-cell office:value-type="float" office:value="0.609656266378662" table:style-name="ce1">
            <text:p>0.609656266378662</text:p>
          </table:table-cell>
          <table:table-cell office:value-type="float" office:value="0.647688474638694" table:style-name="ce1">
            <text:p>0.647688474638694</text:p>
          </table:table-cell>
          <table:table-cell office:value-type="float" office:value="0.191764773498618" table:style-name="ce1">
            <text:p>0.191764773498618</text:p>
          </table:table-cell>
          <table:table-cell office:value-type="float" office:value="0.658585843173192" table:style-name="ce1">
            <text:p>0.658585843173192</text:p>
          </table:table-cell>
          <table:table-cell office:value-type="float" office:value="0.649729569062616" table:style-name="ce1">
            <text:p>0.649729569062616</text:p>
          </table:table-cell>
          <table:table-cell office:value-type="float" office:value="0.685200791932579" table:style-name="ce1">
            <text:p>0.685200791932579</text:p>
          </table:table-cell>
          <table:table-cell office:value-type="float" office:value="0.222668038579451" table:style-name="ce1">
            <text:p>0.222668038579451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  <table:table-cell office:value-type="float" office:value="0.959816961437947" table:style-name="ce1">
            <text:p>0.959816961437947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793650116443491" table:style-name="ce1">
            <text:p>0.793650116443491</text:p>
          </table:table-cell>
          <table:table-cell office:value-type="float" office:value="0.137567790852582" table:style-name="ce1">
            <text:p>0.137567790852582</text:p>
          </table:table-cell>
          <table:table-cell office:value-type="float" office:value="0.426815152820363" table:style-name="ce1">
            <text:p>0.426815152820363</text:p>
          </table:table-cell>
          <table:table-cell office:value-type="float" office:value="0.640337014959225" table:style-name="ce1">
            <text:p>0.640337014959225</text:p>
          </table:table-cell>
          <table:table-cell office:value-type="float" office:value="1.99925263005212" table:style-name="ce1">
            <text:p>1.99925263005212</text:p>
          </table:table-cell>
          <table:table-cell office:value-type="float" office:value="0.253180790348836" table:style-name="ce1">
            <text:p>0.253180790348836</text:p>
          </table:table-cell>
          <table:table-cell office:value-type="float" office:value="1.65195500544223" table:style-name="ce1">
            <text:p>1.65195500544223</text:p>
          </table:table-cell>
          <table:table-cell office:value-type="float" office:value="0.546440505278648" table:style-name="ce1">
            <text:p>0.546440505278648</text:p>
          </table:table-cell>
          <table:table-cell office:value-type="float" office:value="0.126348106142102" table:style-name="ce1">
            <text:p>0.126348106142102</text:p>
          </table:table-cell>
          <table:table-cell office:value-type="float" office:value="0.161427881545365" table:style-name="ce1">
            <text:p>0.161427881545365</text:p>
          </table:table-cell>
          <table:table-cell office:value-type="float" office:value="0.868016425164699" table:style-name="ce1">
            <text:p>0.868016425164699</text:p>
          </table:table-cell>
          <table:table-cell office:value-type="float" office:value="0.94802130291507" table:style-name="ce1">
            <text:p>0.94802130291507</text:p>
          </table:table-cell>
          <table:table-cell office:value-type="float" office:value="0.995259677832525" table:style-name="ce1">
            <text:p>0.995259677832525</text:p>
          </table:table-cell>
          <table:table-cell office:value-type="float" office:value="0.407128257400696" table:style-name="ce1">
            <text:p>0.407128257400696</text:p>
          </table:table-cell>
          <table:table-cell office:value-type="float" office:value="0.82495577935844" table:style-name="ce1">
            <text:p>0.82495577935844</text:p>
          </table:table-cell>
          <table:table-cell office:value-type="float" office:value="0.867224568012903" table:style-name="ce1">
            <text:p>0.867224568012903</text:p>
          </table:table-cell>
          <table:table-cell office:value-type="float" office:value="0.976091273675269" table:style-name="ce1">
            <text:p>0.976091273675269</text:p>
          </table:table-cell>
          <table:table-cell office:value-type="float" office:value="1.24603264618045" table:style-name="ce1">
            <text:p>1.24603264618045</text:p>
          </table:table-cell>
          <table:table-cell office:value-type="float" office:value="0.571151909498472" table:style-name="ce1">
            <text:p>0.571151909498472</text:p>
          </table:table-cell>
          <table:table-cell office:value-type="float" office:value="1.72759101614822" table:style-name="ce1">
            <text:p>1.72759101614822</text:p>
          </table:table-cell>
          <table:table-cell office:value-type="float" office:value="0.793650116443491" table:style-name="ce1">
            <text:p>0.793650116443491</text:p>
          </table:table-cell>
          <table:table-cell office:value-type="float" office:value="0.942778662461804" table:style-name="ce1">
            <text:p>0.942778662461804</text:p>
          </table:table-cell>
          <table:table-cell office:value-type="float" office:value="1.60337866499243" table:style-name="ce1">
            <text:p>1.60337866499243</text:p>
          </table:table-cell>
          <table:table-cell office:value-type="float" office:value="1.97249331940524" table:style-name="ce1">
            <text:p>1.97249331940524</text:p>
          </table:table-cell>
          <table:table-cell office:value-type="float" office:value="1.31571607553845" table:style-name="ce1">
            <text:p>1.31571607553845</text:p>
          </table:table-cell>
          <table:table-cell office:value-type="float" office:value="1.283413764829" table:style-name="ce1">
            <text:p>1.283413764829</text:p>
          </table:table-cell>
          <table:table-cell office:value-type="float" office:value="1.5074820333681" table:style-name="ce1">
            <text:p>1.5074820333681</text:p>
          </table:table-cell>
          <table:table-cell office:value-type="float" office:value="1.5338590681486" table:style-name="ce1">
            <text:p>1.5338590681486</text:p>
          </table:table-cell>
          <table:table-cell office:value-type="float" office:value="1.38296932260301" table:style-name="ce1">
            <text:p>1.38296932260301</text:p>
          </table:table-cell>
          <table:table-cell office:value-type="float" office:value="1.16144045803347" table:style-name="ce1">
            <text:p>1.16144045803347</text:p>
          </table:table-cell>
          <table:table-cell office:value-type="float" office:value="1.48962428932416" table:style-name="ce1">
            <text:p>1.48962428932416</text:p>
          </table:table-cell>
          <table:table-cell office:value-type="float" office:value="1.91436008229584" table:style-name="ce1">
            <text:p>1.91436008229584</text:p>
          </table:table-cell>
          <table:table-cell office:value-type="float" office:value="1.15786344814087" table:style-name="ce1">
            <text:p>1.15786344814087</text:p>
          </table:table-cell>
          <table:table-cell office:value-type="float" office:value="1.3884304064085" table:style-name="ce1">
            <text:p>1.3884304064085</text:p>
          </table:table-cell>
          <table:table-cell office:value-type="float" office:value="1.37546033237047" table:style-name="ce1">
            <text:p>1.37546033237047</text:p>
          </table:table-cell>
          <table:table-cell office:value-type="float" office:value="1.66383286271917" table:style-name="ce1">
            <text:p>1.66383286271917</text:p>
          </table:table-cell>
          <table:table-cell office:value-type="float" office:value="1.26367194687217" table:style-name="ce1">
            <text:p>1.26367194687217</text:p>
          </table:table-cell>
          <table:table-cell office:value-type="float" office:value="0.891116809661905" table:style-name="ce1">
            <text:p>0.891116809661905</text:p>
          </table:table-cell>
          <table:table-cell office:value-type="float" office:value="1.05503124008357" table:style-name="ce1">
            <text:p>1.05503124008357</text:p>
          </table:table-cell>
          <table:table-cell office:value-type="float" office:value="0.878829371099561" table:style-name="ce1">
            <text:p>0.878829371099561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03706427436352" table:style-name="ce1">
            <text:p>1.03706427436352</text:p>
          </table:table-cell>
          <table:table-cell office:value-type="float" office:value="1.98803010283185" table:style-name="ce1">
            <text:p>1.98803010283185</text:p>
          </table:table-cell>
          <table:table-cell office:value-type="float" office:value="0.287503216641523" table:style-name="ce1">
            <text:p>0.287503216641523</text:p>
          </table:table-cell>
          <table:table-cell office:value-type="float" office:value="1.40155274686985" table:style-name="ce1">
            <text:p>1.40155274686985</text:p>
          </table:table-cell>
          <table:table-cell office:value-type="float" office:value="0.694061678685921" table:style-name="ce1">
            <text:p>0.694061678685921</text:p>
          </table:table-cell>
          <table:table-cell office:value-type="float" office:value="1.40376819919032" table:style-name="ce1">
            <text:p>1.40376819919032</text:p>
          </table:table-cell>
          <table:table-cell office:value-type="float" office:value="0.469202262811227" table:style-name="ce1">
            <text:p>0.469202262811227</text:p>
          </table:table-cell>
          <table:table-cell office:value-type="float" office:value="0.651824400774761" table:style-name="ce1">
            <text:p>0.651824400774761</text:p>
          </table:table-cell>
          <table:table-cell office:value-type="float" office:value="0.987141181603307" table:style-name="ce1">
            <text:p>0.987141181603307</text:p>
          </table:table-cell>
          <table:table-cell office:value-type="float" office:value="0.681834946506284" table:style-name="ce1">
            <text:p>0.681834946506284</text:p>
          </table:table-cell>
          <table:table-cell office:value-type="float" office:value="0.530666880827869" table:style-name="ce1">
            <text:p>0.530666880827869</text:p>
          </table:table-cell>
          <table:table-cell office:value-type="float" office:value="0.597900300519715" table:style-name="ce1">
            <text:p>0.597900300519715</text:p>
          </table:table-cell>
          <table:table-cell office:value-type="float" office:value="0.815317655492652" table:style-name="ce1">
            <text:p>0.815317655492652</text:p>
          </table:table-cell>
          <table:table-cell office:value-type="float" office:value="0.66738828774269" table:style-name="ce1">
            <text:p>0.66738828774269</text:p>
          </table:table-cell>
          <table:table-cell office:value-type="float" office:value="0.72916912548415" table:style-name="ce1">
            <text:p>0.72916912548415</text:p>
          </table:table-cell>
          <table:table-cell office:value-type="float" office:value="0.858111471816735" table:style-name="ce1">
            <text:p>0.858111471816735</text:p>
          </table:table-cell>
          <table:table-cell office:value-type="float" office:value="0.253307541215322" table:style-name="ce1">
            <text:p>0.253307541215322</text:p>
          </table:table-cell>
          <table:table-cell office:value-type="float" office:value="0.989312329490014" table:style-name="ce1">
            <text:p>0.989312329490014</text:p>
          </table:table-cell>
          <table:table-cell office:value-type="float" office:value="0.853862074668626" table:style-name="ce1">
            <text:p>0.853862074668626</text:p>
          </table:table-cell>
          <table:table-cell office:value-type="float" office:value="0.950496940614755" table:style-name="ce1">
            <text:p>0.950496940614755</text:p>
          </table:table-cell>
          <table:table-cell office:value-type="float" office:value="0.405005807116466" table:style-name="ce1">
            <text:p>0.40500580711646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  <table:table-cell office:value-type="float" office:value="0.968805208259736" table:style-name="ce1">
            <text:p>0.968805208259736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791629515435461" table:style-name="ce1">
            <text:p>0.791629515435461</text:p>
          </table:table-cell>
          <table:table-cell office:value-type="float" office:value="0.129980978727567" table:style-name="ce1">
            <text:p>0.129980978727567</text:p>
          </table:table-cell>
          <table:table-cell office:value-type="float" office:value="0.412666091796371" table:style-name="ce1">
            <text:p>0.412666091796371</text:p>
          </table:table-cell>
          <table:table-cell office:value-type="float" office:value="0.622776217347208" table:style-name="ce1">
            <text:p>0.622776217347208</text:p>
          </table:table-cell>
          <table:table-cell office:value-type="float" office:value="2.01932211303729" table:style-name="ce1">
            <text:p>2.01932211303729</text:p>
          </table:table-cell>
          <table:table-cell office:value-type="float" office:value="0.266403932852802" table:style-name="ce1">
            <text:p>0.266403932852802</text:p>
          </table:table-cell>
          <table:table-cell office:value-type="float" office:value="1.57222318188214" table:style-name="ce1">
            <text:p>1.57222318188214</text:p>
          </table:table-cell>
          <table:table-cell office:value-type="float" office:value="0.538248879570418" table:style-name="ce1">
            <text:p>0.538248879570418</text:p>
          </table:table-cell>
          <table:table-cell office:value-type="float" office:value="0.118955539524309" table:style-name="ce1">
            <text:p>0.118955539524309</text:p>
          </table:table-cell>
          <table:table-cell office:value-type="float" office:value="0.14737317563032" table:style-name="ce1">
            <text:p>0.14737317563032</text:p>
          </table:table-cell>
          <table:table-cell office:value-type="float" office:value="0.818511700467967" table:style-name="ce1">
            <text:p>0.818511700467967</text:p>
          </table:table-cell>
          <table:table-cell office:value-type="float" office:value="1.02201898847941" table:style-name="ce1">
            <text:p>1.02201898847941</text:p>
          </table:table-cell>
          <table:table-cell office:value-type="float" office:value="0.99648842168876" table:style-name="ce1">
            <text:p>0.99648842168876</text:p>
          </table:table-cell>
          <table:table-cell office:value-type="float" office:value="0.384437454188901" table:style-name="ce1">
            <text:p>0.384437454188901</text:p>
          </table:table-cell>
          <table:table-cell office:value-type="float" office:value="0.759149719502333" table:style-name="ce1">
            <text:p>0.759149719502333</text:p>
          </table:table-cell>
          <table:table-cell office:value-type="float" office:value="0.831945966629463" table:style-name="ce1">
            <text:p>0.831945966629463</text:p>
          </table:table-cell>
          <table:table-cell office:value-type="float" office:value="0.979422534796616" table:style-name="ce1">
            <text:p>0.979422534796616</text:p>
          </table:table-cell>
          <table:table-cell office:value-type="float" office:value="1.15237505891636" table:style-name="ce1">
            <text:p>1.15237505891636</text:p>
          </table:table-cell>
          <table:table-cell office:value-type="float" office:value="0.588217796390617" table:style-name="ce1">
            <text:p>0.588217796390617</text:p>
          </table:table-cell>
          <table:table-cell office:value-type="float" office:value="1.56979299958869" table:style-name="ce1">
            <text:p>1.56979299958869</text:p>
          </table:table-cell>
          <table:table-cell office:value-type="float" office:value="0.791629515435461" table:style-name="ce1">
            <text:p>0.791629515435461</text:p>
          </table:table-cell>
          <table:table-cell office:value-type="float" office:value="0.905643292584498" table:style-name="ce1">
            <text:p>0.905643292584498</text:p>
          </table:table-cell>
          <table:table-cell office:value-type="float" office:value="1.52498480696468" table:style-name="ce1">
            <text:p>1.52498480696468</text:p>
          </table:table-cell>
          <table:table-cell office:value-type="float" office:value="1.89767647127008" table:style-name="ce1">
            <text:p>1.89767647127008</text:p>
          </table:table-cell>
          <table:table-cell office:value-type="float" office:value="1.2623066759208" table:style-name="ce1">
            <text:p>1.2623066759208</text:p>
          </table:table-cell>
          <table:table-cell office:value-type="float" office:value="1.12599802413586" table:style-name="ce1">
            <text:p>1.12599802413586</text:p>
          </table:table-cell>
          <table:table-cell office:value-type="float" office:value="1.41822061856743" table:style-name="ce1">
            <text:p>1.41822061856743</text:p>
          </table:table-cell>
          <table:table-cell office:value-type="float" office:value="1.49382932385438" table:style-name="ce1">
            <text:p>1.49382932385438</text:p>
          </table:table-cell>
          <table:table-cell office:value-type="float" office:value="1.33289118410671" table:style-name="ce1">
            <text:p>1.33289118410671</text:p>
          </table:table-cell>
          <table:table-cell office:value-type="float" office:value="1.15240236433539" table:style-name="ce1">
            <text:p>1.15240236433539</text:p>
          </table:table-cell>
          <table:table-cell office:value-type="float" office:value="1.48006739266456" table:style-name="ce1">
            <text:p>1.48006739266456</text:p>
          </table:table-cell>
          <table:table-cell office:value-type="float" office:value="1.94111939294272" table:style-name="ce1">
            <text:p>1.94111939294272</text:p>
          </table:table-cell>
          <table:table-cell office:value-type="float" office:value="1.13735707845127" table:style-name="ce1">
            <text:p>1.13735707845127</text:p>
          </table:table-cell>
          <table:table-cell office:value-type="float" office:value="1.46054401805994" table:style-name="ce1">
            <text:p>1.46054401805994</text:p>
          </table:table-cell>
          <table:table-cell office:value-type="float" office:value="1.3733032042673" table:style-name="ce1">
            <text:p>1.3733032042673</text:p>
          </table:table-cell>
          <table:table-cell office:value-type="float" office:value="1.44700053022234" table:style-name="ce1">
            <text:p>1.44700053022234</text:p>
          </table:table-cell>
          <table:table-cell office:value-type="float" office:value="1.30596804094566" table:style-name="ce1">
            <text:p>1.30596804094566</text:p>
          </table:table-cell>
          <table:table-cell office:value-type="float" office:value="0.926286189369236" table:style-name="ce1">
            <text:p>0.926286189369236</text:p>
          </table:table-cell>
          <table:table-cell office:value-type="float" office:value="1.11674148708556" table:style-name="ce1">
            <text:p>1.11674148708556</text:p>
          </table:table-cell>
          <table:table-cell office:value-type="float" office:value="1.00563573706295" table:style-name="ce1">
            <text:p>1.00563573706295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921535046458463" table:style-name="ce1">
            <text:p>0.921535046458463</text:p>
          </table:table-cell>
          <table:table-cell office:value-type="float" office:value="1.88667238740203" table:style-name="ce1">
            <text:p>1.88667238740203</text:p>
          </table:table-cell>
          <table:table-cell office:value-type="float" office:value="0.308391862197507" table:style-name="ce1">
            <text:p>0.308391862197507</text:p>
          </table:table-cell>
          <table:table-cell office:value-type="float" office:value="1.20674423735088" table:style-name="ce1">
            <text:p>1.20674423735088</text:p>
          </table:table-cell>
          <table:table-cell office:value-type="float" office:value="0.710728079527761" table:style-name="ce1">
            <text:p>0.710728079527761</text:p>
          </table:table-cell>
          <table:table-cell office:value-type="float" office:value="1.29836054796768" table:style-name="ce1">
            <text:p>1.29836054796768</text:p>
          </table:table-cell>
          <table:table-cell office:value-type="float" office:value="0.500917641309035" table:style-name="ce1">
            <text:p>0.500917641309035</text:p>
          </table:table-cell>
          <table:table-cell office:value-type="float" office:value="0.708499711807543" table:style-name="ce1">
            <text:p>0.708499711807543</text:p>
          </table:table-cell>
          <table:table-cell office:value-type="float" office:value="1.02853425363545" table:style-name="ce1">
            <text:p>1.02853425363545</text:p>
          </table:table-cell>
          <table:table-cell office:value-type="float" office:value="0.736951184284183" table:style-name="ce1">
            <text:p>0.736951184284183</text:p>
          </table:table-cell>
          <table:table-cell office:value-type="float" office:value="0.549209474114749" table:style-name="ce1">
            <text:p>0.549209474114749</text:p>
          </table:table-cell>
          <table:table-cell office:value-type="float" office:value="0.633228070199658" table:style-name="ce1">
            <text:p>0.633228070199658</text:p>
          </table:table-cell>
          <table:table-cell office:value-type="float" office:value="0.817404807154591" table:style-name="ce1">
            <text:p>0.817404807154591</text:p>
          </table:table-cell>
          <table:table-cell office:value-type="float" office:value="0.634507847935064" table:style-name="ce1">
            <text:p>0.634507847935064</text:p>
          </table:table-cell>
          <table:table-cell office:value-type="float" office:value="0.819907281171175" table:style-name="ce1">
            <text:p>0.819907281171175</text:p>
          </table:table-cell>
          <table:table-cell office:value-type="float" office:value="0.800006587474723" table:style-name="ce1">
            <text:p>0.800006587474723</text:p>
          </table:table-cell>
          <table:table-cell office:value-type="float" office:value="0.246820989262526" table:style-name="ce1">
            <text:p>0.246820989262526</text:p>
          </table:table-cell>
          <table:table-cell office:value-type="float" office:value="0.899827059831069" table:style-name="ce1">
            <text:p>0.899827059831069</text:p>
          </table:table-cell>
          <table:table-cell office:value-type="float" office:value="0.831352377970912" table:style-name="ce1">
            <text:p>0.831352377970912</text:p>
          </table:table-cell>
          <table:table-cell office:value-type="float" office:value="0.867400181186616" table:style-name="ce1">
            <text:p>0.867400181186616</text:p>
          </table:table-cell>
          <table:table-cell office:value-type="float" office:value="0.411163685208976" table:style-name="ce1">
            <text:p>0.411163685208976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  <table:table-cell office:value-type="float" office:value="0.946923553066371" table:style-name="ce1">
            <text:p>0.94692355306637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91632432102629" table:style-name="ce1">
            <text:p>0.391632432102629</text:p>
          </table:table-cell>
          <table:table-cell office:value-type="float" office:value="0.127492709833413" table:style-name="ce1">
            <text:p>0.127492709833413</text:p>
          </table:table-cell>
          <table:table-cell office:value-type="float" office:value="0.370218908724396" table:style-name="ce1">
            <text:p>0.370218908724396</text:p>
          </table:table-cell>
          <table:table-cell office:value-type="float" office:value="0.324857029871048" table:style-name="ce1">
            <text:p>0.324857029871048</text:p>
          </table:table-cell>
          <table:table-cell office:value-type="float" office:value="2.05866922185581" table:style-name="ce1">
            <text:p>2.05866922185581</text:p>
          </table:table-cell>
          <table:table-cell office:value-type="float" office:value="0.160296120532217" table:style-name="ce1">
            <text:p>0.160296120532217</text:p>
          </table:table-cell>
          <table:table-cell office:value-type="float" office:value="1.18410395582624" table:style-name="ce1">
            <text:p>1.18410395582624</text:p>
          </table:table-cell>
          <table:table-cell office:value-type="float" office:value="0.366634320983017" table:style-name="ce1">
            <text:p>0.366634320983017</text:p>
          </table:table-cell>
          <table:table-cell office:value-type="float" office:value="0.110776358869009" table:style-name="ce1">
            <text:p>0.110776358869009</text:p>
          </table:table-cell>
          <table:table-cell office:value-type="float" office:value="0.134153243795894" table:style-name="ce1">
            <text:p>0.134153243795894</text:p>
          </table:table-cell>
          <table:table-cell office:value-type="float" office:value="0.228823871151574" table:style-name="ce1">
            <text:p>0.228823871151574</text:p>
          </table:table-cell>
          <table:table-cell office:value-type="float" office:value="0.690804255676674" table:style-name="ce1">
            <text:p>0.690804255676674</text:p>
          </table:table-cell>
          <table:table-cell office:value-type="float" office:value="0.442188415431917" table:style-name="ce1">
            <text:p>0.442188415431917</text:p>
          </table:table-cell>
          <table:table-cell office:value-type="float" office:value="0.374334449148752" table:style-name="ce1">
            <text:p>0.374334449148752</text:p>
          </table:table-cell>
          <table:table-cell office:value-type="float" office:value="0.122523874877786" table:style-name="ce1">
            <text:p>0.122523874877786</text:p>
          </table:table-cell>
          <table:table-cell office:value-type="float" office:value="0.389352429613839" table:style-name="ce1">
            <text:p>0.389352429613839</text:p>
          </table:table-cell>
          <table:table-cell office:value-type="float" office:value="0.388232907433714" table:style-name="ce1">
            <text:p>0.388232907433714</text:p>
          </table:table-cell>
          <table:table-cell office:value-type="float" office:value="0.667621954922385" table:style-name="ce1">
            <text:p>0.667621954922385</text:p>
          </table:table-cell>
          <table:table-cell office:value-type="float" office:value="0.189558678590129" table:style-name="ce1">
            <text:p>0.189558678590129</text:p>
          </table:table-cell>
          <table:table-cell office:value-type="float" office:value="0.960199519801304" table:style-name="ce1">
            <text:p>0.960199519801304</text:p>
          </table:table-cell>
          <table:table-cell office:value-type="float" office:value="0.391632432102629" table:style-name="ce1">
            <text:p>0.391632432102629</text:p>
          </table:table-cell>
          <table:table-cell office:value-type="float" office:value="0.503980578690993" table:style-name="ce1">
            <text:p>0.503980578690993</text:p>
          </table:table-cell>
          <table:table-cell office:value-type="float" office:value="0.745688147921809" table:style-name="ce1">
            <text:p>0.745688147921809</text:p>
          </table:table-cell>
          <table:table-cell office:value-type="float" office:value="1.28016441996474" table:style-name="ce1">
            <text:p>1.28016441996474</text:p>
          </table:table-cell>
          <table:table-cell office:value-type="float" office:value="0.691459585733332" table:style-name="ce1">
            <text:p>0.691459585733332</text:p>
          </table:table-cell>
          <table:table-cell office:value-type="float" office:value="0.605420210377898" table:style-name="ce1">
            <text:p>0.605420210377898</text:p>
          </table:table-cell>
          <table:table-cell office:value-type="float" office:value="0.529866115928997" table:style-name="ce1">
            <text:p>0.529866115928997</text:p>
          </table:table-cell>
          <table:table-cell office:value-type="float" office:value="0.671417408167198" table:style-name="ce1">
            <text:p>0.671417408167198</text:p>
          </table:table-cell>
          <table:table-cell office:value-type="float" office:value="0.650528762611213" table:style-name="ce1">
            <text:p>0.650528762611213</text:p>
          </table:table-cell>
          <table:table-cell office:value-type="float" office:value="0.698204024233107" table:style-name="ce1">
            <text:p>0.698204024233107</text:p>
          </table:table-cell>
          <table:table-cell office:value-type="float" office:value="0.672236570738021" table:style-name="ce1">
            <text:p>0.672236570738021</text:p>
          </table:table-cell>
          <table:table-cell office:value-type="float" office:value="1.06980347177741" table:style-name="ce1">
            <text:p>1.06980347177741</text:p>
          </table:table-cell>
          <table:table-cell office:value-type="float" office:value="0.414609942214212" table:style-name="ce1">
            <text:p>0.414609942214212</text:p>
          </table:table-cell>
          <table:table-cell office:value-type="float" office:value="0.807371089504775" table:style-name="ce1">
            <text:p>0.807371089504775</text:p>
          </table:table-cell>
          <table:table-cell office:value-type="float" office:value="0.401202981471744" table:style-name="ce1">
            <text:p>0.401202981471744</text:p>
          </table:table-cell>
          <table:table-cell office:value-type="float" office:value="0.7394079015455" table:style-name="ce1">
            <text:p>0.7394079015455</text:p>
          </table:table-cell>
          <table:table-cell office:value-type="float" office:value="0.470613356639473" table:style-name="ce1">
            <text:p>0.470613356639473</text:p>
          </table:table-cell>
          <table:table-cell office:value-type="float" office:value="0.343888906933167" table:style-name="ce1">
            <text:p>0.343888906933167</text:p>
          </table:table-cell>
          <table:table-cell office:value-type="float" office:value="0.360927488406284" table:style-name="ce1">
            <text:p>0.360927488406284</text:p>
          </table:table-cell>
          <table:table-cell office:value-type="float" office:value="0.439840149395558" table:style-name="ce1">
            <text:p>0.439840149395558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0.370784744675186" table:style-name="ce1">
            <text:p>0.370784744675186</text:p>
          </table:table-cell>
          <table:table-cell office:value-type="float" office:value="0.702299837087222" table:style-name="ce1">
            <text:p>0.702299837087222</text:p>
          </table:table-cell>
          <table:table-cell office:value-type="float" office:value="0.141555751939906" table:style-name="ce1">
            <text:p>0.141555751939906</text:p>
          </table:table-cell>
          <table:table-cell office:value-type="float" office:value="0.354707059569726" table:style-name="ce1">
            <text:p>0.354707059569726</text:p>
          </table:table-cell>
          <table:table-cell office:value-type="float" office:value="0.425750937324075" table:style-name="ce1">
            <text:p>0.425750937324075</text:p>
          </table:table-cell>
          <table:table-cell office:value-type="float" office:value="0.549057372219543" table:style-name="ce1">
            <text:p>0.549057372219543</text:p>
          </table:table-cell>
          <table:table-cell office:value-type="float" office:value="0.231954672260088" table:style-name="ce1">
            <text:p>0.231954672260088</text:p>
          </table:table-cell>
          <table:table-cell office:value-type="float" office:value="0.285052878827895" table:style-name="ce1">
            <text:p>0.285052878827895</text:p>
          </table:table-cell>
          <table:table-cell office:value-type="float" office:value="0.382785369246603" table:style-name="ce1">
            <text:p>0.382785369246603</text:p>
          </table:table-cell>
          <table:table-cell office:value-type="float" office:value="0.306568320377414" table:style-name="ce1">
            <text:p>0.306568320377414</text:p>
          </table:table-cell>
          <table:table-cell office:value-type="float" office:value="0.280200378638142" table:style-name="ce1">
            <text:p>0.280200378638142</text:p>
          </table:table-cell>
          <table:table-cell office:value-type="float" office:value="0.213241641823007" table:style-name="ce1">
            <text:p>0.213241641823007</text:p>
          </table:table-cell>
          <table:table-cell office:value-type="float" office:value="0.379949954675175" table:style-name="ce1">
            <text:p>0.379949954675175</text:p>
          </table:table-cell>
          <table:table-cell office:value-type="float" office:value="0.229010429301562" table:style-name="ce1">
            <text:p>0.229010429301562</text:p>
          </table:table-cell>
          <table:table-cell office:value-type="float" office:value="0.440876761608524" table:style-name="ce1">
            <text:p>0.440876761608524</text:p>
          </table:table-cell>
          <table:table-cell office:value-type="float" office:value="0.288651893346008" table:style-name="ce1">
            <text:p>0.288651893346008</text:p>
          </table:table-cell>
          <table:table-cell office:value-type="float" office:value="0.122942701980153" table:style-name="ce1">
            <text:p>0.122942701980153</text:p>
          </table:table-cell>
          <table:table-cell office:value-type="float" office:value="0.311484475037337" table:style-name="ce1">
            <text:p>0.311484475037337</text:p>
          </table:table-cell>
          <table:table-cell office:value-type="float" office:value="0.426385406336528" table:style-name="ce1">
            <text:p>0.426385406336528</text:p>
          </table:table-cell>
          <table:table-cell office:value-type="float" office:value="0.254910411513267" table:style-name="ce1">
            <text:p>0.254910411513267</text:p>
          </table:table-cell>
          <table:table-cell office:value-type="float" office:value="0.144921944759785" table:style-name="ce1">
            <text:p>0.144921944759785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  <table:table-cell office:value-type="float" office:value="0.469086814643734" table:style-name="ce1">
            <text:p>0.469086814643734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968814379504459" table:style-name="ce1">
            <text:p>0.968814379504459</text:p>
          </table:table-cell>
          <table:table-cell office:value-type="float" office:value="0.156635957255655" table:style-name="ce1">
            <text:p>0.156635957255655</text:p>
          </table:table-cell>
          <table:table-cell office:value-type="float" office:value="0.65408444551823" table:style-name="ce1">
            <text:p>0.65408444551823</text:p>
          </table:table-cell>
          <table:table-cell office:value-type="float" office:value="0.686781826136195" table:style-name="ce1">
            <text:p>0.686781826136195</text:p>
          </table:table-cell>
          <table:table-cell office:value-type="float" office:value="2.26075662807783" table:style-name="ce1">
            <text:p>2.26075662807783</text:p>
          </table:table-cell>
          <table:table-cell office:value-type="float" office:value="0.234759573858243" table:style-name="ce1">
            <text:p>0.234759573858243</text:p>
          </table:table-cell>
          <table:table-cell office:value-type="float" office:value="2.32271262385107" table:style-name="ce1">
            <text:p>2.32271262385107</text:p>
          </table:table-cell>
          <table:table-cell office:value-type="float" office:value="1.02292006730731" table:style-name="ce1">
            <text:p>1.02292006730731</text:p>
          </table:table-cell>
          <table:table-cell office:value-type="float" office:value="0.142674360757294" table:style-name="ce1">
            <text:p>0.142674360757294</text:p>
          </table:table-cell>
          <table:table-cell office:value-type="float" office:value="0.191039886720569" table:style-name="ce1">
            <text:p>0.191039886720569</text:p>
          </table:table-cell>
          <table:table-cell office:value-type="float" office:value="0.453929745613712" table:style-name="ce1">
            <text:p>0.453929745613712</text:p>
          </table:table-cell>
          <table:table-cell office:value-type="float" office:value="1.81390344569392" table:style-name="ce1">
            <text:p>1.81390344569392</text:p>
          </table:table-cell>
          <table:table-cell office:value-type="float" office:value="1.11447513730629" table:style-name="ce1">
            <text:p>1.11447513730629</text:p>
          </table:table-cell>
          <table:table-cell office:value-type="float" office:value="0.5475873328778" table:style-name="ce1">
            <text:p>0.5475873328778</text:p>
          </table:table-cell>
          <table:table-cell office:value-type="float" office:value="0.51804286949012" table:style-name="ce1">
            <text:p>0.51804286949012</text:p>
          </table:table-cell>
          <table:table-cell office:value-type="float" office:value="0.693780546350663" table:style-name="ce1">
            <text:p>0.693780546350663</text:p>
          </table:table-cell>
          <table:table-cell office:value-type="float" office:value="1.17782370944993" table:style-name="ce1">
            <text:p>1.17782370944993</text:p>
          </table:table-cell>
          <table:table-cell office:value-type="float" office:value="1.2072589511615" table:style-name="ce1">
            <text:p>1.2072589511615</text:p>
          </table:table-cell>
          <table:table-cell office:value-type="float" office:value="0.867825287231507" table:style-name="ce1">
            <text:p>0.867825287231507</text:p>
          </table:table-cell>
          <table:table-cell office:value-type="float" office:value="2.0624373696816" table:style-name="ce1">
            <text:p>2.0624373696816</text:p>
          </table:table-cell>
          <table:table-cell office:value-type="float" office:value="0.968814379504459" table:style-name="ce1">
            <text:p>0.968814379504459</text:p>
          </table:table-cell>
          <table:table-cell office:value-type="float" office:value="1.44574448094708" table:style-name="ce1">
            <text:p>1.44574448094708</text:p>
          </table:table-cell>
          <table:table-cell office:value-type="float" office:value="2.23891229285588" table:style-name="ce1">
            <text:p>2.23891229285588</text:p>
          </table:table-cell>
          <table:table-cell office:value-type="float" office:value="2.42767465459251" table:style-name="ce1">
            <text:p>2.42767465459251</text:p>
          </table:table-cell>
          <table:table-cell office:value-type="float" office:value="1.66689106965024" table:style-name="ce1">
            <text:p>1.66689106965024</text:p>
          </table:table-cell>
          <table:table-cell office:value-type="float" office:value="1.57053024590243" table:style-name="ce1">
            <text:p>1.57053024590243</text:p>
          </table:table-cell>
          <table:table-cell office:value-type="float" office:value="1.54519081704498" table:style-name="ce1">
            <text:p>1.54519081704498</text:p>
          </table:table-cell>
          <table:table-cell office:value-type="float" office:value="2.21037812997222" table:style-name="ce1">
            <text:p>2.21037812997222</text:p>
          </table:table-cell>
          <table:table-cell office:value-type="float" office:value="1.82660046554168" table:style-name="ce1">
            <text:p>1.82660046554168</text:p>
          </table:table-cell>
          <table:table-cell office:value-type="float" office:value="1.56416808326904" table:style-name="ce1">
            <text:p>1.56416808326904</text:p>
          </table:table-cell>
          <table:table-cell office:value-type="float" office:value="1.68906306990051" table:style-name="ce1">
            <text:p>1.68906306990051</text:p>
          </table:table-cell>
          <table:table-cell office:value-type="float" office:value="2.33049466827388" table:style-name="ce1">
            <text:p>2.33049466827388</text:p>
          </table:table-cell>
          <table:table-cell office:value-type="float" office:value="1.21151859652978" table:style-name="ce1">
            <text:p>1.21151859652978</text:p>
          </table:table-cell>
          <table:table-cell office:value-type="float" office:value="1.6937322965542" table:style-name="ce1">
            <text:p>1.6937322965542</text:p>
          </table:table-cell>
          <table:table-cell office:value-type="float" office:value="1.0943783489021" table:style-name="ce1">
            <text:p>1.0943783489021</text:p>
          </table:table-cell>
          <table:table-cell office:value-type="float" office:value="1.78233838129821" table:style-name="ce1">
            <text:p>1.78233838129821</text:p>
          </table:table-cell>
          <table:table-cell office:value-type="float" office:value="1.21222853742449" table:style-name="ce1">
            <text:p>1.21222853742449</text:p>
          </table:table-cell>
          <table:table-cell office:value-type="float" office:value="0.85971557778036" table:style-name="ce1">
            <text:p>0.85971557778036</text:p>
          </table:table-cell>
          <table:table-cell office:value-type="float" office:value="1.00156722962786" table:style-name="ce1">
            <text:p>1.00156722962786</text:p>
          </table:table-cell>
          <table:table-cell office:value-type="float" office:value="1.37832740136835" table:style-name="ce1">
            <text:p>1.37832740136835</text:p>
          </table:table-cell>
          <table:table-cell office:value-type="float" office:value="0.069551361964571" table:style-name="ce1">
            <text:p>0.069551361964571</text:p>
          </table:table-cell>
          <table:table-cell office:value-type="float" office:value="1.30514887837484" table:style-name="ce1">
            <text:p>1.30514887837484</text:p>
          </table:table-cell>
          <table:table-cell office:value-type="float" office:value="2.15841591756302" table:style-name="ce1">
            <text:p>2.15841591756302</text:p>
          </table:table-cell>
          <table:table-cell office:value-type="float" office:value="0.544692958460892" table:style-name="ce1">
            <text:p>0.544692958460892</text:p>
          </table:table-cell>
          <table:table-cell office:value-type="float" office:value="1.20162489577712" table:style-name="ce1">
            <text:p>1.20162489577712</text:p>
          </table:table-cell>
          <table:table-cell office:value-type="float" office:value="0.89847186538644" table:style-name="ce1">
            <text:p>0.89847186538644</text:p>
          </table:table-cell>
          <table:table-cell office:value-type="float" office:value="1.14461586004022" table:style-name="ce1">
            <text:p>1.14461586004022</text:p>
          </table:table-cell>
          <table:table-cell office:value-type="float" office:value="0.439024739411577" table:style-name="ce1">
            <text:p>0.439024739411577</text:p>
          </table:table-cell>
          <table:table-cell office:value-type="float" office:value="0.705815153717775" table:style-name="ce1">
            <text:p>0.705815153717775</text:p>
          </table:table-cell>
          <table:table-cell office:value-type="float" office:value="0.975234451515555" table:style-name="ce1">
            <text:p>0.975234451515555</text:p>
          </table:table-cell>
          <table:table-cell office:value-type="float" office:value="0.599148942916451" table:style-name="ce1">
            <text:p>0.599148942916451</text:p>
          </table:table-cell>
          <table:table-cell office:value-type="float" office:value="0.46435437526424" table:style-name="ce1">
            <text:p>0.46435437526424</text:p>
          </table:table-cell>
          <table:table-cell office:value-type="float" office:value="0.53041756748637" table:style-name="ce1">
            <text:p>0.53041756748637</text:p>
          </table:table-cell>
          <table:table-cell office:value-type="float" office:value="0.735608997492154" table:style-name="ce1">
            <text:p>0.735608997492154</text:p>
          </table:table-cell>
          <table:table-cell office:value-type="float" office:value="0.519383964547781" table:style-name="ce1">
            <text:p>0.519383964547781</text:p>
          </table:table-cell>
          <table:table-cell office:value-type="float" office:value="0.863956681919356" table:style-name="ce1">
            <text:p>0.863956681919356</text:p>
          </table:table-cell>
          <table:table-cell office:value-type="float" office:value="0.779127183236198" table:style-name="ce1">
            <text:p>0.779127183236198</text:p>
          </table:table-cell>
          <table:table-cell office:value-type="float" office:value="0.455132272455898" table:style-name="ce1">
            <text:p>0.455132272455898</text:p>
          </table:table-cell>
          <table:table-cell office:value-type="float" office:value="0.741844045098138" table:style-name="ce1">
            <text:p>0.741844045098138</text:p>
          </table:table-cell>
          <table:table-cell office:value-type="float" office:value="0.927733548564915" table:style-name="ce1">
            <text:p>0.927733548564915</text:p>
          </table:table-cell>
          <table:table-cell office:value-type="float" office:value="0.949620538489229" table:style-name="ce1">
            <text:p>0.949620538489229</text:p>
          </table:table-cell>
          <table:table-cell office:value-type="float" office:value="0.462802220973506" table:style-name="ce1">
            <text:p>0.462802220973506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  <table:table-cell office:value-type="float" office:value="1.10142321437807" table:style-name="ce1">
            <text:p>1.10142321437807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271544440747867" table:style-name="ce1">
            <text:p>0.0271544440747867</text:p>
          </table:table-cell>
          <table:table-cell office:value-type="float" office:value="0.0726261592793926" table:style-name="ce1">
            <text:p>0.0726261592793926</text:p>
          </table:table-cell>
          <table:table-cell office:value-type="float" office:value="0.0354567171589291" table:style-name="ce1">
            <text:p>0.0354567171589291</text:p>
          </table:table-cell>
          <table:table-cell office:value-type="float" office:value="0.0207540492620838" table:style-name="ce1">
            <text:p>0.0207540492620838</text:p>
          </table:table-cell>
          <table:table-cell office:value-type="float" office:value="0.117071633382937" table:style-name="ce1">
            <text:p>0.117071633382937</text:p>
          </table:table-cell>
          <table:table-cell office:value-type="float" office:value="0.137110341198408" table:style-name="ce1">
            <text:p>0.137110341198408</text:p>
          </table:table-cell>
          <table:table-cell office:value-type="float" office:value="0.0777974387156433" table:style-name="ce1">
            <text:p>0.0777974387156433</text:p>
          </table:table-cell>
          <table:table-cell office:value-type="float" office:value="0.022058085465948" table:style-name="ce1">
            <text:p>0.022058085465948</text:p>
          </table:table-cell>
          <table:table-cell office:value-type="float" office:value="0.0457452633419008" table:style-name="ce1">
            <text:p>0.0457452633419008</text:p>
          </table:table-cell>
          <table:table-cell office:value-type="float" office:value="0.0823554127740098" table:style-name="ce1">
            <text:p>0.0823554127740098</text:p>
          </table:table-cell>
          <table:table-cell office:value-type="float" office:value="0.0231226581531276" table:style-name="ce1">
            <text:p>0.0231226581531276</text:p>
          </table:table-cell>
          <table:table-cell office:value-type="float" office:value="0.0476026029237887" table:style-name="ce1">
            <text:p>0.0476026029237887</text:p>
          </table:table-cell>
          <table:table-cell office:value-type="float" office:value="0.0418981659715365" table:style-name="ce1">
            <text:p>0.0418981659715365</text:p>
          </table:table-cell>
          <table:table-cell office:value-type="float" office:value="0.0240652667026599" table:style-name="ce1">
            <text:p>0.0240652667026599</text:p>
          </table:table-cell>
          <table:table-cell office:value-type="float" office:value="0.0176760882347585" table:style-name="ce1">
            <text:p>0.0176760882347585</text:p>
          </table:table-cell>
          <table:table-cell office:value-type="float" office:value="0.0295275177244408" table:style-name="ce1">
            <text:p>0.0295275177244408</text:p>
          </table:table-cell>
          <table:table-cell office:value-type="float" office:value="0.0419068776956541" table:style-name="ce1">
            <text:p>0.0419068776956541</text:p>
          </table:table-cell>
          <table:table-cell office:value-type="float" office:value="0.0453044501015466" table:style-name="ce1">
            <text:p>0.0453044501015466</text:p>
          </table:table-cell>
          <table:table-cell office:value-type="float" office:value="0.0250636302865452" table:style-name="ce1">
            <text:p>0.0250636302865452</text:p>
          </table:table-cell>
          <table:table-cell office:value-type="float" office:value="0.0680315959797319" table:style-name="ce1">
            <text:p>0.0680315959797319</text:p>
          </table:table-cell>
          <table:table-cell office:value-type="float" office:value="0.0271544440747867" table:style-name="ce1">
            <text:p>0.0271544440747867</text:p>
          </table:table-cell>
          <table:table-cell office:value-type="float" office:value="0.031196684065387" table:style-name="ce1">
            <text:p>0.031196684065387</text:p>
          </table:table-cell>
          <table:table-cell office:value-type="float" office:value="0.059323356551706" table:style-name="ce1">
            <text:p>0.059323356551706</text:p>
          </table:table-cell>
          <table:table-cell office:value-type="float" office:value="0.0819912627058911" table:style-name="ce1">
            <text:p>0.0819912627058911</text:p>
          </table:table-cell>
          <table:table-cell office:value-type="float" office:value="0.0529951601526283" table:style-name="ce1">
            <text:p>0.0529951601526283</text:p>
          </table:table-cell>
          <table:table-cell office:value-type="float" office:value="0.0400913543895311" table:style-name="ce1">
            <text:p>0.0400913543895311</text:p>
          </table:table-cell>
          <table:table-cell office:value-type="float" office:value="0.0485121069216738" table:style-name="ce1">
            <text:p>0.0485121069216738</text:p>
          </table:table-cell>
          <table:table-cell office:value-type="float" office:value="0.0512789505014467" table:style-name="ce1">
            <text:p>0.0512789505014467</text:p>
          </table:table-cell>
          <table:table-cell office:value-type="float" office:value="0.05000878112509" table:style-name="ce1">
            <text:p>0.05000878112509</text:p>
          </table:table-cell>
          <table:table-cell office:value-type="float" office:value="0.0443810073450733" table:style-name="ce1">
            <text:p>0.0443810073450733</text:p>
          </table:table-cell>
          <table:table-cell office:value-type="float" office:value="0.0615762084085362" table:style-name="ce1">
            <text:p>0.0615762084085362</text:p>
          </table:table-cell>
          <table:table-cell office:value-type="float" office:value="0.0780256858875263" table:style-name="ce1">
            <text:p>0.0780256858875263</text:p>
          </table:table-cell>
          <table:table-cell office:value-type="float" office:value="0.0321131574425662" table:style-name="ce1">
            <text:p>0.0321131574425662</text:p>
          </table:table-cell>
          <table:table-cell office:value-type="float" office:value="0.0519846001549782" table:style-name="ce1">
            <text:p>0.0519846001549782</text:p>
          </table:table-cell>
          <table:table-cell office:value-type="float" office:value="0.0289107276569096" table:style-name="ce1">
            <text:p>0.0289107276569096</text:p>
          </table:table-cell>
          <table:table-cell office:value-type="float" office:value="0.05000878112509" table:style-name="ce1">
            <text:p>0.05000878112509</text:p>
          </table:table-cell>
          <table:table-cell office:value-type="float" office:value="0.0270725538680806" table:style-name="ce1">
            <text:p>0.0270725538680806</text:p>
          </table:table-cell>
          <table:table-cell office:value-type="float" office:value="0.0305223966186791" table:style-name="ce1">
            <text:p>0.0305223966186791</text:p>
          </table:table-cell>
          <table:table-cell office:value-type="float" office:value="0.00961251639144037" table:style-name="ce1">
            <text:p>0.00961251639144037</text:p>
          </table:table-cell>
          <table:table-cell office:value-type="float" office:value="0.0291773064149104" table:style-name="ce1">
            <text:p>0.0291773064149104</text:p>
          </table:table-cell>
          <table:table-cell office:value-type="float" office:value="0" table:style-name="ce1">
            <text:p>0</text:p>
          </table:table-cell>
          <table:table-cell office:value-type="float" office:value="0.0292661660009106" table:style-name="ce1">
            <text:p>0.0292661660009106</text:p>
          </table:table-cell>
          <table:table-cell office:value-type="float" office:value="0.0624404114410094" table:style-name="ce1">
            <text:p>0.0624404114410094</text:p>
          </table:table-cell>
          <table:table-cell office:value-type="float" office:value="0.00430881874860106" table:style-name="ce1">
            <text:p>0.00430881874860106</text:p>
          </table:table-cell>
          <table:table-cell office:value-type="float" office:value="0.0976071262254631" table:style-name="ce1">
            <text:p>0.0976071262254631</text:p>
          </table:table-cell>
          <table:table-cell office:value-type="float" office:value="0.0589579804658726" table:style-name="ce1">
            <text:p>0.0589579804658726</text:p>
          </table:table-cell>
          <table:table-cell office:value-type="float" office:value="0.140615638658285" table:style-name="ce1">
            <text:p>0.140615638658285</text:p>
          </table:table-cell>
          <table:table-cell office:value-type="float" office:value="0.0180825164589852" table:style-name="ce1">
            <text:p>0.0180825164589852</text:p>
          </table:table-cell>
          <table:table-cell office:value-type="float" office:value="0.0574534119786473" table:style-name="ce1">
            <text:p>0.0574534119786473</text:p>
          </table:table-cell>
          <table:table-cell office:value-type="float" office:value="0.0714629099733864" table:style-name="ce1">
            <text:p>0.0714629099733864</text:p>
          </table:table-cell>
          <table:table-cell office:value-type="float" office:value="0.0493083326265798" table:style-name="ce1">
            <text:p>0.0493083326265798</text:p>
          </table:table-cell>
          <table:table-cell office:value-type="float" office:value="0.0238519144175183" table:style-name="ce1">
            <text:p>0.0238519144175183</text:p>
          </table:table-cell>
          <table:table-cell office:value-type="float" office:value="0.0390197372239353" table:style-name="ce1">
            <text:p>0.0390197372239353</text:p>
          </table:table-cell>
          <table:table-cell office:value-type="float" office:value="0.0470606566698114" table:style-name="ce1">
            <text:p>0.0470606566698114</text:p>
          </table:table-cell>
          <table:table-cell office:value-type="float" office:value="0.0313747052196219" table:style-name="ce1">
            <text:p>0.0313747052196219</text:p>
          </table:table-cell>
          <table:table-cell office:value-type="float" office:value="0.0553065021645654" table:style-name="ce1">
            <text:p>0.0553065021645654</text:p>
          </table:table-cell>
          <table:table-cell office:value-type="float" office:value="0.0522061044016437" table:style-name="ce1">
            <text:p>0.0522061044016437</text:p>
          </table:table-cell>
          <table:table-cell office:value-type="float" office:value="0.00832246569073239" table:style-name="ce1">
            <text:p>0.00832246569073239</text:p>
          </table:table-cell>
          <table:table-cell office:value-type="float" office:value="0.0321069742383584" table:style-name="ce1">
            <text:p>0.0321069742383584</text:p>
          </table:table-cell>
          <table:table-cell office:value-type="float" office:value="0.0440860675506816" table:style-name="ce1">
            <text:p>0.0440860675506816</text:p>
          </table:table-cell>
          <table:table-cell office:value-type="float" office:value="0.067166475786063" table:style-name="ce1">
            <text:p>0.067166475786063</text:p>
          </table:table-cell>
          <table:table-cell office:value-type="float" office:value="0.0102986405670992" table:style-name="ce1">
            <text:p>0.0102986405670992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  <table:table-cell office:value-type="float" office:value="0.0465898225280247" table:style-name="ce1">
            <text:p>0.0465898225280247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54819395182869" table:style-name="ce1">
            <text:p>0.054819395182869</text:p>
          </table:table-cell>
          <table:table-cell office:value-type="float" office:value="0.0884780124839104" table:style-name="ce1">
            <text:p>0.0884780124839104</text:p>
          </table:table-cell>
          <table:table-cell office:value-type="float" office:value="0.0567220357301688" table:style-name="ce1">
            <text:p>0.0567220357301688</text:p>
          </table:table-cell>
          <table:table-cell office:value-type="float" office:value="0.039251217494933" table:style-name="ce1">
            <text:p>0.039251217494933</text:p>
          </table:table-cell>
          <table:table-cell office:value-type="float" office:value="0.129867413766975" table:style-name="ce1">
            <text:p>0.129867413766975</text:p>
          </table:table-cell>
          <table:table-cell office:value-type="float" office:value="0.194107667410695" table:style-name="ce1">
            <text:p>0.194107667410695</text:p>
          </table:table-cell>
          <table:table-cell office:value-type="float" office:value="0.1324826733471" table:style-name="ce1">
            <text:p>0.1324826733471</text:p>
          </table:table-cell>
          <table:table-cell office:value-type="float" office:value="0.0581159115889965" table:style-name="ce1">
            <text:p>0.0581159115889965</text:p>
          </table:table-cell>
          <table:table-cell office:value-type="float" office:value="0.0872914756590833" table:style-name="ce1">
            <text:p>0.0872914756590833</text:p>
          </table:table-cell>
          <table:table-cell office:value-type="float" office:value="0.136679982026995" table:style-name="ce1">
            <text:p>0.136679982026995</text:p>
          </table:table-cell>
          <table:table-cell office:value-type="float" office:value="0.0288497455880859" table:style-name="ce1">
            <text:p>0.0288497455880859</text:p>
          </table:table-cell>
          <table:table-cell office:value-type="float" office:value="0.115257852421637" table:style-name="ce1">
            <text:p>0.115257852421637</text:p>
          </table:table-cell>
          <table:table-cell office:value-type="float" office:value="0.0770621692001117" table:style-name="ce1">
            <text:p>0.0770621692001117</text:p>
          </table:table-cell>
          <table:table-cell office:value-type="float" office:value="0.0382061372904666" table:style-name="ce1">
            <text:p>0.0382061372904666</text:p>
          </table:table-cell>
          <table:table-cell office:value-type="float" office:value="0.0322682261318607" table:style-name="ce1">
            <text:p>0.0322682261318607</text:p>
          </table:table-cell>
          <table:table-cell office:value-type="float" office:value="0.0365787872252853" table:style-name="ce1">
            <text:p>0.0365787872252853</text:p>
          </table:table-cell>
          <table:table-cell office:value-type="float" office:value="0.0742813868617505" table:style-name="ce1">
            <text:p>0.0742813868617505</text:p>
          </table:table-cell>
          <table:table-cell office:value-type="float" office:value="0.0678294839802019" table:style-name="ce1">
            <text:p>0.0678294839802019</text:p>
          </table:table-cell>
          <table:table-cell office:value-type="float" office:value="0.0618532412354782" table:style-name="ce1">
            <text:p>0.0618532412354782</text:p>
          </table:table-cell>
          <table:table-cell office:value-type="float" office:value="0.129060708113678" table:style-name="ce1">
            <text:p>0.129060708113678</text:p>
          </table:table-cell>
          <table:table-cell office:value-type="float" office:value="0.054819395182869" table:style-name="ce1">
            <text:p>0.054819395182869</text:p>
          </table:table-cell>
          <table:table-cell office:value-type="float" office:value="0.0851309680779004" table:style-name="ce1">
            <text:p>0.0851309680779004</text:p>
          </table:table-cell>
          <table:table-cell office:value-type="float" office:value="0.131036527143566" table:style-name="ce1">
            <text:p>0.131036527143566</text:p>
          </table:table-cell>
          <table:table-cell office:value-type="float" office:value="0.14107940270642" table:style-name="ce1">
            <text:p>0.14107940270642</text:p>
          </table:table-cell>
          <table:table-cell office:value-type="float" office:value="0.109814767192915" table:style-name="ce1">
            <text:p>0.109814767192915</text:p>
          </table:table-cell>
          <table:table-cell office:value-type="float" office:value="0.0910897873743887" table:style-name="ce1">
            <text:p>0.0910897873743887</text:p>
          </table:table-cell>
          <table:table-cell office:value-type="float" office:value="0.100770255213947" table:style-name="ce1">
            <text:p>0.100770255213947</text:p>
          </table:table-cell>
          <table:table-cell office:value-type="float" office:value="0.134120477481223" table:style-name="ce1">
            <text:p>0.134120477481223</text:p>
          </table:table-cell>
          <table:table-cell office:value-type="float" office:value="0.11629454759164" table:style-name="ce1">
            <text:p>0.11629454759164</text:p>
          </table:table-cell>
          <table:table-cell office:value-type="float" office:value="0.092361699095569" table:style-name="ce1">
            <text:p>0.092361699095569</text:p>
          </table:table-cell>
          <table:table-cell office:value-type="float" office:value="0.108473161678793" table:style-name="ce1">
            <text:p>0.108473161678793</text:p>
          </table:table-cell>
          <table:table-cell office:value-type="float" office:value="0.152991814264926" table:style-name="ce1">
            <text:p>0.152991814264926</text:p>
          </table:table-cell>
          <table:table-cell office:value-type="float" office:value="0.0718664969363315" table:style-name="ce1">
            <text:p>0.0718664969363315</text:p>
          </table:table-cell>
          <table:table-cell office:value-type="float" office:value="0.0832753708408361" table:style-name="ce1">
            <text:p>0.0832753708408361</text:p>
          </table:table-cell>
          <table:table-cell office:value-type="float" office:value="0.064010264127014" table:style-name="ce1">
            <text:p>0.064010264127014</text:p>
          </table:table-cell>
          <table:table-cell office:value-type="float" office:value="0.113297714495161" table:style-name="ce1">
            <text:p>0.113297714495161</text:p>
          </table:table-cell>
          <table:table-cell office:value-type="float" office:value="0.0573945808320532" table:style-name="ce1">
            <text:p>0.0573945808320532</text:p>
          </table:table-cell>
          <table:table-cell office:value-type="float" office:value="0.0675716169463187" table:style-name="ce1">
            <text:p>0.0675716169463187</text:p>
          </table:table-cell>
          <table:table-cell office:value-type="float" office:value="0.0424470045909499" table:style-name="ce1">
            <text:p>0.0424470045909499</text:p>
          </table:table-cell>
          <table:table-cell office:value-type="float" office:value="0.0824599534634219" table:style-name="ce1">
            <text:p>0.0824599534634219</text:p>
          </table:table-cell>
          <table:table-cell office:value-type="float" office:value="0" table:style-name="ce1">
            <text:p>0</text:p>
          </table:table-cell>
          <table:table-cell office:value-type="float" office:value="0.0880110640712031" table:style-name="ce1">
            <text:p>0.0880110640712031</text:p>
          </table:table-cell>
          <table:table-cell office:value-type="float" office:value="0.152754855368925" table:style-name="ce1">
            <text:p>0.152754855368925</text:p>
          </table:table-cell>
          <table:table-cell office:value-type="float" office:value="0.0151287801027509" table:style-name="ce1">
            <text:p>0.0151287801027509</text:p>
          </table:table-cell>
          <table:table-cell office:value-type="float" office:value="0.202245238572931" table:style-name="ce1">
            <text:p>0.202245238572931</text:p>
          </table:table-cell>
          <table:table-cell office:value-type="float" office:value="0.133543795942162" table:style-name="ce1">
            <text:p>0.133543795942162</text:p>
          </table:table-cell>
          <table:table-cell office:value-type="float" office:value="0.212255273116043" table:style-name="ce1">
            <text:p>0.212255273116043</text:p>
          </table:table-cell>
          <table:table-cell office:value-type="float" office:value="0.0636856854824501" table:style-name="ce1">
            <text:p>0.0636856854824501</text:p>
          </table:table-cell>
          <table:table-cell office:value-type="float" office:value="0.112667033924023" table:style-name="ce1">
            <text:p>0.112667033924023</text:p>
          </table:table-cell>
          <table:table-cell office:value-type="float" office:value="0.200574253629906" table:style-name="ce1">
            <text:p>0.200574253629906</text:p>
          </table:table-cell>
          <table:table-cell office:value-type="float" office:value="0.0950942391510826" table:style-name="ce1">
            <text:p>0.0950942391510826</text:p>
          </table:table-cell>
          <table:table-cell office:value-type="float" office:value="0.0689194978034691" table:style-name="ce1">
            <text:p>0.0689194978034691</text:p>
          </table:table-cell>
          <table:table-cell office:value-type="float" office:value="0.102160777644854" table:style-name="ce1">
            <text:p>0.102160777644854</text:p>
          </table:table-cell>
          <table:table-cell office:value-type="float" office:value="0.15657557900998" table:style-name="ce1">
            <text:p>0.15657557900998</text:p>
          </table:table-cell>
          <table:table-cell office:value-type="float" office:value="0.0774072205314873" table:style-name="ce1">
            <text:p>0.0774072205314873</text:p>
          </table:table-cell>
          <table:table-cell office:value-type="float" office:value="0.14473422649474" table:style-name="ce1">
            <text:p>0.14473422649474</text:p>
          </table:table-cell>
          <table:table-cell office:value-type="float" office:value="0.128869428871238" table:style-name="ce1">
            <text:p>0.128869428871238</text:p>
          </table:table-cell>
          <table:table-cell office:value-type="float" office:value="0.0289678603462675" table:style-name="ce1">
            <text:p>0.0289678603462675</text:p>
          </table:table-cell>
          <table:table-cell office:value-type="float" office:value="0.117960272311396" table:style-name="ce1">
            <text:p>0.117960272311396</text:p>
          </table:table-cell>
          <table:table-cell office:value-type="float" office:value="0.145866114686694" table:style-name="ce1">
            <text:p>0.145866114686694</text:p>
          </table:table-cell>
          <table:table-cell office:value-type="float" office:value="0.173828285086972" table:style-name="ce1">
            <text:p>0.173828285086972</text:p>
          </table:table-cell>
          <table:table-cell office:value-type="float" office:value="0.0277931863253392" table:style-name="ce1">
            <text:p>0.0277931863253392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  <table:table-cell office:value-type="float" office:value="0.0965872902653297" table:style-name="ce1">
            <text:p>0.0965872902653297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533505984966294" table:style-name="ce1">
            <text:p>0.0533505984966294</text:p>
          </table:table-cell>
          <table:table-cell office:value-type="float" office:value="0.0877392582787317" table:style-name="ce1">
            <text:p>0.0877392582787317</text:p>
          </table:table-cell>
          <table:table-cell office:value-type="float" office:value="0.0554936826295769" table:style-name="ce1">
            <text:p>0.0554936826295769</text:p>
          </table:table-cell>
          <table:table-cell office:value-type="float" office:value="0.0277370406251561" table:style-name="ce1">
            <text:p>0.0277370406251561</text:p>
          </table:table-cell>
          <table:table-cell office:value-type="float" office:value="0.131134098453684" table:style-name="ce1">
            <text:p>0.131134098453684</text:p>
          </table:table-cell>
          <table:table-cell office:value-type="float" office:value="0.179586965651358" table:style-name="ce1">
            <text:p>0.179586965651358</text:p>
          </table:table-cell>
          <table:table-cell office:value-type="float" office:value="0.13764872574888" table:style-name="ce1">
            <text:p>0.13764872574888</text:p>
          </table:table-cell>
          <table:table-cell office:value-type="float" office:value="0.0512249378119172" table:style-name="ce1">
            <text:p>0.0512249378119172</text:p>
          </table:table-cell>
          <table:table-cell office:value-type="float" office:value="0.0831621184273063" table:style-name="ce1">
            <text:p>0.0831621184273063</text:p>
          </table:table-cell>
          <table:table-cell office:value-type="float" office:value="0.135185050168402" table:style-name="ce1">
            <text:p>0.135185050168402</text:p>
          </table:table-cell>
          <table:table-cell office:value-type="float" office:value="0.0311043397897396" table:style-name="ce1">
            <text:p>0.0311043397897396</text:p>
          </table:table-cell>
          <table:table-cell office:value-type="float" office:value="0.108736255747147" table:style-name="ce1">
            <text:p>0.108736255747147</text:p>
          </table:table-cell>
          <table:table-cell office:value-type="float" office:value="0.0698645427340903" table:style-name="ce1">
            <text:p>0.0698645427340903</text:p>
          </table:table-cell>
          <table:table-cell office:value-type="float" office:value="0.0324110984073906" table:style-name="ce1">
            <text:p>0.0324110984073906</text:p>
          </table:table-cell>
          <table:table-cell office:value-type="float" office:value="0.0353434647453993" table:style-name="ce1">
            <text:p>0.0353434647453993</text:p>
          </table:table-cell>
          <table:table-cell office:value-type="float" office:value="0.0258023844917238" table:style-name="ce1">
            <text:p>0.0258023844917238</text:p>
          </table:table-cell>
          <table:table-cell office:value-type="float" office:value="0.0729450083820994" table:style-name="ce1">
            <text:p>0.0729450083820994</text:p>
          </table:table-cell>
          <table:table-cell office:value-type="float" office:value="0.0553577797333412" table:style-name="ce1">
            <text:p>0.0553577797333412</text:p>
          </table:table-cell>
          <table:table-cell office:value-type="float" office:value="0.0593442646895884" table:style-name="ce1">
            <text:p>0.0593442646895884</text:p>
          </table:table-cell>
          <table:table-cell office:value-type="float" office:value="0.10466613823937" table:style-name="ce1">
            <text:p>0.10466613823937</text:p>
          </table:table-cell>
          <table:table-cell office:value-type="float" office:value="0.0533505984966294" table:style-name="ce1">
            <text:p>0.0533505984966294</text:p>
          </table:table-cell>
          <table:table-cell office:value-type="float" office:value="0.0856623832490785" table:style-name="ce1">
            <text:p>0.0856623832490785</text:p>
          </table:table-cell>
          <table:table-cell office:value-type="float" office:value="0.112848189530689" table:style-name="ce1">
            <text:p>0.112848189530689</text:p>
          </table:table-cell>
          <table:table-cell office:value-type="float" office:value="0.140481778431948" table:style-name="ce1">
            <text:p>0.140481778431948</text:p>
          </table:table-cell>
          <table:table-cell office:value-type="float" office:value="0.0810573658804765" table:style-name="ce1">
            <text:p>0.0810573658804765</text:p>
          </table:table-cell>
          <table:table-cell office:value-type="float" office:value="0.0710179750072702" table:style-name="ce1">
            <text:p>0.0710179750072702</text:p>
          </table:table-cell>
          <table:table-cell office:value-type="float" office:value="0.062546694475245" table:style-name="ce1">
            <text:p>0.062546694475245</text:p>
          </table:table-cell>
          <table:table-cell office:value-type="float" office:value="0.133977605205693" table:style-name="ce1">
            <text:p>0.133977605205693</text:p>
          </table:table-cell>
          <table:table-cell office:value-type="float" office:value="0.100207477835945" table:style-name="ce1">
            <text:p>0.100207477835945</text:p>
          </table:table-cell>
          <table:table-cell office:value-type="float" office:value="0.0656742034334896" table:style-name="ce1">
            <text:p>0.0656742034334896</text:p>
          </table:table-cell>
          <table:table-cell office:value-type="float" office:value="0.102843645553953" table:style-name="ce1">
            <text:p>0.102843645553953</text:p>
          </table:table-cell>
          <table:table-cell office:value-type="float" office:value="0.133545503689456" table:style-name="ce1">
            <text:p>0.133545503689456</text:p>
          </table:table-cell>
          <table:table-cell office:value-type="float" office:value="0.0440273113458957" table:style-name="ce1">
            <text:p>0.0440273113458957</text:p>
          </table:table-cell>
          <table:table-cell office:value-type="float" office:value="0.0735025587256305" table:style-name="ce1">
            <text:p>0.0735025587256305</text:p>
          </table:table-cell>
          <table:table-cell office:value-type="float" office:value="0.00911420577190948" table:style-name="ce1">
            <text:p>0.00911420577190948</text:p>
          </table:table-cell>
          <table:table-cell office:value-type="float" office:value="0.0783131727834095" table:style-name="ce1">
            <text:p>0.0783131727834095</text:p>
          </table:table-cell>
          <table:table-cell office:value-type="float" office:value="0.0359916170197542" table:style-name="ce1">
            <text:p>0.0359916170197542</text:p>
          </table:table-cell>
          <table:table-cell office:value-type="float" office:value="0.065114910745135" table:style-name="ce1">
            <text:p>0.065114910745135</text:p>
          </table:table-cell>
          <table:table-cell office:value-type="float" office:value="0.0182998476815839" table:style-name="ce1">
            <text:p>0.0182998476815839</text:p>
          </table:table-cell>
          <table:table-cell office:value-type="float" office:value="0.0585880870361744" table:style-name="ce1">
            <text:p>0.0585880870361744</text:p>
          </table:table-cell>
          <table:table-cell office:value-type="float" office:value="0" table:style-name="ce1">
            <text:p>0</text:p>
          </table:table-cell>
          <table:table-cell office:value-type="float" office:value="0.0433460545198937" table:style-name="ce1">
            <text:p>0.0433460545198937</text:p>
          </table:table-cell>
          <table:table-cell office:value-type="float" office:value="0.176459456693113" table:style-name="ce1">
            <text:p>0.176459456693113</text:p>
          </table:table-cell>
          <table:table-cell office:value-type="float" office:value="0.00425480605907149" table:style-name="ce1">
            <text:p>0.00425480605907149</text:p>
          </table:table-cell>
          <table:table-cell office:value-type="float" office:value="0.144916508677576" table:style-name="ce1">
            <text:p>0.144916508677576</text:p>
          </table:table-cell>
          <table:table-cell office:value-type="float" office:value="0.0850950759167915" table:style-name="ce1">
            <text:p>0.0850950759167915</text:p>
          </table:table-cell>
          <table:table-cell office:value-type="float" office:value="0.110760245786427" table:style-name="ce1">
            <text:p>0.110760245786427</text:p>
          </table:table-cell>
          <table:table-cell office:value-type="float" office:value="0.0210425541716619" table:style-name="ce1">
            <text:p>0.0210425541716619</text:p>
          </table:table-cell>
          <table:table-cell office:value-type="float" office:value="0.0241297054607092" table:style-name="ce1">
            <text:p>0.0241297054607092</text:p>
          </table:table-cell>
          <table:table-cell office:value-type="float" office:value="0.06291250354157" table:style-name="ce1">
            <text:p>0.06291250354157</text:p>
          </table:table-cell>
          <table:table-cell office:value-type="float" office:value="0.037658523560283" table:style-name="ce1">
            <text:p>0.037658523560283</text:p>
          </table:table-cell>
          <table:table-cell office:value-type="float" office:value="0.0223405865672954" table:style-name="ce1">
            <text:p>0.0223405865672954</text:p>
          </table:table-cell>
          <table:table-cell office:value-type="float" office:value="0.0307673060442609" table:style-name="ce1">
            <text:p>0.0307673060442609</text:p>
          </table:table-cell>
          <table:table-cell office:value-type="float" office:value="0.0326471379361028" table:style-name="ce1">
            <text:p>0.0326471379361028</text:p>
          </table:table-cell>
          <table:table-cell office:value-type="float" office:value="0.0102626549389408" table:style-name="ce1">
            <text:p>0.0102626549389408</text:p>
          </table:table-cell>
          <table:table-cell office:value-type="float" office:value="0.0288695665344775" table:style-name="ce1">
            <text:p>0.0288695665344775</text:p>
          </table:table-cell>
          <table:table-cell office:value-type="float" office:value="0.00919877720434694" table:style-name="ce1">
            <text:p>0.00919877720434694</text:p>
          </table:table-cell>
          <table:table-cell office:value-type="float" office:value="0.00184004881599949" table:style-name="ce1">
            <text:p>0.00184004881599949</text:p>
          </table:table-cell>
          <table:table-cell office:value-type="float" office:value="0.0124860455371394" table:style-name="ce1">
            <text:p>0.0124860455371394</text:p>
          </table:table-cell>
          <table:table-cell office:value-type="float" office:value="0.00958984625277285" table:style-name="ce1">
            <text:p>0.00958984625277285</text:p>
          </table:table-cell>
          <table:table-cell office:value-type="float" office:value="0.00777326744718152" table:style-name="ce1">
            <text:p>0.00777326744718152</text:p>
          </table:table-cell>
          <table:table-cell office:value-type="float" office:value="0.00304171334889712" table:style-name="ce1">
            <text:p>0.00304171334889712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  <table:table-cell office:value-type="float" office:value="0.0636031495187969" table:style-name="ce1">
            <text:p>0.0636031495187969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541877951843377" table:style-name="ce1">
            <text:p>0.0541877951843377</text:p>
          </table:table-cell>
          <table:table-cell office:value-type="float" office:value="0.0889588996552059" table:style-name="ce1">
            <text:p>0.0889588996552059</text:p>
          </table:table-cell>
          <table:table-cell office:value-type="float" office:value="0.0564519722825209" table:style-name="ce1">
            <text:p>0.0564519722825209</text:p>
          </table:table-cell>
          <table:table-cell office:value-type="float" office:value="0.0395212809425809" table:style-name="ce1">
            <text:p>0.0395212809425809</text:p>
          </table:table-cell>
          <table:table-cell office:value-type="float" office:value="0.137953636092999" table:style-name="ce1">
            <text:p>0.137953636092999</text:p>
          </table:table-cell>
          <table:table-cell office:value-type="float" office:value="0.206267491934143" table:style-name="ce1">
            <text:p>0.206267491934143</text:p>
          </table:table-cell>
          <table:table-cell office:value-type="float" office:value="0.143957756354899" table:style-name="ce1">
            <text:p>0.143957756354899</text:p>
          </table:table-cell>
          <table:table-cell office:value-type="float" office:value="0.0498310619530895" table:style-name="ce1">
            <text:p>0.0498310619530895</text:p>
          </table:table-cell>
          <table:table-cell office:value-type="float" office:value="0.0793986536084716" table:style-name="ce1">
            <text:p>0.0793986536084716</text:p>
          </table:table-cell>
          <table:table-cell office:value-type="float" office:value="0.128539747011441" table:style-name="ce1">
            <text:p>0.128539747011441</text:p>
          </table:table-cell>
          <table:table-cell office:value-type="float" office:value="0.0315294719266821" table:style-name="ce1">
            <text:p>0.0315294719266821</text:p>
          </table:table-cell>
          <table:table-cell office:value-type="float" office:value="0.106608852717611" table:style-name="ce1">
            <text:p>0.106608852717611</text:p>
          </table:table-cell>
          <table:table-cell office:value-type="float" office:value="0.0748737841017522" table:style-name="ce1">
            <text:p>0.0748737841017522</text:p>
          </table:table-cell>
          <table:table-cell office:value-type="float" office:value="0.0406976903881211" table:style-name="ce1">
            <text:p>0.0406976903881211</text:p>
          </table:table-cell>
          <table:table-cell office:value-type="float" office:value="0.0420776274883605" table:style-name="ce1">
            <text:p>0.0420776274883605</text:p>
          </table:table-cell>
          <table:table-cell office:value-type="float" office:value="0.0458515463761365" table:style-name="ce1">
            <text:p>0.0458515463761365</text:p>
          </table:table-cell>
          <table:table-cell office:value-type="float" office:value="0.0714918927992716" table:style-name="ce1">
            <text:p>0.0714918927992716</text:p>
          </table:table-cell>
          <table:table-cell office:value-type="float" office:value="0.0648988599870167" table:style-name="ce1">
            <text:p>0.0648988599870167</text:p>
          </table:table-cell>
          <table:table-cell office:value-type="float" office:value="0.0579242536584077" table:style-name="ce1">
            <text:p>0.0579242536584077</text:p>
          </table:table-cell>
          <table:table-cell office:value-type="float" office:value="0.124422586193429" table:style-name="ce1">
            <text:p>0.124422586193429</text:p>
          </table:table-cell>
          <table:table-cell office:value-type="float" office:value="0.0541877951843377" table:style-name="ce1">
            <text:p>0.0541877951843377</text:p>
          </table:table-cell>
          <table:table-cell office:value-type="float" office:value="0.0711138039725646" table:style-name="ce1">
            <text:p>0.0711138039725646</text:p>
          </table:table-cell>
          <table:table-cell office:value-type="float" office:value="0.126703315567436" table:style-name="ce1">
            <text:p>0.126703315567436</text:p>
          </table:table-cell>
          <table:table-cell office:value-type="float" office:value="0.145863881591846" table:style-name="ce1">
            <text:p>0.145863881591846</text:p>
          </table:table-cell>
          <table:table-cell office:value-type="float" office:value="0.0975660830834668" table:style-name="ce1">
            <text:p>0.0975660830834668</text:p>
          </table:table-cell>
          <table:table-cell office:value-type="float" office:value="0.0819337653267144" table:style-name="ce1">
            <text:p>0.0819337653267144</text:p>
          </table:table-cell>
          <table:table-cell office:value-type="float" office:value="0.0950414254341652" table:style-name="ce1">
            <text:p>0.0950414254341652</text:p>
          </table:table-cell>
          <table:table-cell office:value-type="float" office:value="0.122279502060482" table:style-name="ce1">
            <text:p>0.122279502060482</text:p>
          </table:table-cell>
          <table:table-cell office:value-type="float" office:value="0.116923534072936" table:style-name="ce1">
            <text:p>0.116923534072936</text:p>
          </table:table-cell>
          <table:table-cell office:value-type="float" office:value="0.0750776384461058" table:style-name="ce1">
            <text:p>0.0750776384461058</text:p>
          </table:table-cell>
          <table:table-cell office:value-type="float" office:value="0.106269095477022" table:style-name="ce1">
            <text:p>0.106269095477022</text:p>
          </table:table-cell>
          <table:table-cell office:value-type="float" office:value="0.132806749484278" table:style-name="ce1">
            <text:p>0.132806749484278</text:p>
          </table:table-cell>
          <table:table-cell office:value-type="float" office:value="0.0744277438269274" table:style-name="ce1">
            <text:p>0.0744277438269274</text:p>
          </table:table-cell>
          <table:table-cell office:value-type="float" office:value="0.0921648141305096" table:style-name="ce1">
            <text:p>0.0921648141305096</text:p>
          </table:table-cell>
          <table:table-cell office:value-type="float" office:value="0.0609385102031225" table:style-name="ce1">
            <text:p>0.0609385102031225</text:p>
          </table:table-cell>
          <table:table-cell office:value-type="float" office:value="0.111077967189978" table:style-name="ce1">
            <text:p>0.111077967189978</text:p>
          </table:table-cell>
          <table:table-cell office:value-type="float" office:value="0.0646688704703101" table:style-name="ce1">
            <text:p>0.0646688704703101</text:p>
          </table:table-cell>
          <table:table-cell office:value-type="float" office:value="0.0703628533536212" table:style-name="ce1">
            <text:p>0.0703628533536212</text:p>
          </table:table-cell>
          <table:table-cell office:value-type="float" office:value="0.0629700842673639" table:style-name="ce1">
            <text:p>0.0629700842673639</text:p>
          </table:table-cell>
          <table:table-cell office:value-type="float" office:value="0.0694080483903242" table:style-name="ce1">
            <text:p>0.0694080483903242</text:p>
          </table:table-cell>
          <table:table-cell office:value-type="float" office:value="0" table:style-name="ce1">
            <text:p>0</text:p>
          </table:table-cell>
          <table:table-cell office:value-type="float" office:value="0.0814319700175365" table:style-name="ce1">
            <text:p>0.0814319700175365</text:p>
          </table:table-cell>
          <table:table-cell office:value-type="float" office:value="0.110809646087153" table:style-name="ce1">
            <text:p>0.110809646087153</text:p>
          </table:table-cell>
          <table:table-cell office:value-type="float" office:value="0.0245200187016024" table:style-name="ce1">
            <text:p>0.0245200187016024</text:p>
          </table:table-cell>
          <table:table-cell office:value-type="float" office:value="0.177485588644863" table:style-name="ce1">
            <text:p>0.177485588644863</text:p>
          </table:table-cell>
          <table:table-cell office:value-type="float" office:value="0.14059521974923" table:style-name="ce1">
            <text:p>0.14059521974923</text:p>
          </table:table-cell>
          <table:table-cell office:value-type="float" office:value="0.249531540616809" table:style-name="ce1">
            <text:p>0.249531540616809</text:p>
          </table:table-cell>
          <table:table-cell office:value-type="float" office:value="0.0684672307029039" table:style-name="ce1">
            <text:p>0.0684672307029039</text:p>
          </table:table-cell>
          <table:table-cell office:value-type="float" office:value="0.105411890426612" table:style-name="ce1">
            <text:p>0.105411890426612</text:p>
          </table:table-cell>
          <table:table-cell office:value-type="float" office:value="0.183718129706784" table:style-name="ce1">
            <text:p>0.183718129706784</text:p>
          </table:table-cell>
          <table:table-cell office:value-type="float" office:value="0.117023302555881" table:style-name="ce1">
            <text:p>0.117023302555881</text:p>
          </table:table-cell>
          <table:table-cell office:value-type="float" office:value="0.0777839799145674" table:style-name="ce1">
            <text:p>0.0777839799145674</text:p>
          </table:table-cell>
          <table:table-cell office:value-type="float" office:value="0.103146001741767" table:style-name="ce1">
            <text:p>0.103146001741767</text:p>
          </table:table-cell>
          <table:table-cell office:value-type="float" office:value="0.166140166837551" table:style-name="ce1">
            <text:p>0.166140166837551</text:p>
          </table:table-cell>
          <table:table-cell office:value-type="float" office:value="0.0853087938315682" table:style-name="ce1">
            <text:p>0.0853087938315682</text:p>
          </table:table-cell>
          <table:table-cell office:value-type="float" office:value="0.124645737634174" table:style-name="ce1">
            <text:p>0.124645737634174</text:p>
          </table:table-cell>
          <table:table-cell office:value-type="float" office:value="0.0984830974239268" table:style-name="ce1">
            <text:p>0.0984830974239268</text:p>
          </table:table-cell>
          <table:table-cell office:value-type="float" office:value="0.039071699826979" table:style-name="ce1">
            <text:p>0.039071699826979</text:p>
          </table:table-cell>
          <table:table-cell office:value-type="float" office:value="0.148471285842" table:style-name="ce1">
            <text:p>0.148471285842</text:p>
          </table:table-cell>
          <table:table-cell office:value-type="float" office:value="0.131657370385596" table:style-name="ce1">
            <text:p>0.131657370385596</text:p>
          </table:table-cell>
          <table:table-cell office:value-type="float" office:value="0.173382354889217" table:style-name="ce1">
            <text:p>0.173382354889217</text:p>
          </table:table-cell>
          <table:table-cell office:value-type="float" office:value="0.043776263413294" table:style-name="ce1">
            <text:p>0.0437762634132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  <table:table-cell office:value-type="float" office:value="0.0956143811474194" table:style-name="ce1">
            <text:p>0.0956143811474194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28126672486319" table:style-name="ce1">
            <text:p>0.028126672486319</text:p>
          </table:table-cell>
          <table:table-cell office:value-type="float" office:value="0.071082441765741" table:style-name="ce1">
            <text:p>0.071082441765741</text:p>
          </table:table-cell>
          <table:table-cell office:value-type="float" office:value="0.0430359171413046" table:style-name="ce1">
            <text:p>0.0430359171413046</text:p>
          </table:table-cell>
          <table:table-cell office:value-type="float" office:value="0.0205231885729655" table:style-name="ce1">
            <text:p>0.0205231885729655</text:p>
          </table:table-cell>
          <table:table-cell office:value-type="float" office:value="0.128346346736029" table:style-name="ce1">
            <text:p>0.128346346736029</text:p>
          </table:table-cell>
          <table:table-cell office:value-type="float" office:value="0.102200720314069" table:style-name="ce1">
            <text:p>0.102200720314069</text:p>
          </table:table-cell>
          <table:table-cell office:value-type="float" office:value="0.0852355087673125" table:style-name="ce1">
            <text:p>0.0852355087673125</text:p>
          </table:table-cell>
          <table:table-cell office:value-type="float" office:value="0.0268059751100798" table:style-name="ce1">
            <text:p>0.0268059751100798</text:p>
          </table:table-cell>
          <table:table-cell office:value-type="float" office:value="0.0481061405777902" table:style-name="ce1">
            <text:p>0.0481061405777902</text:p>
          </table:table-cell>
          <table:table-cell office:value-type="float" office:value="0.074279644516927" table:style-name="ce1">
            <text:p>0.074279644516927</text:p>
          </table:table-cell>
          <table:table-cell office:value-type="float" office:value="0.0215214432602993" table:style-name="ce1">
            <text:p>0.0215214432602993</text:p>
          </table:table-cell>
          <table:table-cell office:value-type="float" office:value="0.0577447921415836" table:style-name="ce1">
            <text:p>0.0577447921415836</text:p>
          </table:table-cell>
          <table:table-cell office:value-type="float" office:value="0.0273670101432579" table:style-name="ce1">
            <text:p>0.0273670101432579</text:p>
          </table:table-cell>
          <table:table-cell office:value-type="float" office:value="0.0211851707093572" table:style-name="ce1">
            <text:p>0.0211851707093572</text:p>
          </table:table-cell>
          <table:table-cell office:value-type="float" office:value="0.0171272496153451" table:style-name="ce1">
            <text:p>0.0171272496153451</text:p>
          </table:table-cell>
          <table:table-cell office:value-type="float" office:value="0.0361048694332839" table:style-name="ce1">
            <text:p>0.0361048694332839</text:p>
          </table:table-cell>
          <table:table-cell office:value-type="float" office:value="0.0366763585354033" table:style-name="ce1">
            <text:p>0.0366763585354033</text:p>
          </table:table-cell>
          <table:table-cell office:value-type="float" office:value="0.0552532390439291" table:style-name="ce1">
            <text:p>0.0552532390439291</text:p>
          </table:table-cell>
          <table:table-cell office:value-type="float" office:value="0.00959160825355796" table:style-name="ce1">
            <text:p>0.00959160825355796</text:p>
          </table:table-cell>
          <table:table-cell office:value-type="float" office:value="0.0652386172276059" table:style-name="ce1">
            <text:p>0.0652386172276059</text:p>
          </table:table-cell>
          <table:table-cell office:value-type="float" office:value="0.028126672486319" table:style-name="ce1">
            <text:p>0.028126672486319</text:p>
          </table:table-cell>
          <table:table-cell office:value-type="float" office:value="0.0369899806036395" table:style-name="ce1">
            <text:p>0.0369899806036395</text:p>
          </table:table-cell>
          <table:table-cell office:value-type="float" office:value="0.0543733549080442" table:style-name="ce1">
            <text:p>0.0543733549080442</text:p>
          </table:table-cell>
          <table:table-cell office:value-type="float" office:value="0.0862634922131979" table:style-name="ce1">
            <text:p>0.0862634922131979</text:p>
          </table:table-cell>
          <table:table-cell office:value-type="float" office:value="0.0469771011321398" table:style-name="ce1">
            <text:p>0.0469771011321398</text:p>
          </table:table-cell>
          <table:table-cell office:value-type="float" office:value="0.0465641654089621" table:style-name="ce1">
            <text:p>0.0465641654089621</text:p>
          </table:table-cell>
          <table:table-cell office:value-type="float" office:value="0.0331010669575103" table:style-name="ce1">
            <text:p>0.0331010669575103</text:p>
          </table:table-cell>
          <table:table-cell office:value-type="float" office:value="0.0591125328280583" table:style-name="ce1">
            <text:p>0.0591125328280583</text:p>
          </table:table-cell>
          <table:table-cell office:value-type="float" office:value="0.044441989413897" table:style-name="ce1">
            <text:p>0.044441989413897</text:p>
          </table:table-cell>
          <table:table-cell office:value-type="float" office:value="0.0482908291290849" table:style-name="ce1">
            <text:p>0.0482908291290849</text:p>
          </table:table-cell>
          <table:table-cell office:value-type="float" office:value="0.0623114779240678" table:style-name="ce1">
            <text:p>0.0623114779240678</text:p>
          </table:table-cell>
          <table:table-cell office:value-type="float" office:value="0.0977594833588792" table:style-name="ce1">
            <text:p>0.0977594833588792</text:p>
          </table:table-cell>
          <table:table-cell office:value-type="float" office:value="0.0315120484784467" table:style-name="ce1">
            <text:p>0.0315120484784467</text:p>
          </table:table-cell>
          <table:table-cell office:value-type="float" office:value="0.055070292837458" table:style-name="ce1">
            <text:p>0.055070292837458</text:p>
          </table:table-cell>
          <table:table-cell office:value-type="float" office:value="0.0330975822678632" table:style-name="ce1">
            <text:p>0.0330975822678632</text:p>
          </table:table-cell>
          <table:table-cell office:value-type="float" office:value="0.061692945511713" table:style-name="ce1">
            <text:p>0.061692945511713</text:p>
          </table:table-cell>
          <table:table-cell office:value-type="float" office:value="0.0361292622608134" table:style-name="ce1">
            <text:p>0.0361292622608134</text:p>
          </table:table-cell>
          <table:table-cell office:value-type="float" office:value="0.0305798939978557" table:style-name="ce1">
            <text:p>0.0305798939978557</text:p>
          </table:table-cell>
          <table:table-cell office:value-type="float" office:value="0.0286110443472616" table:style-name="ce1">
            <text:p>0.0286110443472616</text:p>
          </table:table-cell>
          <table:table-cell office:value-type="float" office:value="0.0450518101021341" table:style-name="ce1">
            <text:p>0.0450518101021341</text:p>
          </table:table-cell>
          <table:table-cell office:value-type="float" office:value="0" table:style-name="ce1">
            <text:p>0</text:p>
          </table:table-cell>
          <table:table-cell office:value-type="float" office:value="0.0400077218380014" table:style-name="ce1">
            <text:p>0.0400077218380014</text:p>
          </table:table-cell>
          <table:table-cell office:value-type="float" office:value="0.0460623700997841" table:style-name="ce1">
            <text:p>0.0460623700997841</text:p>
          </table:table-cell>
          <table:table-cell office:value-type="float" office:value="0.00743458536202212" table:style-name="ce1">
            <text:p>0.00743458536202212</text:p>
          </table:table-cell>
          <table:table-cell office:value-type="float" office:value="0.0887341245005866" table:style-name="ce1">
            <text:p>0.0887341245005866</text:p>
          </table:table-cell>
          <table:table-cell office:value-type="float" office:value="0.085116668326367" table:style-name="ce1">
            <text:p>0.085116668326367</text:p>
          </table:table-cell>
          <table:table-cell office:value-type="float" office:value="0.14157849583528" table:style-name="ce1">
            <text:p>0.14157849583528</text:p>
          </table:table-cell>
          <table:table-cell office:value-type="float" office:value="0.0423145981050948" table:style-name="ce1">
            <text:p>0.0423145981050948</text:p>
          </table:table-cell>
          <table:table-cell office:value-type="float" office:value="0.0676956775807461" table:style-name="ce1">
            <text:p>0.0676956775807461</text:p>
          </table:table-cell>
          <table:table-cell office:value-type="float" office:value="0.101031344415988" table:style-name="ce1">
            <text:p>0.101031344415988</text:p>
          </table:table-cell>
          <table:table-cell office:value-type="float" office:value="0.0660308558624539" table:style-name="ce1">
            <text:p>0.0660308558624539</text:p>
          </table:table-cell>
          <table:table-cell office:value-type="float" office:value="0.0354055433811624" table:style-name="ce1">
            <text:p>0.0354055433811624</text:p>
          </table:table-cell>
          <table:table-cell office:value-type="float" office:value="0.0602996201408445" table:style-name="ce1">
            <text:p>0.0602996201408445</text:p>
          </table:table-cell>
          <table:table-cell office:value-type="float" office:value="0.0775712430462258" table:style-name="ce1">
            <text:p>0.0775712430462258</text:p>
          </table:table-cell>
          <table:table-cell office:value-type="float" office:value="0.0625241077273296" table:style-name="ce1">
            <text:p>0.0625241077273296</text:p>
          </table:table-cell>
          <table:table-cell office:value-type="float" office:value="0.092173081857648" table:style-name="ce1">
            <text:p>0.092173081857648</text:p>
          </table:table-cell>
          <table:table-cell office:value-type="float" office:value="0.0828083599447102" table:style-name="ce1">
            <text:p>0.0828083599447102</text:p>
          </table:table-cell>
          <table:table-cell office:value-type="float" office:value="0.0155342131388988" table:style-name="ce1">
            <text:p>0.0155342131388988</text:p>
          </table:table-cell>
          <table:table-cell office:value-type="float" office:value="0.0598485265407997" table:style-name="ce1">
            <text:p>0.0598485265407997</text:p>
          </table:table-cell>
          <table:table-cell office:value-type="float" office:value="0.0655892910866349" table:style-name="ce1">
            <text:p>0.0655892910866349</text:p>
          </table:table-cell>
          <table:table-cell office:value-type="float" office:value="0.0729870383672859" table:style-name="ce1">
            <text:p>0.0729870383672859</text:p>
          </table:table-cell>
          <table:table-cell office:value-type="float" office:value="0.0242351327474627" table:style-name="ce1">
            <text:p>0.024235132747462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  <table:table-cell office:value-type="float" office:value="0.0528482667810457" table:style-name="ce1">
            <text:p>0.0528482667810457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584269201399974" table:style-name="ce1">
            <text:p>0.0584269201399974</text:p>
          </table:table-cell>
          <table:table-cell office:value-type="float" office:value="0.086169405592727" table:style-name="ce1">
            <text:p>0.086169405592727</text:p>
          </table:table-cell>
          <table:table-cell office:value-type="float" office:value="0.0602851308942971" table:style-name="ce1">
            <text:p>0.0602851308942971</text:p>
          </table:table-cell>
          <table:table-cell office:value-type="float" office:value="0.0412892164557111" table:style-name="ce1">
            <text:p>0.0412892164557111</text:p>
          </table:table-cell>
          <table:table-cell office:value-type="float" office:value="0.128712239148971" table:style-name="ce1">
            <text:p>0.128712239148971</text:p>
          </table:table-cell>
          <table:table-cell office:value-type="float" office:value="0.177170333381116" table:style-name="ce1">
            <text:p>0.177170333381116</text:p>
          </table:table-cell>
          <table:table-cell office:value-type="float" office:value="0.149914833306564" table:style-name="ce1">
            <text:p>0.149914833306564</text:p>
          </table:table-cell>
          <table:table-cell office:value-type="float" office:value="0.0649546150213698" table:style-name="ce1">
            <text:p>0.0649546150213698</text:p>
          </table:table-cell>
          <table:table-cell office:value-type="float" office:value="0.0874569984173191" table:style-name="ce1">
            <text:p>0.0874569984173191</text:p>
          </table:table-cell>
          <table:table-cell office:value-type="float" office:value="0.135932516097699" table:style-name="ce1">
            <text:p>0.135932516097699</text:p>
          </table:table-cell>
          <table:table-cell office:value-type="float" office:value="0.0245757737359555" table:style-name="ce1">
            <text:p>0.0245757737359555</text:p>
          </table:table-cell>
          <table:table-cell office:value-type="float" office:value="0.110182401950681" table:style-name="ce1">
            <text:p>0.110182401950681</text:p>
          </table:table-cell>
          <table:table-cell office:value-type="float" office:value="0.0731192428644529" table:style-name="ce1">
            <text:p>0.0731192428644529</text:p>
          </table:table-cell>
          <table:table-cell office:value-type="float" office:value="0.0312088804791517" table:style-name="ce1">
            <text:p>0.0312088804791517</text:p>
          </table:table-cell>
          <table:table-cell office:value-type="float" office:value="0.0427135833489506" table:style-name="ce1">
            <text:p>0.0427135833489506</text:p>
          </table:table-cell>
          <table:table-cell office:value-type="float" office:value="0.0423912495565968" table:style-name="ce1">
            <text:p>0.0423912495565968</text:p>
          </table:table-cell>
          <table:table-cell office:value-type="float" office:value="0.0808291187085935" table:style-name="ce1">
            <text:p>0.0808291187085935</text:p>
          </table:table-cell>
          <table:table-cell office:value-type="float" office:value="0.0737308058975135" table:style-name="ce1">
            <text:p>0.0737308058975135</text:p>
          </table:table-cell>
          <table:table-cell office:value-type="float" office:value="0.0570182343501697" table:style-name="ce1">
            <text:p>0.0570182343501697</text:p>
          </table:table-cell>
          <table:table-cell office:value-type="float" office:value="0.138094766023705" table:style-name="ce1">
            <text:p>0.138094766023705</text:p>
          </table:table-cell>
          <table:table-cell office:value-type="float" office:value="0.0584269201399974" table:style-name="ce1">
            <text:p>0.0584269201399974</text:p>
          </table:table-cell>
          <table:table-cell office:value-type="float" office:value="0.09190868944145" table:style-name="ce1">
            <text:p>0.09190868944145</text:p>
          </table:table-cell>
          <table:table-cell office:value-type="float" office:value="0.137920531541352" table:style-name="ce1">
            <text:p>0.137920531541352</text:p>
          </table:table-cell>
          <table:table-cell office:value-type="float" office:value="0.156403325429407" table:style-name="ce1">
            <text:p>0.156403325429407</text:p>
          </table:table-cell>
          <table:table-cell office:value-type="float" office:value="0.106861492717024" table:style-name="ce1">
            <text:p>0.106861492717024</text:p>
          </table:table-cell>
          <table:table-cell office:value-type="float" office:value="0.107650774922085" table:style-name="ce1">
            <text:p>0.107650774922085</text:p>
          </table:table-cell>
          <table:table-cell office:value-type="float" office:value="0.0934001366103956" table:style-name="ce1">
            <text:p>0.0934001366103956</text:p>
          </table:table-cell>
          <table:table-cell office:value-type="float" office:value="0.145393448489492" table:style-name="ce1">
            <text:p>0.145393448489492</text:p>
          </table:table-cell>
          <table:table-cell office:value-type="float" office:value="0.118979500964707" table:style-name="ce1">
            <text:p>0.118979500964707</text:p>
          </table:table-cell>
          <table:table-cell office:value-type="float" office:value="0.103021364725954" table:style-name="ce1">
            <text:p>0.103021364725954</text:p>
          </table:table-cell>
          <table:table-cell office:value-type="float" office:value="0.110178917261034" table:style-name="ce1">
            <text:p>0.110178917261034</text:p>
          </table:table-cell>
          <table:table-cell office:value-type="float" office:value="0.156999207359055" table:style-name="ce1">
            <text:p>0.156999207359055</text:p>
          </table:table-cell>
          <table:table-cell office:value-type="float" office:value="0.0764035628568156" table:style-name="ce1">
            <text:p>0.0764035628568156</text:p>
          </table:table-cell>
          <table:table-cell office:value-type="float" office:value="0.0974510883251136" table:style-name="ce1">
            <text:p>0.0974510883251136</text:p>
          </table:table-cell>
          <table:table-cell office:value-type="float" office:value="0.0764227286498745" table:style-name="ce1">
            <text:p>0.0764227286498745</text:p>
          </table:table-cell>
          <table:table-cell office:value-type="float" office:value="0.109990744020092" table:style-name="ce1">
            <text:p>0.109990744020092</text:p>
          </table:table-cell>
          <table:table-cell office:value-type="float" office:value="0.0657595783298428" table:style-name="ce1">
            <text:p>0.0657595783298428</text:p>
          </table:table-cell>
          <table:table-cell office:value-type="float" office:value="0.0716818083850368" table:style-name="ce1">
            <text:p>0.0716818083850368</text:p>
          </table:table-cell>
          <table:table-cell office:value-type="float" office:value="0.0626843397163042" table:style-name="ce1">
            <text:p>0.0626843397163042</text:p>
          </table:table-cell>
          <table:table-cell office:value-type="float" office:value="0.0846030375963694" table:style-name="ce1">
            <text:p>0.0846030375963694</text:p>
          </table:table-cell>
          <table:table-cell office:value-type="float" office:value="0" table:style-name="ce1">
            <text:p>0</text:p>
          </table:table-cell>
          <table:table-cell office:value-type="float" office:value="0.0945814464007521" table:style-name="ce1">
            <text:p>0.0945814464007521</text:p>
          </table:table-cell>
          <table:table-cell office:value-type="float" office:value="0.162093823623071" table:style-name="ce1">
            <text:p>0.162093823623071</text:p>
          </table:table-cell>
          <table:table-cell office:value-type="float" office:value="0.0265899243519615" table:style-name="ce1">
            <text:p>0.0265899243519615</text:p>
          </table:table-cell>
          <table:table-cell office:value-type="float" office:value="0.260779228606778" table:style-name="ce1">
            <text:p>0.260779228606778</text:p>
          </table:table-cell>
          <table:table-cell office:value-type="float" office:value="0.14840923113448" table:style-name="ce1">
            <text:p>0.14840923113448</text:p>
          </table:table-cell>
          <table:table-cell office:value-type="float" office:value="0.27001134496091" table:style-name="ce1">
            <text:p>0.27001134496091</text:p>
          </table:table-cell>
          <table:table-cell office:value-type="float" office:value="0.0853996227718477" table:style-name="ce1">
            <text:p>0.0853996227718477</text:p>
          </table:table-cell>
          <table:table-cell office:value-type="float" office:value="0.112645723154573" table:style-name="ce1">
            <text:p>0.112645723154573</text:p>
          </table:table-cell>
          <table:table-cell office:value-type="float" office:value="0.17484296874095" table:style-name="ce1">
            <text:p>0.17484296874095</text:p>
          </table:table-cell>
          <table:table-cell office:value-type="float" office:value="0.128861200285589" table:style-name="ce1">
            <text:p>0.128861200285589</text:p>
          </table:table-cell>
          <table:table-cell office:value-type="float" office:value="0.0880156370719617" table:style-name="ce1">
            <text:p>0.0880156370719617</text:p>
          </table:table-cell>
          <table:table-cell office:value-type="float" office:value="0.115346041732073" table:style-name="ce1">
            <text:p>0.115346041732073</text:p>
          </table:table-cell>
          <table:table-cell office:value-type="float" office:value="0.165357315252383" table:style-name="ce1">
            <text:p>0.165357315252383</text:p>
          </table:table-cell>
          <table:table-cell office:value-type="float" office:value="0.111326084267358" table:style-name="ce1">
            <text:p>0.111326084267358</text:p>
          </table:table-cell>
          <table:table-cell office:value-type="float" office:value="0.156174241832" table:style-name="ce1">
            <text:p>0.156174241832</text:p>
          </table:table-cell>
          <table:table-cell office:value-type="float" office:value="0.153875255738478" table:style-name="ce1">
            <text:p>0.153875255738478</text:p>
          </table:table-cell>
          <table:table-cell office:value-type="float" office:value="0.0610484308229167" table:style-name="ce1">
            <text:p>0.0610484308229167</text:p>
          </table:table-cell>
          <table:table-cell office:value-type="float" office:value="0.15814093013016" table:style-name="ce1">
            <text:p>0.15814093013016</text:p>
          </table:table-cell>
          <table:table-cell office:value-type="float" office:value="0.146072650778286" table:style-name="ce1">
            <text:p>0.146072650778286</text:p>
          </table:table-cell>
          <table:table-cell office:value-type="float" office:value="0.160492625173058" table:style-name="ce1">
            <text:p>0.160492625173058</text:p>
          </table:table-cell>
          <table:table-cell office:value-type="float" office:value="0.0632469840479008" table:style-name="ce1">
            <text:p>0.0632469840479008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  <table:table-cell office:value-type="float" office:value="0.105477873769846" table:style-name="ce1">
            <text:p>0.105477873769846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499103386425603" table:style-name="ce1">
            <text:p>0.0499103386425603</text:p>
          </table:table-cell>
          <table:table-cell office:value-type="float" office:value="0.0923076864060394" table:style-name="ce1">
            <text:p>0.0923076864060394</text:p>
          </table:table-cell>
          <table:table-cell office:value-type="float" office:value="0.0385929378412913" table:style-name="ce1">
            <text:p>0.0385929378412913</text:p>
          </table:table-cell>
          <table:table-cell office:value-type="float" office:value="0.037233364396177" table:style-name="ce1">
            <text:p>0.037233364396177</text:p>
          </table:table-cell>
          <table:table-cell office:value-type="float" office:value="0.122502522197894" table:style-name="ce1">
            <text:p>0.122502522197894</text:p>
          </table:table-cell>
          <table:table-cell office:value-type="float" office:value="0.226048332715732" table:style-name="ce1">
            <text:p>0.226048332715732</text:p>
          </table:table-cell>
          <table:table-cell office:value-type="float" office:value="0.10290114293313" table:style-name="ce1">
            <text:p>0.10290114293313</text:p>
          </table:table-cell>
          <table:table-cell office:value-type="float" office:value="0.0355438344001058" table:style-name="ce1">
            <text:p>0.0355438344001058</text:p>
          </table:table-cell>
          <table:table-cell office:value-type="float" office:value="0.057462532280171" table:style-name="ce1">
            <text:p>0.057462532280171</text:p>
          </table:table-cell>
          <table:table-cell office:value-type="float" office:value="0.0928983413012177" table:style-name="ce1">
            <text:p>0.0928983413012177</text:p>
          </table:table-cell>
          <table:table-cell office:value-type="float" office:value="0.0337074029561003" table:style-name="ce1">
            <text:p>0.0337074029561003</text:p>
          </table:table-cell>
          <table:table-cell office:value-type="float" office:value="0.0597554580679425" table:style-name="ce1">
            <text:p>0.0597554580679425</text:p>
          </table:table-cell>
          <table:table-cell office:value-type="float" office:value="0.0778688748534082" table:style-name="ce1">
            <text:p>0.0778688748534082</text:p>
          </table:table-cell>
          <table:table-cell office:value-type="float" office:value="0.0265115188349024" table:style-name="ce1">
            <text:p>0.0265115188349024</text:p>
          </table:table-cell>
          <table:table-cell office:value-type="float" office:value="0.0489424660930868" table:style-name="ce1">
            <text:p>0.0489424660930868</text:p>
          </table:table-cell>
          <table:table-cell office:value-type="float" office:value="0.0385441521862324" table:style-name="ce1">
            <text:p>0.0385441521862324</text:p>
          </table:table-cell>
          <table:table-cell office:value-type="float" office:value="0.0728509217616286" table:style-name="ce1">
            <text:p>0.0728509217616286</text:p>
          </table:table-cell>
          <table:table-cell office:value-type="float" office:value="0.0652020279863117" table:style-name="ce1">
            <text:p>0.0652020279863117</text:p>
          </table:table-cell>
          <table:table-cell office:value-type="float" office:value="0.0764018205119921" table:style-name="ce1">
            <text:p>0.0764018205119921</text:p>
          </table:table-cell>
          <table:table-cell office:value-type="float" office:value="0.103681713414073" table:style-name="ce1">
            <text:p>0.103681713414073</text:p>
          </table:table-cell>
          <table:table-cell office:value-type="float" office:value="0.0499103386425603" table:style-name="ce1">
            <text:p>0.0499103386425603</text:p>
          </table:table-cell>
          <table:table-cell office:value-type="float" office:value="0.0614176550295946" table:style-name="ce1">
            <text:p>0.0614176550295946</text:p>
          </table:table-cell>
          <table:table-cell office:value-type="float" office:value="0.145921378971023" table:style-name="ce1">
            <text:p>0.145921378971023</text:p>
          </table:table-cell>
          <table:table-cell office:value-type="float" office:value="0.128074540943558" table:style-name="ce1">
            <text:p>0.128074540943558</text:p>
          </table:table-cell>
          <table:table-cell office:value-type="float" office:value="0.102751301278306" table:style-name="ce1">
            <text:p>0.102751301278306</text:p>
          </table:table-cell>
          <table:table-cell office:value-type="float" office:value="0.0744678177578687" table:style-name="ce1">
            <text:p>0.0744678177578687</text:p>
          </table:table-cell>
          <table:table-cell office:value-type="float" office:value="0.101772103487479" table:style-name="ce1">
            <text:p>0.101772103487479</text:p>
          </table:table-cell>
          <table:table-cell office:value-type="float" office:value="0.104788102377018" table:style-name="ce1">
            <text:p>0.104788102377018</text:p>
          </table:table-cell>
          <table:table-cell office:value-type="float" office:value="0.126056905637905" table:style-name="ce1">
            <text:p>0.126056905637905</text:p>
          </table:table-cell>
          <table:table-cell office:value-type="float" office:value="0.072418820245392" table:style-name="ce1">
            <text:p>0.072418820245392</text:p>
          </table:table-cell>
          <table:table-cell office:value-type="float" office:value="0.116191749247052" table:style-name="ce1">
            <text:p>0.116191749247052</text:p>
          </table:table-cell>
          <table:table-cell office:value-type="float" office:value="0.139662876364886" table:style-name="ce1">
            <text:p>0.139662876364886</text:p>
          </table:table-cell>
          <table:table-cell office:value-type="float" office:value="0.092009745441215" table:style-name="ce1">
            <text:p>0.092009745441215</text:p>
          </table:table-cell>
          <table:table-cell office:value-type="float" office:value="0.0873036720728481" table:style-name="ce1">
            <text:p>0.0873036720728481</text:p>
          </table:table-cell>
          <table:table-cell office:value-type="float" office:value="0.0629962194397169" table:style-name="ce1">
            <text:p>0.0629962194397169</text:p>
          </table:table-cell>
          <table:table-cell office:value-type="float" office:value="0.0835123297368368" table:style-name="ce1">
            <text:p>0.0835123297368368</text:p>
          </table:table-cell>
          <table:table-cell office:value-type="float" office:value="0.0509879789159165" table:style-name="ce1">
            <text:p>0.0509879789159165</text:p>
          </table:table-cell>
          <table:table-cell office:value-type="float" office:value="0.0531084125661581" table:style-name="ce1">
            <text:p>0.0531084125661581</text:p>
          </table:table-cell>
          <table:table-cell office:value-type="float" office:value="0.0282294708309075" table:style-name="ce1">
            <text:p>0.0282294708309075</text:p>
          </table:table-cell>
          <table:table-cell office:value-type="float" office:value="0.0554379275952238" table:style-name="ce1">
            <text:p>0.0554379275952238</text:p>
          </table:table-cell>
          <table:table-cell office:value-type="float" office:value="0" table:style-name="ce1">
            <text:p>0</text:p>
          </table:table-cell>
          <table:table-cell office:value-type="float" office:value="0.0597815932402956" table:style-name="ce1">
            <text:p>0.0597815932402956</text:p>
          </table:table-cell>
          <table:table-cell office:value-type="float" office:value="0.104596444446429" table:style-name="ce1">
            <text:p>0.104596444446429</text:p>
          </table:table-cell>
          <table:table-cell office:value-type="float" office:value="0.00991045735626479" table:style-name="ce1">
            <text:p>0.00991045735626479</text:p>
          </table:table-cell>
          <table:table-cell office:value-type="float" office:value="0.196258902614193" table:style-name="ce1">
            <text:p>0.196258902614193</text:p>
          </table:table-cell>
          <table:table-cell office:value-type="float" office:value="0.120776157220146" table:style-name="ce1">
            <text:p>0.120776157220146</text:p>
          </table:table-cell>
          <table:table-cell office:value-type="float" office:value="0.232517486993651" table:style-name="ce1">
            <text:p>0.232517486993651</text:p>
          </table:table-cell>
          <table:table-cell office:value-type="float" office:value="0.0580989780849341" table:style-name="ce1">
            <text:p>0.0580989780849341</text:p>
          </table:table-cell>
          <table:table-cell office:value-type="float" office:value="0.110123964416258" table:style-name="ce1">
            <text:p>0.110123964416258</text:p>
          </table:table-cell>
          <table:table-cell office:value-type="float" office:value="0.142676197610074" table:style-name="ce1">
            <text:p>0.142676197610074</text:p>
          </table:table-cell>
          <table:table-cell office:value-type="float" office:value="0.107157448980709" table:style-name="ce1">
            <text:p>0.107157448980709</text:p>
          </table:table-cell>
          <table:table-cell office:value-type="float" office:value="0.0551828762317414" table:style-name="ce1">
            <text:p>0.0551828762317414</text:p>
          </table:table-cell>
          <table:table-cell office:value-type="float" office:value="0.0770929758681305" table:style-name="ce1">
            <text:p>0.0770929758681305</text:p>
          </table:table-cell>
          <table:table-cell office:value-type="float" office:value="0.0915004642173648" table:style-name="ce1">
            <text:p>0.0915004642173648</text:p>
          </table:table-cell>
          <table:table-cell office:value-type="float" office:value="0.0966588908649528" table:style-name="ce1">
            <text:p>0.0966588908649528</text:p>
          </table:table-cell>
          <table:table-cell office:value-type="float" office:value="0.109926290600596" table:style-name="ce1">
            <text:p>0.109926290600596</text:p>
          </table:table-cell>
          <table:table-cell office:value-type="float" office:value="0.117666897181294" table:style-name="ce1">
            <text:p>0.117666897181294</text:p>
          </table:table-cell>
          <table:table-cell office:value-type="float" office:value="0.0248738104056946" table:style-name="ce1">
            <text:p>0.0248738104056946</text:p>
          </table:table-cell>
          <table:table-cell office:value-type="float" office:value="0.119884813164865" table:style-name="ce1">
            <text:p>0.119884813164865</text:p>
          </table:table-cell>
          <table:table-cell office:value-type="float" office:value="0.118082316365518" table:style-name="ce1">
            <text:p>0.118082316365518</text:p>
          </table:table-cell>
          <table:table-cell office:value-type="float" office:value="0.125301691567067" table:style-name="ce1">
            <text:p>0.125301691567067</text:p>
          </table:table-cell>
          <table:table-cell office:value-type="float" office:value="0.0311634798199505" table:style-name="ce1">
            <text:p>0.0311634798199505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  <table:table-cell office:value-type="float" office:value="0.0855664334453482" table:style-name="ce1">
            <text:p>0.0855664334453482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62043712029022" table:style-name="ce1">
            <text:p>0.0462043712029022</text:p>
          </table:table-cell>
          <table:table-cell office:value-type="float" office:value="0.0738214078283373" table:style-name="ce1">
            <text:p>0.0738214078283373</text:p>
          </table:table-cell>
          <table:table-cell office:value-type="float" office:value="0.0351953654353989" table:style-name="ce1">
            <text:p>0.0351953654353989</text:p>
          </table:table-cell>
          <table:table-cell office:value-type="float" office:value="0.0364215406049613" table:style-name="ce1">
            <text:p>0.0364215406049613</text:p>
          </table:table-cell>
          <table:table-cell office:value-type="float" office:value="0.123133251024014" table:style-name="ce1">
            <text:p>0.123133251024014</text:p>
          </table:table-cell>
          <table:table-cell office:value-type="float" office:value="0.199301597329652" table:style-name="ce1">
            <text:p>0.199301597329652</text:p>
          </table:table-cell>
          <table:table-cell office:value-type="float" office:value="0.100972367213477" table:style-name="ce1">
            <text:p>0.100972367213477</text:p>
          </table:table-cell>
          <table:table-cell office:value-type="float" office:value="0.0304300523430317" table:style-name="ce1">
            <text:p>0.0304300523430317</text:p>
          </table:table-cell>
          <table:table-cell office:value-type="float" office:value="0.0616441598566541" table:style-name="ce1">
            <text:p>0.0616441598566541</text:p>
          </table:table-cell>
          <table:table-cell office:value-type="float" office:value="0.0997178789405321" table:style-name="ce1">
            <text:p>0.0997178789405321</text:p>
          </table:table-cell>
          <table:table-cell office:value-type="float" office:value="0.0509496473297987" table:style-name="ce1">
            <text:p>0.0509496473297987</text:p>
          </table:table-cell>
          <table:table-cell office:value-type="float" office:value="0.056054717662755" table:style-name="ce1">
            <text:p>0.056054717662755</text:p>
          </table:table-cell>
          <table:table-cell office:value-type="float" office:value="0.0590689742074699" table:style-name="ce1">
            <text:p>0.0590689742074699</text:p>
          </table:table-cell>
          <table:table-cell office:value-type="float" office:value="0.0215406090533582" table:style-name="ce1">
            <text:p>0.0215406090533582</text:p>
          </table:table-cell>
          <table:table-cell office:value-type="float" office:value="0.0482019695430846" table:style-name="ce1">
            <text:p>0.0482019695430846</text:p>
          </table:table-cell>
          <table:table-cell office:value-type="float" office:value="0.0508991193299162" table:style-name="ce1">
            <text:p>0.0508991193299162</text:p>
          </table:table-cell>
          <table:table-cell office:value-type="float" office:value="0.0578458481413486" table:style-name="ce1">
            <text:p>0.0578458481413486</text:p>
          </table:table-cell>
          <table:table-cell office:value-type="float" office:value="0.0750706690668116" table:style-name="ce1">
            <text:p>0.0750706690668116</text:p>
          </table:table-cell>
          <table:table-cell office:value-type="float" office:value="0.0320068744083305" table:style-name="ce1">
            <text:p>0.0320068744083305</text:p>
          </table:table-cell>
          <table:table-cell office:value-type="float" office:value="0.105798662374668" table:style-name="ce1">
            <text:p>0.105798662374668</text:p>
          </table:table-cell>
          <table:table-cell office:value-type="float" office:value="0.0462043712029022" table:style-name="ce1">
            <text:p>0.0462043712029022</text:p>
          </table:table-cell>
          <table:table-cell office:value-type="float" office:value="0.0557201874566364" table:style-name="ce1">
            <text:p>0.0557201874566364</text:p>
          </table:table-cell>
          <table:table-cell office:value-type="float" office:value="0.0978727357724089" table:style-name="ce1">
            <text:p>0.0978727357724089</text:p>
          </table:table-cell>
          <table:table-cell office:value-type="float" office:value="0.12142575309695" table:style-name="ce1">
            <text:p>0.12142575309695</text:p>
          </table:table-cell>
          <table:table-cell office:value-type="float" office:value="0.0795171330564719" table:style-name="ce1">
            <text:p>0.0795171330564719</text:p>
          </table:table-cell>
          <table:table-cell office:value-type="float" office:value="0.0774559391302305" table:style-name="ce1">
            <text:p>0.0774559391302305</text:p>
          </table:table-cell>
          <table:table-cell office:value-type="float" office:value="0.0917536207521554" table:style-name="ce1">
            <text:p>0.0917536207521554</text:p>
          </table:table-cell>
          <table:table-cell office:value-type="float" office:value="0.0934367258516898" table:style-name="ce1">
            <text:p>0.0934367258516898</text:p>
          </table:table-cell>
          <table:table-cell office:value-type="float" office:value="0.0838085283568376" table:style-name="ce1">
            <text:p>0.0838085283568376</text:p>
          </table:table-cell>
          <table:table-cell office:value-type="float" office:value="0.0696728848035015" table:style-name="ce1">
            <text:p>0.0696728848035015</text:p>
          </table:table-cell>
          <table:table-cell office:value-type="float" office:value="0.0906141272375638" table:style-name="ce1">
            <text:p>0.0906141272375638</text:p>
          </table:table-cell>
          <table:table-cell office:value-type="float" office:value="0.117716300967644" table:style-name="ce1">
            <text:p>0.117716300967644</text:p>
          </table:table-cell>
          <table:table-cell office:value-type="float" office:value="0.0694446376316184" table:style-name="ce1">
            <text:p>0.0694446376316184</text:p>
          </table:table-cell>
          <table:table-cell office:value-type="float" office:value="0.0841569973215446" table:style-name="ce1">
            <text:p>0.0841569973215446</text:p>
          </table:table-cell>
          <table:table-cell office:value-type="float" office:value="0.0833293835303656" table:style-name="ce1">
            <text:p>0.0833293835303656</text:p>
          </table:table-cell>
          <table:table-cell office:value-type="float" office:value="0.101730287211715" table:style-name="ce1">
            <text:p>0.101730287211715</text:p>
          </table:table-cell>
          <table:table-cell office:value-type="float" office:value="0.076196223822815" table:style-name="ce1">
            <text:p>0.076196223822815</text:p>
          </table:table-cell>
          <table:table-cell office:value-type="float" office:value="0.052423671050509" table:style-name="ce1">
            <text:p>0.052423671050509</text:p>
          </table:table-cell>
          <table:table-cell office:value-type="float" office:value="0.0628829670261871" table:style-name="ce1">
            <text:p>0.0628829670261871</text:p>
          </table:table-cell>
          <table:table-cell office:value-type="float" office:value="0.0516396158799184" table:style-name="ce1">
            <text:p>0.0516396158799184</text:p>
          </table:table-cell>
          <table:table-cell office:value-type="float" office:value="0" table:style-name="ce1">
            <text:p>0</text:p>
          </table:table-cell>
          <table:table-cell office:value-type="float" office:value="0.0617365041323014" table:style-name="ce1">
            <text:p>0.0617365041323014</text:p>
          </table:table-cell>
          <table:table-cell office:value-type="float" office:value="0.122417147301541" table:style-name="ce1">
            <text:p>0.122417147301541</text:p>
          </table:table-cell>
          <table:table-cell office:value-type="float" office:value="0.0139073963814532" table:style-name="ce1">
            <text:p>0.0139073963814532</text:p>
          </table:table-cell>
          <table:table-cell office:value-type="float" office:value="0.271099133003307" table:style-name="ce1">
            <text:p>0.271099133003307</text:p>
          </table:table-cell>
          <table:table-cell office:value-type="float" office:value="0.12710512716683" table:style-name="ce1">
            <text:p>0.12710512716683</text:p>
          </table:table-cell>
          <table:table-cell office:value-type="float" office:value="0.271550038843269" table:style-name="ce1">
            <text:p>0.271550038843269</text:p>
          </table:table-cell>
          <table:table-cell office:value-type="float" office:value="0.0813400150715489" table:style-name="ce1">
            <text:p>0.0813400150715489</text:p>
          </table:table-cell>
          <table:table-cell office:value-type="float" office:value="0.118508672574593" table:style-name="ce1">
            <text:p>0.118508672574593</text:p>
          </table:table-cell>
          <table:table-cell office:value-type="float" office:value="0.186754914353496" table:style-name="ce1">
            <text:p>0.186754914353496</text:p>
          </table:table-cell>
          <table:table-cell office:value-type="float" office:value="0.124616648903274" table:style-name="ce1">
            <text:p>0.124616648903274</text:p>
          </table:table-cell>
          <table:table-cell office:value-type="float" office:value="0.0938497653192005" table:style-name="ce1">
            <text:p>0.0938497653192005</text:p>
          </table:table-cell>
          <table:table-cell office:value-type="float" office:value="0.107533626307531" table:style-name="ce1">
            <text:p>0.107533626307531</text:p>
          </table:table-cell>
          <table:table-cell office:value-type="float" office:value="0.151784073117109" table:style-name="ce1">
            <text:p>0.151784073117109</text:p>
          </table:table-cell>
          <table:table-cell office:value-type="float" office:value="0.121676354163353" table:style-name="ce1">
            <text:p>0.121676354163353</text:p>
          </table:table-cell>
          <table:table-cell office:value-type="float" office:value="0.134250463873546" table:style-name="ce1">
            <text:p>0.134250463873546</text:p>
          </table:table-cell>
          <table:table-cell office:value-type="float" office:value="0.160493798673578" table:style-name="ce1">
            <text:p>0.160493798673578</text:p>
          </table:table-cell>
          <table:table-cell office:value-type="float" office:value="0.0373994662793999" table:style-name="ce1">
            <text:p>0.0373994662793999</text:p>
          </table:table-cell>
          <table:table-cell office:value-type="float" office:value="0.187196803015458" table:style-name="ce1">
            <text:p>0.187196803015458</text:p>
          </table:table-cell>
          <table:table-cell office:value-type="float" office:value="0.159628928790037" table:style-name="ce1">
            <text:p>0.159628928790037</text:p>
          </table:table-cell>
          <table:table-cell office:value-type="float" office:value="0.179296797512073" table:style-name="ce1">
            <text:p>0.179296797512073</text:p>
          </table:table-cell>
          <table:table-cell office:value-type="float" office:value="0.068274260277328" table:style-name="ce1">
            <text:p>0.068274260277328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  <table:table-cell office:value-type="float" office:value="0.0927693727276837" table:style-name="ce1">
            <text:p>0.0927693727276837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460754376859607" table:style-name="ce1">
            <text:p>0.0460754376859607</text:p>
          </table:table-cell>
          <table:table-cell office:value-type="float" office:value="0.0655870861923128" table:style-name="ce1">
            <text:p>0.0655870861923128</text:p>
          </table:table-cell>
          <table:table-cell office:value-type="float" office:value="0.0338014895765712" table:style-name="ce1">
            <text:p>0.0338014895765712</text:p>
          </table:table-cell>
          <table:table-cell office:value-type="float" office:value="0.0353009950903256" table:style-name="ce1">
            <text:p>0.0353009950903256</text:p>
          </table:table-cell>
          <table:table-cell office:value-type="float" office:value="0.124413874469311" table:style-name="ce1">
            <text:p>0.124413874469311</text:p>
          </table:table-cell>
          <table:table-cell office:value-type="float" office:value="0.213653291641106" table:style-name="ce1">
            <text:p>0.213653291641106</text:p>
          </table:table-cell>
          <table:table-cell office:value-type="float" office:value="0.095884720328756" table:style-name="ce1">
            <text:p>0.095884720328756</text:p>
          </table:table-cell>
          <table:table-cell office:value-type="float" office:value="0.0299073488959714" table:style-name="ce1">
            <text:p>0.0299073488959714</text:p>
          </table:table-cell>
          <table:table-cell office:value-type="float" office:value="0.0536206619442772" table:style-name="ce1">
            <text:p>0.0536206619442772</text:p>
          </table:table-cell>
          <table:table-cell office:value-type="float" office:value="0.0844636500104867" table:style-name="ce1">
            <text:p>0.0844636500104867</text:p>
          </table:table-cell>
          <table:table-cell office:value-type="float" office:value="0.0477907761647305" table:style-name="ce1">
            <text:p>0.0477907761647305</text:p>
          </table:table-cell>
          <table:table-cell office:value-type="float" office:value="0.0607764721345338" table:style-name="ce1">
            <text:p>0.0607764721345338</text:p>
          </table:table-cell>
          <table:table-cell office:value-type="float" office:value="0.059147379724529" table:style-name="ce1">
            <text:p>0.059147379724529</text:p>
          </table:table-cell>
          <table:table-cell office:value-type="float" office:value="0.020092720505001" table:style-name="ce1">
            <text:p>0.020092720505001</text:p>
          </table:table-cell>
          <table:table-cell office:value-type="float" office:value="0.0440029185183663" table:style-name="ce1">
            <text:p>0.0440029185183663</text:p>
          </table:table-cell>
          <table:table-cell office:value-type="float" office:value="0.0486480098179095" table:style-name="ce1">
            <text:p>0.0486480098179095</text:p>
          </table:table-cell>
          <table:table-cell office:value-type="float" office:value="0.0580584142098199" table:style-name="ce1">
            <text:p>0.0580584142098199</text:p>
          </table:table-cell>
          <table:table-cell office:value-type="float" office:value="0.069094426322088" table:style-name="ce1">
            <text:p>0.069094426322088</text:p>
          </table:table-cell>
          <table:table-cell office:value-type="float" office:value="0.0330958399230397" table:style-name="ce1">
            <text:p>0.0330958399230397</text:p>
          </table:table-cell>
          <table:table-cell office:value-type="float" office:value="0.0957296516394614" table:style-name="ce1">
            <text:p>0.0957296516394614</text:p>
          </table:table-cell>
          <table:table-cell office:value-type="float" office:value="0.0460754376859607" table:style-name="ce1">
            <text:p>0.0460754376859607</text:p>
          </table:table-cell>
          <table:table-cell office:value-type="float" office:value="0.0533505984966294" table:style-name="ce1">
            <text:p>0.0533505984966294</text:p>
          </table:table-cell>
          <table:table-cell office:value-type="float" office:value="0.0928704637840411" table:style-name="ce1">
            <text:p>0.0928704637840411</text:p>
          </table:table-cell>
          <table:table-cell office:value-type="float" office:value="0.116651728280465" table:style-name="ce1">
            <text:p>0.116651728280465</text:p>
          </table:table-cell>
          <table:table-cell office:value-type="float" office:value="0.0761091065816383" table:style-name="ce1">
            <text:p>0.0761091065816383</text:p>
          </table:table-cell>
          <table:table-cell office:value-type="float" office:value="0.0674113212225536" table:style-name="ce1">
            <text:p>0.0674113212225536</text:p>
          </table:table-cell>
          <table:table-cell office:value-type="float" office:value="0.0860578955240208" table:style-name="ce1">
            <text:p>0.0860578955240208</text:p>
          </table:table-cell>
          <table:table-cell office:value-type="float" office:value="0.0908824483403881" table:style-name="ce1">
            <text:p>0.0908824483403881</text:p>
          </table:table-cell>
          <table:table-cell office:value-type="float" office:value="0.0806130679504752" table:style-name="ce1">
            <text:p>0.0806130679504752</text:p>
          </table:table-cell>
          <table:table-cell office:value-type="float" office:value="0.0690961686669115" table:style-name="ce1">
            <text:p>0.0690961686669115</text:p>
          </table:table-cell>
          <table:table-cell office:value-type="float" office:value="0.0900043065493267" table:style-name="ce1">
            <text:p>0.0900043065493267</text:p>
          </table:table-cell>
          <table:table-cell office:value-type="float" office:value="0.119423798894708" table:style-name="ce1">
            <text:p>0.119423798894708</text:p>
          </table:table-cell>
          <table:table-cell office:value-type="float" office:value="0.068136136669144" table:style-name="ce1">
            <text:p>0.068136136669144</text:p>
          </table:table-cell>
          <table:table-cell office:value-type="float" office:value="0.0887585300004994" table:style-name="ce1">
            <text:p>0.0887585300004994</text:p>
          </table:table-cell>
          <table:table-cell office:value-type="float" office:value="0.0831917382893064" table:style-name="ce1">
            <text:p>0.0831917382893064</text:p>
          </table:table-cell>
          <table:table-cell office:value-type="float" office:value="0.0878943269680263" table:style-name="ce1">
            <text:p>0.0878943269680263</text:p>
          </table:table-cell>
          <table:table-cell office:value-type="float" office:value="0.0788951159544701" table:style-name="ce1">
            <text:p>0.0788951159544701</text:p>
          </table:table-cell>
          <table:table-cell office:value-type="float" office:value="0.0546678111832215" table:style-name="ce1">
            <text:p>0.0546678111832215</text:p>
          </table:table-cell>
          <table:table-cell office:value-type="float" office:value="0.0668206663273753" table:style-name="ce1">
            <text:p>0.0668206663273753</text:p>
          </table:table-cell>
          <table:table-cell office:value-type="float" office:value="0.0597310652404131" table:style-name="ce1">
            <text:p>0.0597310652404131</text:p>
          </table:table-cell>
          <table:table-cell office:value-type="float" office:value="0" table:style-name="ce1">
            <text:p>0</text:p>
          </table:table-cell>
          <table:table-cell office:value-type="float" office:value="0.0543646431839265" table:style-name="ce1">
            <text:p>0.0543646431839265</text:p>
          </table:table-cell>
          <table:table-cell office:value-type="float" office:value="0.11594956331658" table:style-name="ce1">
            <text:p>0.11594956331658</text:p>
          </table:table-cell>
          <table:table-cell office:value-type="float" office:value="0.0152402901714571" table:style-name="ce1">
            <text:p>0.0152402901714571</text:p>
          </table:table-cell>
          <table:table-cell office:value-type="float" office:value="0.23145021174035" table:style-name="ce1">
            <text:p>0.23145021174035</text:p>
          </table:table-cell>
          <table:table-cell office:value-type="float" office:value="0.1304972008311" table:style-name="ce1">
            <text:p>0.1304972008311</text:p>
          </table:table-cell>
          <table:table-cell office:value-type="float" office:value="0.250096665609422" table:style-name="ce1">
            <text:p>0.250096665609422</text:p>
          </table:table-cell>
          <table:table-cell office:value-type="float" office:value="0.0877949720341042" table:style-name="ce1">
            <text:p>0.0877949720341042</text:p>
          </table:table-cell>
          <table:table-cell office:value-type="float" office:value="0.130043666349973" table:style-name="ce1">
            <text:p>0.130043666349973</text:p>
          </table:table-cell>
          <table:table-cell office:value-type="float" office:value="0.195179549693537" table:style-name="ce1">
            <text:p>0.195179549693537</text:p>
          </table:table-cell>
          <table:table-cell office:value-type="float" office:value="0.135834328137936" table:style-name="ce1">
            <text:p>0.135834328137936</text:p>
          </table:table-cell>
          <table:table-cell office:value-type="float" office:value="0.0976236960528113" table:style-name="ce1">
            <text:p>0.0976236960528113</text:p>
          </table:table-cell>
          <table:table-cell office:value-type="float" office:value="0.114723804816132" table:style-name="ce1">
            <text:p>0.114723804816132</text:p>
          </table:table-cell>
          <table:table-cell office:value-type="float" office:value="0.15220886622349" table:style-name="ce1">
            <text:p>0.15220886622349</text:p>
          </table:table-cell>
          <table:table-cell office:value-type="float" office:value="0.114984274991642" table:style-name="ce1">
            <text:p>0.114984274991642</text:p>
          </table:table-cell>
          <table:table-cell office:value-type="float" office:value="0.152718188919358" table:style-name="ce1">
            <text:p>0.152718188919358</text:p>
          </table:table-cell>
          <table:table-cell office:value-type="float" office:value="0.148667847179168" table:style-name="ce1">
            <text:p>0.148667847179168</text:p>
          </table:table-cell>
          <table:table-cell office:value-type="float" office:value="0.036079273499939" table:style-name="ce1">
            <text:p>0.036079273499939</text:p>
          </table:table-cell>
          <table:table-cell office:value-type="float" office:value="0.168984074938729" table:style-name="ce1">
            <text:p>0.168984074938729</text:p>
          </table:table-cell>
          <table:table-cell office:value-type="float" office:value="0.155047582758365" table:style-name="ce1">
            <text:p>0.155047582758365</text:p>
          </table:table-cell>
          <table:table-cell office:value-type="float" office:value="0.162384308011955" table:style-name="ce1">
            <text:p>0.162384308011955</text:p>
          </table:table-cell>
          <table:table-cell office:value-type="float" office:value="0.0695275588331236" table:style-name="ce1">
            <text:p>0.0695275588331236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  <table:table-cell office:value-type="float" office:value="0.0905675397531811" table:style-name="ce1">
            <text:p>0.090567539753181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205518283660023" table:style-name="ce1">
            <text:p>0.0205518283660023</text:p>
          </table:table-cell>
          <table:table-cell office:value-type="float" office:value="0.0628864517158342" table:style-name="ce1">
            <text:p>0.0628864517158342</text:p>
          </table:table-cell>
          <table:table-cell office:value-type="float" office:value="0.0296198620000881" table:style-name="ce1">
            <text:p>0.0296198620000881</text:p>
          </table:table-cell>
          <table:table-cell office:value-type="float" office:value="0.0162909241000485" table:style-name="ce1">
            <text:p>0.0162909241000485</text:p>
          </table:table-cell>
          <table:table-cell office:value-type="float" office:value="0.126924593360025" table:style-name="ce1">
            <text:p>0.126924593360025</text:p>
          </table:table-cell>
          <table:table-cell office:value-type="float" office:value="0.0984895258399402" table:style-name="ce1">
            <text:p>0.0984895258399402</text:p>
          </table:table-cell>
          <table:table-cell office:value-type="float" office:value="0.0711190310070352" table:style-name="ce1">
            <text:p>0.0711190310070352</text:p>
          </table:table-cell>
          <table:table-cell office:value-type="float" office:value="0.0189567116800564" table:style-name="ce1">
            <text:p>0.0189567116800564</text:p>
          </table:table-cell>
          <table:table-cell office:value-type="float" office:value="0.0447434150683685" table:style-name="ce1">
            <text:p>0.0447434150683685</text:p>
          </table:table-cell>
          <table:table-cell office:value-type="float" office:value="0.0701154403886793" table:style-name="ce1">
            <text:p>0.0701154403886793</text:p>
          </table:table-cell>
          <table:table-cell office:value-type="float" office:value="0.0101630973556773" table:style-name="ce1">
            <text:p>0.0101630973556773</text:p>
          </table:table-cell>
          <table:table-cell office:value-type="float" office:value="0.0396418294250592" table:style-name="ce1">
            <text:p>0.0396418294250592</text:p>
          </table:table-cell>
          <table:table-cell office:value-type="float" office:value="0.0237777798067766" table:style-name="ce1">
            <text:p>0.0237777798067766</text:p>
          </table:table-cell>
          <table:table-cell office:value-type="float" office:value="0.0194480529202932" table:style-name="ce1">
            <text:p>0.0194480529202932</text:p>
          </table:table-cell>
          <table:table-cell office:value-type="float" office:value="0.00338014895765712" table:style-name="ce1">
            <text:p>0.00338014895765712</text:p>
          </table:table-cell>
          <table:table-cell office:value-type="float" office:value="0.0204063425732372" table:style-name="ce1">
            <text:p>0.0204063425732372</text:p>
          </table:table-cell>
          <table:table-cell office:value-type="float" office:value="0.0203349064354723" table:style-name="ce1">
            <text:p>0.0203349064354723</text:p>
          </table:table-cell>
          <table:table-cell office:value-type="float" office:value="0.0381625786698783" table:style-name="ce1">
            <text:p>0.0381625786698783</text:p>
          </table:table-cell>
          <table:table-cell office:value-type="float" office:value="0.00765760549943455" table:style-name="ce1">
            <text:p>0.00765760549943455</text:p>
          </table:table-cell>
          <table:table-cell office:value-type="float" office:value="0.0568318034540515" table:style-name="ce1">
            <text:p>0.0568318034540515</text:p>
          </table:table-cell>
          <table:table-cell office:value-type="float" office:value="0.0205518283660023" table:style-name="ce1">
            <text:p>0.0205518283660023</text:p>
          </table:table-cell>
          <table:table-cell office:value-type="float" office:value="0.0277207061424354" table:style-name="ce1">
            <text:p>0.0277207061424354</text:p>
          </table:table-cell>
          <table:table-cell office:value-type="float" office:value="0.0431439425203637" table:style-name="ce1">
            <text:p>0.0431439425203637</text:p>
          </table:table-cell>
          <table:table-cell office:value-type="float" office:value="0.0772486000962299" table:style-name="ce1">
            <text:p>0.0772486000962299</text:p>
          </table:table-cell>
          <table:table-cell office:value-type="float" office:value="0.039683645700824" table:style-name="ce1">
            <text:p>0.039683645700824</text:p>
          </table:table-cell>
          <table:table-cell office:value-type="float" office:value="0.0341935171618665" table:style-name="ce1">
            <text:p>0.0341935171618665</text:p>
          </table:table-cell>
          <table:table-cell office:value-type="float" office:value="0.0293724490351462" table:style-name="ce1">
            <text:p>0.0293724490351462</text:p>
          </table:table-cell>
          <table:table-cell office:value-type="float" office:value="0.0384047646003496" table:style-name="ce1">
            <text:p>0.0384047646003496</text:p>
          </table:table-cell>
          <table:table-cell office:value-type="float" office:value="0.0370718708103456" table:style-name="ce1">
            <text:p>0.0370718708103456</text:p>
          </table:table-cell>
          <table:table-cell office:value-type="float" office:value="0.040114004872237" table:style-name="ce1">
            <text:p>0.040114004872237</text:p>
          </table:table-cell>
          <table:table-cell office:value-type="float" office:value="0.0384570349450556" table:style-name="ce1">
            <text:p>0.0384570349450556</text:p>
          </table:table-cell>
          <table:table-cell office:value-type="float" office:value="0.0638255755757194" table:style-name="ce1">
            <text:p>0.0638255755757194</text:p>
          </table:table-cell>
          <table:table-cell office:value-type="float" office:value="0.0220180115350067" table:style-name="ce1">
            <text:p>0.0220180115350067</text:p>
          </table:table-cell>
          <table:table-cell office:value-type="float" office:value="0.0470798994767283" table:style-name="ce1">
            <text:p>0.0470798994767283</text:p>
          </table:table-cell>
          <table:table-cell office:value-type="float" office:value="0.0211625202266512" table:style-name="ce1">
            <text:p>0.0211625202266512</text:p>
          </table:table-cell>
          <table:table-cell office:value-type="float" office:value="0.0427432032109507" table:style-name="ce1">
            <text:p>0.0427432032109507</text:p>
          </table:table-cell>
          <table:table-cell office:value-type="float" office:value="0.0255915607680762" table:style-name="ce1">
            <text:p>0.0255915607680762</text:p>
          </table:table-cell>
          <table:table-cell office:value-type="float" office:value="0.0175053384420521" table:style-name="ce1">
            <text:p>0.0175053384420521</text:p>
          </table:table-cell>
          <table:table-cell office:value-type="float" office:value="0.0185925616119377" table:style-name="ce1">
            <text:p>0.0185925616119377</text:p>
          </table:table-cell>
          <table:table-cell office:value-type="float" office:value="0.0236279381519527" table:style-name="ce1">
            <text:p>0.0236279381519527</text:p>
          </table:table-cell>
          <table:table-cell office:value-type="float" office:value="0" table:style-name="ce1">
            <text:p>0</text:p>
          </table:table-cell>
          <table:table-cell office:value-type="float" office:value="0.0192215480932337" table:style-name="ce1">
            <text:p>0.0192215480932337</text:p>
          </table:table-cell>
          <table:table-cell office:value-type="float" office:value="0.0403753565957672" table:style-name="ce1">
            <text:p>0.0403753565957672</text:p>
          </table:table-cell>
          <table:table-cell office:value-type="float" office:value="0.00459456329966073" table:style-name="ce1">
            <text:p>0.00459456329966073</text:p>
          </table:table-cell>
          <table:table-cell office:value-type="float" office:value="0.0580370735854815" table:style-name="ce1">
            <text:p>0.0580370735854815</text:p>
          </table:table-cell>
          <table:table-cell office:value-type="float" office:value="0.0724964682097346" table:style-name="ce1">
            <text:p>0.0724964682097346</text:p>
          </table:table-cell>
          <table:table-cell office:value-type="float" office:value="0.0975927391090829" table:style-name="ce1">
            <text:p>0.0975927391090829</text:p>
          </table:table-cell>
          <table:table-cell office:value-type="float" office:value="0.0330535666981402" table:style-name="ce1">
            <text:p>0.0330535666981402</text:p>
          </table:table-cell>
          <table:table-cell office:value-type="float" office:value="0.0438605207506593" table:style-name="ce1">
            <text:p>0.0438605207506593</text:p>
          </table:table-cell>
          <table:table-cell office:value-type="float" office:value="0.0637517864197636" table:style-name="ce1">
            <text:p>0.0637517864197636</text:p>
          </table:table-cell>
          <table:table-cell office:value-type="float" office:value="0.0482395083525923" table:style-name="ce1">
            <text:p>0.0482395083525923</text:p>
          </table:table-cell>
          <table:table-cell office:value-type="float" office:value="0.042872902712684" table:style-name="ce1">
            <text:p>0.042872902712684</text:p>
          </table:table-cell>
          <table:table-cell office:value-type="float" office:value="0.0292449472891462" table:style-name="ce1">
            <text:p>0.0292449472891462</text:p>
          </table:table-cell>
          <table:table-cell office:value-type="float" office:value="0.0631747011098458" table:style-name="ce1">
            <text:p>0.0631747011098458</text:p>
          </table:table-cell>
          <table:table-cell office:value-type="float" office:value="0.0324543318005998" table:style-name="ce1">
            <text:p>0.0324543318005998</text:p>
          </table:table-cell>
          <table:table-cell office:value-type="float" office:value="0.0755749919229559" table:style-name="ce1">
            <text:p>0.0755749919229559</text:p>
          </table:table-cell>
          <table:table-cell office:value-type="float" office:value="0.0445930197754978" table:style-name="ce1">
            <text:p>0.0445930197754978</text:p>
          </table:table-cell>
          <table:table-cell office:value-type="float" office:value="0.0108666148189766" table:style-name="ce1">
            <text:p>0.0108666148189766</text:p>
          </table:table-cell>
          <table:table-cell office:value-type="float" office:value="0.0492400818363129" table:style-name="ce1">
            <text:p>0.0492400818363129</text:p>
          </table:table-cell>
          <table:table-cell office:value-type="float" office:value="0.0726256002070003" table:style-name="ce1">
            <text:p>0.0726256002070003</text:p>
          </table:table-cell>
          <table:table-cell office:value-type="float" office:value="0.0377256947300712" table:style-name="ce1">
            <text:p>0.0377256947300712</text:p>
          </table:table-cell>
          <table:table-cell office:value-type="float" office:value="0.0153399988027713" table:style-name="ce1">
            <text:p>0.0153399988027713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  <table:table-cell office:value-type="float" office:value="0.0397184986773149" table:style-name="ce1">
            <text:p>0.0397184986773149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573815132458767" table:style-name="ce1">
            <text:p>0.0573815132458767</text:p>
          </table:table-cell>
          <table:table-cell office:value-type="float" office:value="0.0945169796422813" table:style-name="ce1">
            <text:p>0.0945169796422813</text:p>
          </table:table-cell>
          <table:table-cell office:value-type="float" office:value="0.0575844964178184" table:style-name="ce1">
            <text:p>0.0575844964178184</text:p>
          </table:table-cell>
          <table:table-cell office:value-type="float" office:value="0.0393851602532422" table:style-name="ce1">
            <text:p>0.0393851602532422</text:p>
          </table:table-cell>
          <table:table-cell office:value-type="float" office:value="0.139819687399004" table:style-name="ce1">
            <text:p>0.139819687399004</text:p>
          </table:table-cell>
          <table:table-cell office:value-type="float" office:value="0.179308190479592" table:style-name="ce1">
            <text:p>0.179308190479592</text:p>
          </table:table-cell>
          <table:table-cell office:value-type="float" office:value="0.143773067803604" table:style-name="ce1">
            <text:p>0.143773067803604</text:p>
          </table:table-cell>
          <table:table-cell office:value-type="float" office:value="0.0608339695137105" table:style-name="ce1">
            <text:p>0.0608339695137105</text:p>
          </table:table-cell>
          <table:table-cell office:value-type="float" office:value="0.0793638067120009" table:style-name="ce1">
            <text:p>0.0793638067120009</text:p>
          </table:table-cell>
          <table:table-cell office:value-type="float" office:value="0.131857171555451" table:style-name="ce1">
            <text:p>0.131857171555451</text:p>
          </table:table-cell>
          <table:table-cell office:value-type="float" office:value="0.0245269880808965" table:style-name="ce1">
            <text:p>0.0245269880808965</text:p>
          </table:table-cell>
          <table:table-cell office:value-type="float" office:value="0.111306214361861" table:style-name="ce1">
            <text:p>0.111306214361861</text:p>
          </table:table-cell>
          <table:table-cell office:value-type="float" office:value="0.066676051707022" table:style-name="ce1">
            <text:p>0.066676051707022</text:p>
          </table:table-cell>
          <table:table-cell office:value-type="float" office:value="0.0305032308256202" table:style-name="ce1">
            <text:p>0.0305032308256202</text:p>
          </table:table-cell>
          <table:table-cell office:value-type="float" office:value="0.0286180137265558" table:style-name="ce1">
            <text:p>0.0286180137265558</text:p>
          </table:table-cell>
          <table:table-cell office:value-type="float" office:value="0.0398317450108244" table:style-name="ce1">
            <text:p>0.0398317450108244</text:p>
          </table:table-cell>
          <table:table-cell office:value-type="float" office:value="0.0707182916976222" table:style-name="ce1">
            <text:p>0.0707182916976222</text:p>
          </table:table-cell>
          <table:table-cell office:value-type="float" office:value="0.0725965394173925" table:style-name="ce1">
            <text:p>0.0725965394173925</text:p>
          </table:table-cell>
          <table:table-cell office:value-type="float" office:value="0.0509374509160339" table:style-name="ce1">
            <text:p>0.0509374509160339</text:p>
          </table:table-cell>
          <table:table-cell office:value-type="float" office:value="0.127165036945673" table:style-name="ce1">
            <text:p>0.127165036945673</text:p>
          </table:table-cell>
          <table:table-cell office:value-type="float" office:value="0.0573815132458767" table:style-name="ce1">
            <text:p>0.0573815132458767</text:p>
          </table:table-cell>
          <table:table-cell office:value-type="float" office:value="0.0878141791061437" table:style-name="ce1">
            <text:p>0.0878141791061437</text:p>
          </table:table-cell>
          <table:table-cell office:value-type="float" office:value="0.138425811540177" table:style-name="ce1">
            <text:p>0.138425811540177</text:p>
          </table:table-cell>
          <table:table-cell office:value-type="float" office:value="0.150470641305271" table:style-name="ce1">
            <text:p>0.150470641305271</text:p>
          </table:table-cell>
          <table:table-cell office:value-type="float" office:value="0.10192542983195" table:style-name="ce1">
            <text:p>0.10192542983195</text:p>
          </table:table-cell>
          <table:table-cell office:value-type="float" office:value="0.0957766949496968" table:style-name="ce1">
            <text:p>0.0957766949496968</text:p>
          </table:table-cell>
          <table:table-cell office:value-type="float" office:value="0.0941597989534567" table:style-name="ce1">
            <text:p>0.0941597989534567</text:p>
          </table:table-cell>
          <table:table-cell office:value-type="float" office:value="0.136605061199583" table:style-name="ce1">
            <text:p>0.136605061199583</text:p>
          </table:table-cell>
          <table:table-cell office:value-type="float" office:value="0.112116404704804" table:style-name="ce1">
            <text:p>0.112116404704804</text:p>
          </table:table-cell>
          <table:table-cell office:value-type="float" office:value="0.0953707286058132" table:style-name="ce1">
            <text:p>0.0953707286058132</text:p>
          </table:table-cell>
          <table:table-cell office:value-type="float" office:value="0.10334021382866" table:style-name="ce1">
            <text:p>0.10334021382866</text:p>
          </table:table-cell>
          <table:table-cell office:value-type="float" office:value="0.144269636078312" table:style-name="ce1">
            <text:p>0.144269636078312</text:p>
          </table:table-cell>
          <table:table-cell office:value-type="float" office:value="0.0728683452098639" table:style-name="ce1">
            <text:p>0.0728683452098639</text:p>
          </table:table-cell>
          <table:table-cell office:value-type="float" office:value="0.103638154793485" table:style-name="ce1">
            <text:p>0.103638154793485</text:p>
          </table:table-cell>
          <table:table-cell office:value-type="float" office:value="0.0653936859169005" table:style-name="ce1">
            <text:p>0.0653936859169005</text:p>
          </table:table-cell>
          <table:table-cell office:value-type="float" office:value="0.109292063745855" table:style-name="ce1">
            <text:p>0.109292063745855</text:p>
          </table:table-cell>
          <table:table-cell office:value-type="float" office:value="0.0729136461752758" table:style-name="ce1">
            <text:p>0.0729136461752758</text:p>
          </table:table-cell>
          <table:table-cell office:value-type="float" office:value="0.0504199745034442" table:style-name="ce1">
            <text:p>0.0504199745034442</text:p>
          </table:table-cell>
          <table:table-cell office:value-type="float" office:value="0.0594714558617064" table:style-name="ce1">
            <text:p>0.0594714558617064</text:p>
          </table:table-cell>
          <table:table-cell office:value-type="float" office:value="0.0835123297368368" table:style-name="ce1">
            <text:p>0.0835123297368368</text:p>
          </table:table-cell>
          <table:table-cell office:value-type="float" office:value="0" table:style-name="ce1">
            <text:p>0</text:p>
          </table:table-cell>
          <table:table-cell office:value-type="float" office:value="0.0788428456097641" table:style-name="ce1">
            <text:p>0.0788428456097641</text:p>
          </table:table-cell>
          <table:table-cell office:value-type="float" office:value="0.133289379000397" table:style-name="ce1">
            <text:p>0.133289379000397</text:p>
          </table:table-cell>
          <table:table-cell office:value-type="float" office:value="0.0303185422743255" table:style-name="ce1">
            <text:p>0.0303185422743255</text:p>
          </table:table-cell>
          <table:table-cell office:value-type="float" office:value="0.23040828409829" table:style-name="ce1">
            <text:p>0.23040828409829</text:p>
          </table:table-cell>
          <table:table-cell office:value-type="float" office:value="0.168708255376412" table:style-name="ce1">
            <text:p>0.168708255376412</text:p>
          </table:table-cell>
          <table:table-cell office:value-type="float" office:value="0.218805368112789" table:style-name="ce1">
            <text:p>0.218805368112789</text:p>
          </table:table-cell>
          <table:table-cell office:value-type="float" office:value="0.0751980541677967" table:style-name="ce1">
            <text:p>0.0751980541677967</text:p>
          </table:table-cell>
          <table:table-cell office:value-type="float" office:value="0.129497284507671" table:style-name="ce1">
            <text:p>0.129497284507671</text:p>
          </table:table-cell>
          <table:table-cell office:value-type="float" office:value="0.184331565368822" table:style-name="ce1">
            <text:p>0.184331565368822</text:p>
          </table:table-cell>
          <table:table-cell office:value-type="float" office:value="0.10778775958023" table:style-name="ce1">
            <text:p>0.10778775958023</text:p>
          </table:table-cell>
          <table:table-cell office:value-type="float" office:value="0.08035333583399" table:style-name="ce1">
            <text:p>0.08035333583399</text:p>
          </table:table-cell>
          <table:table-cell office:value-type="float" office:value="0.0937990231566981" table:style-name="ce1">
            <text:p>0.0937990231566981</text:p>
          </table:table-cell>
          <table:table-cell office:value-type="float" office:value="0.135561155992793" table:style-name="ce1">
            <text:p>0.135561155992793</text:p>
          </table:table-cell>
          <table:table-cell office:value-type="float" office:value="0.091553379702831" table:style-name="ce1">
            <text:p>0.091553379702831</text:p>
          </table:table-cell>
          <table:table-cell office:value-type="float" office:value="0.161683460643153" table:style-name="ce1">
            <text:p>0.161683460643153</text:p>
          </table:table-cell>
          <table:table-cell office:value-type="float" office:value="0.144418310766642" table:style-name="ce1">
            <text:p>0.144418310766642</text:p>
          </table:table-cell>
          <table:table-cell office:value-type="float" office:value="0.0784763827736247" table:style-name="ce1">
            <text:p>0.0784763827736247</text:p>
          </table:table-cell>
          <table:table-cell office:value-type="float" office:value="0.136830160679554" table:style-name="ce1">
            <text:p>0.136830160679554</text:p>
          </table:table-cell>
          <table:table-cell office:value-type="float" office:value="0.174663817457503" table:style-name="ce1">
            <text:p>0.174663817457503</text:p>
          </table:table-cell>
          <table:table-cell office:value-type="float" office:value="0.179118425432971" table:style-name="ce1">
            <text:p>0.179118425432971</text:p>
          </table:table-cell>
          <table:table-cell office:value-type="float" office:value="0.0800374294938962" table:style-name="ce1">
            <text:p>0.080037429493896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  <table:table-cell office:value-type="float" office:value="0.100895993468312" table:style-name="ce1">
            <text:p>0.100895993468312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6743067684478" table:style-name="ce1">
            <text:p>42.6743067684478</text:p>
          </table:table-cell>
          <table:table-cell office:value-type="float" office:value="42.0305343743853" table:style-name="ce1">
            <text:p>42.0305343743853</text:p>
          </table:table-cell>
          <table:table-cell office:value-type="float" office:value="41.4496747428381" table:style-name="ce1">
            <text:p>41.4496747428381</text:p>
          </table:table-cell>
          <table:table-cell office:value-type="float" office:value="41.0973513959495" table:style-name="ce1">
            <text:p>41.0973513959495</text:p>
          </table:table-cell>
          <table:table-cell office:value-type="float" office:value="40.6320076829559" table:style-name="ce1">
            <text:p>40.6320076829559</text:p>
          </table:table-cell>
          <table:table-cell office:value-type="float" office:value="40.1182861920408" table:style-name="ce1">
            <text:p>40.1182861920408</text:p>
          </table:table-cell>
          <table:table-cell office:value-type="float" office:value="39.7615845970567" table:style-name="ce1">
            <text:p>39.7615845970567</text:p>
          </table:table-cell>
          <table:table-cell office:value-type="float" office:value="39.3733335710134" table:style-name="ce1">
            <text:p>39.3733335710134</text:p>
          </table:table-cell>
          <table:table-cell office:value-type="float" office:value="39.0580438997233" table:style-name="ce1">
            <text:p>39.0580438997233</text:p>
          </table:table-cell>
          <table:table-cell office:value-type="float" office:value="38.7199698239288" table:style-name="ce1">
            <text:p>38.7199698239288</text:p>
          </table:table-cell>
          <table:table-cell office:value-type="float" office:value="38.4316062163368" table:style-name="ce1">
            <text:p>38.4316062163368</text:p>
          </table:table-cell>
          <table:table-cell office:value-type="float" office:value="38.0814232988239" table:style-name="ce1">
            <text:p>38.0814232988239</text:p>
          </table:table-cell>
          <table:table-cell office:value-type="float" office:value="37.7685577212831" table:style-name="ce1">
            <text:p>37.7685577212831</text:p>
          </table:table-cell>
          <table:table-cell office:value-type="float" office:value="37.4847060608836" table:style-name="ce1">
            <text:p>37.4847060608836</text:p>
          </table:table-cell>
          <table:table-cell office:value-type="float" office:value="37.2019443279316" table:style-name="ce1">
            <text:p>37.2019443279316</text:p>
          </table:table-cell>
          <table:table-cell office:value-type="float" office:value="36.9170080297373" table:style-name="ce1">
            <text:p>36.9170080297373</text:p>
          </table:table-cell>
          <table:table-cell office:value-type="float" office:value="36.6159410992992" table:style-name="ce1">
            <text:p>36.6159410992992</text:p>
          </table:table-cell>
          <table:table-cell office:value-type="float" office:value="36.2910940912333" table:style-name="ce1">
            <text:p>36.2910940912333</text:p>
          </table:table-cell>
          <table:table-cell office:value-type="float" office:value="35.9734384588407" table:style-name="ce1">
            <text:p>35.9734384588407</text:p>
          </table:table-cell>
          <table:table-cell office:value-type="float" office:value="35.615240056435" table:style-name="ce1">
            <text:p>35.615240056435</text:p>
          </table:table-cell>
          <table:table-cell office:value-type="float" office:value="35.3856524563928" table:style-name="ce1">
            <text:p>35.3856524563928</text:p>
          </table:table-cell>
          <table:table-cell office:value-type="float" office:value="35.1090761563873" table:style-name="ce1">
            <text:p>35.1090761563873</text:p>
          </table:table-cell>
          <table:table-cell office:value-type="float" office:value="34.801924844784" table:style-name="ce1">
            <text:p>34.801924844784</text:p>
          </table:table-cell>
          <table:table-cell office:value-type="float" office:value="34.4502646622037" table:style-name="ce1">
            <text:p>34.4502646622037</text:p>
          </table:table-cell>
          <table:table-cell office:value-type="float" office:value="34.126945009275" table:style-name="ce1">
            <text:p>34.126945009275</text:p>
          </table:table-cell>
          <table:table-cell office:value-type="float" office:value="33.8300046077578" table:style-name="ce1">
            <text:p>33.8300046077578</text:p>
          </table:table-cell>
          <table:table-cell office:value-type="float" office:value="33.5501968653789" table:style-name="ce1">
            <text:p>33.5501968653789</text:p>
          </table:table-cell>
          <table:table-cell office:value-type="float" office:value="33.2393850954596" table:style-name="ce1">
            <text:p>33.2393850954596</text:p>
          </table:table-cell>
          <table:table-cell office:value-type="float" office:value="32.9199052333749" table:style-name="ce1">
            <text:p>32.9199052333749</text:p>
          </table:table-cell>
          <table:table-cell office:value-type="float" office:value="32.6582465851425" table:style-name="ce1">
            <text:p>32.6582465851425</text:p>
          </table:table-cell>
          <table:table-cell office:value-type="float" office:value="32.3557635011086" table:style-name="ce1">
            <text:p>32.3557635011086</text:p>
          </table:table-cell>
          <table:table-cell office:value-type="float" office:value="32.100031440084" table:style-name="ce1">
            <text:p>32.100031440084</text:p>
          </table:table-cell>
          <table:table-cell office:value-type="float" office:value="31.7895505620198" table:style-name="ce1">
            <text:p>31.7895505620198</text:p>
          </table:table-cell>
          <table:table-cell office:value-type="float" office:value="31.5410000385876" table:style-name="ce1">
            <text:p>31.5410000385876</text:p>
          </table:table-cell>
          <table:table-cell office:value-type="float" office:value="31.2431319716516" table:style-name="ce1">
            <text:p>31.2431319716516</text:p>
          </table:table-cell>
          <table:table-cell office:value-type="float" office:value="30.9268206168991" table:style-name="ce1">
            <text:p>30.9268206168991</text:p>
          </table:table-cell>
          <table:table-cell office:value-type="float" office:value="30.6409500991906" table:style-name="ce1">
            <text:p>30.6409500991906</text:p>
          </table:table-cell>
          <table:table-cell office:value-type="float" office:value="30.4170109323122" table:style-name="ce1">
            <text:p>30.4170109323122</text:p>
          </table:table-cell>
          <table:table-cell office:value-type="float" office:value="30.1659677791606" table:style-name="ce1">
            <text:p>30.1659677791606</text:p>
          </table:table-cell>
          <table:table-cell office:value-type="float" office:value="29.9389568293436" table:style-name="ce1">
            <text:p>29.9389568293436</text:p>
          </table:table-cell>
          <table:table-cell office:value-type="float" office:value="29.7397429612857" table:style-name="ce1">
            <text:p>29.7397429612857</text:p>
          </table:table-cell>
          <table:table-cell office:value-type="float" office:value="29.432632637459" table:style-name="ce1">
            <text:p>29.432632637459</text:p>
          </table:table-cell>
          <table:table-cell office:value-type="float" office:value="29.1724944575636" table:style-name="ce1">
            <text:p>29.1724944575636</text:p>
          </table:table-cell>
          <table:table-cell office:value-type="float" office:value="28.9879040667283" table:style-name="ce1">
            <text:p>28.9879040667283</text:p>
          </table:table-cell>
          <table:table-cell office:value-type="float" office:value="28.7317068840761" table:style-name="ce1">
            <text:p>28.7317068840761</text:p>
          </table:table-cell>
          <table:table-cell office:value-type="float" office:value="28.4507854450195" table:style-name="ce1">
            <text:p>28.4507854450195</text:p>
          </table:table-cell>
          <table:table-cell office:value-type="float" office:value="28.2193122573236" table:style-name="ce1">
            <text:p>28.2193122573236</text:p>
          </table:table-cell>
          <table:table-cell office:value-type="float" office:value="27.9809996881088" table:style-name="ce1">
            <text:p>27.9809996881088</text:p>
          </table:table-cell>
          <table:table-cell office:value-type="float" office:value="27.7052127577388" table:style-name="ce1">
            <text:p>27.7052127577388</text:p>
          </table:table-cell>
          <table:table-cell office:value-type="float" office:value="27.4548188666286" table:style-name="ce1">
            <text:p>27.4548188666286</text:p>
          </table:table-cell>
          <table:table-cell office:value-type="float" office:value="27.1729497946115" table:style-name="ce1">
            <text:p>27.1729497946115</text:p>
          </table:table-cell>
          <table:table-cell office:value-type="float" office:value="26.9306224129838" table:style-name="ce1">
            <text:p>26.9306224129838</text:p>
          </table:table-cell>
          <table:table-cell office:value-type="float" office:value="26.7045849552158" table:style-name="ce1">
            <text:p>26.7045849552158</text:p>
          </table:table-cell>
          <table:table-cell office:value-type="float" office:value="26.4737050437487" table:style-name="ce1">
            <text:p>26.4737050437487</text:p>
          </table:table-cell>
          <table:table-cell office:value-type="float" office:value="26.2563745290551" table:style-name="ce1">
            <text:p>26.2563745290551</text:p>
          </table:table-cell>
          <table:table-cell office:value-type="float" office:value="26.0077013192747" table:style-name="ce1">
            <text:p>26.0077013192747</text:p>
          </table:table-cell>
          <table:table-cell office:value-type="float" office:value="25.7342989448155" table:style-name="ce1">
            <text:p>25.7342989448155</text:p>
          </table:table-cell>
          <table:table-cell office:value-type="float" office:value="25.5433842623611" table:style-name="ce1">
            <text:p>25.5433842623611</text:p>
          </table:table-cell>
          <table:table-cell office:value-type="float" office:value="25.2918271327207" table:style-name="ce1">
            <text:p>25.2918271327207</text:p>
          </table:table-cell>
          <table:table-cell office:value-type="float" office:value="25.0650798607524" table:style-name="ce1">
            <text:p>25.0650798607524</text:p>
          </table:table-cell>
          <table:table-cell office:value-type="float" office:value="24.8700254176791" table:style-name="ce1">
            <text:p>24.8700254176791</text:p>
          </table:table-cell>
          <table:table-cell office:value-type="float" office:value="24.7082231992061" table:style-name="ce1">
            <text:p>24.7082231992061</text:p>
          </table:table-cell>
          <table:table-cell office:value-type="float" office:value="24.5281168218057" table:style-name="ce1">
            <text:p>24.5281168218057</text:p>
          </table:table-cell>
          <table:table-cell office:value-type="float" office:value="24.3471695347878" table:style-name="ce1">
            <text:p>24.3471695347878</text:p>
          </table:table-cell>
          <table:table-cell office:value-type="float" office:value="24.1662825875309" table:style-name="ce1">
            <text:p>24.1662825875309</text:p>
          </table:table-cell>
          <table:table-cell office:value-type="float" office:value="23.9860279318437" table:style-name="ce1">
            <text:p>23.9860279318437</text:p>
          </table:table-cell>
          <table:table-cell office:value-type="float" office:value="23.8067665898361" table:style-name="ce1">
            <text:p>23.8067665898361</text:p>
          </table:table-cell>
          <table:table-cell office:value-type="float" office:value="23.6287244913199" table:style-name="ce1">
            <text:p>23.6287244913199</text:p>
          </table:table-cell>
          <table:table-cell office:value-type="float" office:value="23.452041062099" table:style-name="ce1">
            <text:p>23.452041062099</text:p>
          </table:table-cell>
          <table:table-cell office:value-type="float" office:value="23.2768003538588" table:style-name="ce1">
            <text:p>23.2768003538588</text:p>
          </table:table-cell>
          <table:table-cell office:value-type="float" office:value="23.1030509885271" table:style-name="ce1">
            <text:p>23.1030509885271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731312350337" table:style-name="ce1">
            <text:p>42.9731312350337</text:p>
          </table:table-cell>
          <table:table-cell office:value-type="float" office:value="42.3435665684209" table:style-name="ce1">
            <text:p>42.3435665684209</text:p>
          </table:table-cell>
          <table:table-cell office:value-type="float" office:value="41.9095097836932" table:style-name="ce1">
            <text:p>41.9095097836932</text:p>
          </table:table-cell>
          <table:table-cell office:value-type="float" office:value="41.6906693635773" table:style-name="ce1">
            <text:p>41.6906693635773</text:p>
          </table:table-cell>
          <table:table-cell office:value-type="float" office:value="42.2887713025694" table:style-name="ce1">
            <text:p>42.2887713025694</text:p>
          </table:table-cell>
          <table:table-cell office:value-type="float" office:value="41.5051403264469" table:style-name="ce1">
            <text:p>41.5051403264469</text:p>
          </table:table-cell>
          <table:table-cell office:value-type="float" office:value="41.7277443354883" table:style-name="ce1">
            <text:p>41.7277443354883</text:p>
          </table:table-cell>
          <table:table-cell office:value-type="float" office:value="41.1815156118654" table:style-name="ce1">
            <text:p>41.1815156118654</text:p>
          </table:table-cell>
          <table:table-cell office:value-type="float" office:value="40.6936800918185" table:style-name="ce1">
            <text:p>40.6936800918185</text:p>
          </table:table-cell>
          <table:table-cell office:value-type="float" office:value="40.2680448693327" table:style-name="ce1">
            <text:p>40.2680448693327</text:p>
          </table:table-cell>
          <table:table-cell office:value-type="float" office:value="40.0693823014086" table:style-name="ce1">
            <text:p>40.0693823014086</text:p>
          </table:table-cell>
          <table:table-cell office:value-type="float" office:value="40.0258551301719" table:style-name="ce1">
            <text:p>40.0258551301719</text:p>
          </table:table-cell>
          <table:table-cell office:value-type="float" office:value="39.9237522691689" table:style-name="ce1">
            <text:p>39.9237522691689</text:p>
          </table:table-cell>
          <table:table-cell office:value-type="float" office:value="39.6566095707807" table:style-name="ce1">
            <text:p>39.6566095707807</text:p>
          </table:table-cell>
          <table:table-cell office:value-type="float" office:value="39.3446314217155" table:style-name="ce1">
            <text:p>39.3446314217155</text:p>
          </table:table-cell>
          <table:table-cell office:value-type="float" office:value="39.1738769453228" table:style-name="ce1">
            <text:p>39.1738769453228</text:p>
          </table:table-cell>
          <table:table-cell office:value-type="float" office:value="39.0937064789417" table:style-name="ce1">
            <text:p>39.0937064789417</text:p>
          </table:table-cell>
          <table:table-cell office:value-type="float" office:value="38.9664555580465" table:style-name="ce1">
            <text:p>38.9664555580465</text:p>
          </table:table-cell>
          <table:table-cell office:value-type="float" office:value="38.6140981988137" table:style-name="ce1">
            <text:p>38.6140981988137</text:p>
          </table:table-cell>
          <table:table-cell office:value-type="float" office:value="38.6498905244351" table:style-name="ce1">
            <text:p>38.6498905244351</text:p>
          </table:table-cell>
          <table:table-cell office:value-type="float" office:value="38.477218458051" table:style-name="ce1">
            <text:p>38.477218458051</text:p>
          </table:table-cell>
          <table:table-cell office:value-type="float" office:value="38.2564947717346" table:style-name="ce1">
            <text:p>38.2564947717346</text:p>
          </table:table-cell>
          <table:table-cell office:value-type="float" office:value="38.2632337508905" table:style-name="ce1">
            <text:p>38.2632337508905</text:p>
          </table:table-cell>
          <table:table-cell office:value-type="float" office:value="38.3315471438797" table:style-name="ce1">
            <text:p>38.3315471438797</text:p>
          </table:table-cell>
          <table:table-cell office:value-type="float" office:value="38.0989419228552" table:style-name="ce1">
            <text:p>38.0989419228552</text:p>
          </table:table-cell>
          <table:table-cell office:value-type="float" office:value="37.8145433203887" table:style-name="ce1">
            <text:p>37.8145433203887</text:p>
          </table:table-cell>
          <table:table-cell office:value-type="float" office:value="37.6689357904669" table:style-name="ce1">
            <text:p>37.6689357904669</text:p>
          </table:table-cell>
          <table:table-cell office:value-type="float" office:value="37.4702539647258" table:style-name="ce1">
            <text:p>37.4702539647258</text:p>
          </table:table-cell>
          <table:table-cell office:value-type="float" office:value="37.2362026593839" table:style-name="ce1">
            <text:p>37.2362026593839</text:p>
          </table:table-cell>
          <table:table-cell office:value-type="float" office:value="37.0863450467632" table:style-name="ce1">
            <text:p>37.0863450467632</text:p>
          </table:table-cell>
          <table:table-cell office:value-type="float" office:value="37.020873480715" table:style-name="ce1">
            <text:p>37.020873480715</text:p>
          </table:table-cell>
          <table:table-cell office:value-type="float" office:value="37.2519688565074" table:style-name="ce1">
            <text:p>37.2519688565074</text:p>
          </table:table-cell>
          <table:table-cell office:value-type="float" office:value="36.6866384122708" table:style-name="ce1">
            <text:p>36.6866384122708</text:p>
          </table:table-cell>
          <table:table-cell office:value-type="float" office:value="36.5867538349881" table:style-name="ce1">
            <text:p>36.5867538349881</text:p>
          </table:table-cell>
          <table:table-cell office:value-type="float" office:value="36.1029220784774" table:style-name="ce1">
            <text:p>36.1029220784774</text:p>
          </table:table-cell>
          <table:table-cell office:value-type="float" office:value="35.9123418448485" table:style-name="ce1">
            <text:p>35.9123418448485</text:p>
          </table:table-cell>
          <table:table-cell office:value-type="float" office:value="35.5073906046338" table:style-name="ce1">
            <text:p>35.5073906046338</text:p>
          </table:table-cell>
          <table:table-cell office:value-type="float" office:value="35.3188885003147" table:style-name="ce1">
            <text:p>35.3188885003147</text:p>
          </table:table-cell>
          <table:table-cell office:value-type="float" office:value="34.8581694157971" table:style-name="ce1">
            <text:p>34.8581694157971</text:p>
          </table:table-cell>
          <table:table-cell office:value-type="float" office:value="34.7205472889088" table:style-name="ce1">
            <text:p>34.7205472889088</text:p>
          </table:table-cell>
          <table:table-cell office:value-type="float" office:value="34.2886077332604" table:style-name="ce1">
            <text:p>34.2886077332604</text:p>
          </table:table-cell>
          <table:table-cell office:value-type="float" office:value="34.1114284312077" table:style-name="ce1">
            <text:p>34.1114284312077</text:p>
          </table:table-cell>
          <table:table-cell office:value-type="float" office:value="34.3612235786956" table:style-name="ce1">
            <text:p>34.3612235786956</text:p>
          </table:table-cell>
          <table:table-cell office:value-type="float" office:value="33.8910919700007" table:style-name="ce1">
            <text:p>33.8910919700007</text:p>
          </table:table-cell>
          <table:table-cell office:value-type="float" office:value="33.7600513434707" table:style-name="ce1">
            <text:p>33.7600513434707</text:p>
          </table:table-cell>
          <table:table-cell office:value-type="float" office:value="33.4281418345055" table:style-name="ce1">
            <text:p>33.4281418345055</text:p>
          </table:table-cell>
          <table:table-cell office:value-type="float" office:value="33.5311623506827" table:style-name="ce1">
            <text:p>33.5311623506827</text:p>
          </table:table-cell>
          <table:table-cell office:value-type="float" office:value="33.0114160079437" table:style-name="ce1">
            <text:p>33.0114160079437</text:p>
          </table:table-cell>
          <table:table-cell office:value-type="float" office:value="32.7002143280759" table:style-name="ce1">
            <text:p>32.7002143280759</text:p>
          </table:table-cell>
          <table:table-cell office:value-type="float" office:value="32.5188505207701" table:style-name="ce1">
            <text:p>32.5188505207701</text:p>
          </table:table-cell>
          <table:table-cell office:value-type="float" office:value="32.1606282419675" table:style-name="ce1">
            <text:p>32.1606282419675</text:p>
          </table:table-cell>
          <table:table-cell office:value-type="float" office:value="31.8095871389615" table:style-name="ce1">
            <text:p>31.8095871389615</text:p>
          </table:table-cell>
          <table:table-cell office:value-type="float" office:value="31.5796626821498" table:style-name="ce1">
            <text:p>31.5796626821498</text:p>
          </table:table-cell>
          <table:table-cell office:value-type="float" office:value="31.360857622336" table:style-name="ce1">
            <text:p>31.360857622336</text:p>
          </table:table-cell>
          <table:table-cell office:value-type="float" office:value="31.104387853383" table:style-name="ce1">
            <text:p>31.104387853383</text:p>
          </table:table-cell>
          <table:table-cell office:value-type="float" office:value="30.9200388626578" table:style-name="ce1">
            <text:p>30.9200388626578</text:p>
          </table:table-cell>
          <table:table-cell office:value-type="float" office:value="30.6677481753167" table:style-name="ce1">
            <text:p>30.6677481753167</text:p>
          </table:table-cell>
          <table:table-cell office:value-type="float" office:value="30.3330713921032" table:style-name="ce1">
            <text:p>30.3330713921032</text:p>
          </table:table-cell>
          <table:table-cell office:value-type="float" office:value="30.0499940645619" table:style-name="ce1">
            <text:p>30.0499940645619</text:p>
          </table:table-cell>
          <table:table-cell office:value-type="float" office:value="29.8823367063084" table:style-name="ce1">
            <text:p>29.8823367063084</text:p>
          </table:table-cell>
          <table:table-cell office:value-type="float" office:value="29.8228760977546" table:style-name="ce1">
            <text:p>29.8228760977546</text:p>
          </table:table-cell>
          <table:table-cell office:value-type="float" office:value="29.5267381798805" table:style-name="ce1">
            <text:p>29.5267381798805</text:p>
          </table:table-cell>
          <table:table-cell office:value-type="float" office:value="29.578591954095" table:style-name="ce1">
            <text:p>29.578591954095</text:p>
          </table:table-cell>
          <table:table-cell office:value-type="float" office:value="29.5675020387135" table:style-name="ce1">
            <text:p>29.5675020387135</text:p>
          </table:table-cell>
          <table:table-cell office:value-type="float" office:value="29.5160615707681" table:style-name="ce1">
            <text:p>29.5160615707681</text:p>
          </table:table-cell>
          <table:table-cell office:value-type="float" office:value="29.4388935988212" table:style-name="ce1">
            <text:p>29.4388935988212</text:p>
          </table:table-cell>
          <table:table-cell office:value-type="float" office:value="29.3454614348095" table:style-name="ce1">
            <text:p>29.3454614348095</text:p>
          </table:table-cell>
          <table:table-cell office:value-type="float" office:value="29.2418880519606" table:style-name="ce1">
            <text:p>29.2418880519606</text:p>
          </table:table-cell>
          <table:table-cell office:value-type="float" office:value="29.1321339474558" table:style-name="ce1">
            <text:p>29.1321339474558</text:p>
          </table:table-cell>
          <table:table-cell office:value-type="float" office:value="29.0187596805555" table:style-name="ce1">
            <text:p>29.0187596805555</text:p>
          </table:table-cell>
          <table:table-cell office:value-type="float" office:value="28.9034195331065" table:style-name="ce1">
            <text:p>28.903419533106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689159875955" table:style-name="ce1">
            <text:p>43.2689159875955</text:p>
          </table:table-cell>
          <table:table-cell office:value-type="float" office:value="42.5820801278754" table:style-name="ce1">
            <text:p>42.5820801278754</text:p>
          </table:table-cell>
          <table:table-cell office:value-type="float" office:value="42.3650752253355" table:style-name="ce1">
            <text:p>42.3650752253355</text:p>
          </table:table-cell>
          <table:table-cell office:value-type="float" office:value="42.300273988694" table:style-name="ce1">
            <text:p>42.300273988694</text:p>
          </table:table-cell>
          <table:table-cell office:value-type="float" office:value="42.9104778281801" table:style-name="ce1">
            <text:p>42.9104778281801</text:p>
          </table:table-cell>
          <table:table-cell office:value-type="float" office:value="41.9771589466598" table:style-name="ce1">
            <text:p>41.9771589466598</text:p>
          </table:table-cell>
          <table:table-cell office:value-type="float" office:value="42.7796961509224" table:style-name="ce1">
            <text:p>42.7796961509224</text:p>
          </table:table-cell>
          <table:table-cell office:value-type="float" office:value="42.3677335500251" table:style-name="ce1">
            <text:p>42.3677335500251</text:p>
          </table:table-cell>
          <table:table-cell office:value-type="float" office:value="41.7904984473523" table:style-name="ce1">
            <text:p>41.7904984473523</text:p>
          </table:table-cell>
          <table:table-cell office:value-type="float" office:value="41.3349994706163" table:style-name="ce1">
            <text:p>41.3349994706163</text:p>
          </table:table-cell>
          <table:table-cell office:value-type="float" office:value="41.0625174768947" table:style-name="ce1">
            <text:p>41.0625174768947</text:p>
          </table:table-cell>
          <table:table-cell office:value-type="float" office:value="41.6142612423051" table:style-name="ce1">
            <text:p>41.6142612423051</text:p>
          </table:table-cell>
          <table:table-cell office:value-type="float" office:value="41.6475088630454" table:style-name="ce1">
            <text:p>41.6475088630454</text:p>
          </table:table-cell>
          <table:table-cell office:value-type="float" office:value="41.2917438978403" table:style-name="ce1">
            <text:p>41.2917438978403</text:p>
          </table:table-cell>
          <table:table-cell office:value-type="float" office:value="40.9483440520332" table:style-name="ce1">
            <text:p>40.9483440520332</text:p>
          </table:table-cell>
          <table:table-cell office:value-type="float" office:value="40.6637763225404" table:style-name="ce1">
            <text:p>40.6637763225404</text:p>
          </table:table-cell>
          <table:table-cell office:value-type="float" office:value="40.7824693496902" table:style-name="ce1">
            <text:p>40.7824693496902</text:p>
          </table:table-cell>
          <table:table-cell office:value-type="float" office:value="40.698279206489" table:style-name="ce1">
            <text:p>40.698279206489</text:p>
          </table:table-cell>
          <table:table-cell office:value-type="float" office:value="40.5711514769571" table:style-name="ce1">
            <text:p>40.5711514769571</text:p>
          </table:table-cell>
          <table:table-cell office:value-type="float" office:value="41.07831677827" table:style-name="ce1">
            <text:p>41.07831677827</text:p>
          </table:table-cell>
          <table:table-cell office:value-type="float" office:value="40.9652028897529" table:style-name="ce1">
            <text:p>40.9652028897529</text:p>
          </table:table-cell>
          <table:table-cell office:value-type="float" office:value="41.1187179151433" table:style-name="ce1">
            <text:p>41.1187179151433</text:p>
          </table:table-cell>
          <table:table-cell office:value-type="float" office:value="41.6289662821149" table:style-name="ce1">
            <text:p>41.6289662821149</text:p>
          </table:table-cell>
          <table:table-cell office:value-type="float" office:value="41.888847624328" table:style-name="ce1">
            <text:p>41.888847624328</text:p>
          </table:table-cell>
          <table:table-cell office:value-type="float" office:value="41.8240394973538" table:style-name="ce1">
            <text:p>41.8240394973538</text:p>
          </table:table-cell>
          <table:table-cell office:value-type="float" office:value="41.6997464787598" table:style-name="ce1">
            <text:p>41.6997464787598</text:p>
          </table:table-cell>
          <table:table-cell office:value-type="float" office:value="41.7233414641652" table:style-name="ce1">
            <text:p>41.7233414641652</text:p>
          </table:table-cell>
          <table:table-cell office:value-type="float" office:value="42.0140088468033" table:style-name="ce1">
            <text:p>42.0140088468033</text:p>
          </table:table-cell>
          <table:table-cell office:value-type="float" office:value="41.9481835659297" table:style-name="ce1">
            <text:p>41.9481835659297</text:p>
          </table:table-cell>
          <table:table-cell office:value-type="float" office:value="41.8490448554794" table:style-name="ce1">
            <text:p>41.8490448554794</text:p>
          </table:table-cell>
          <table:table-cell office:value-type="float" office:value="41.7980443968246" table:style-name="ce1">
            <text:p>41.7980443968246</text:p>
          </table:table-cell>
          <table:table-cell office:value-type="float" office:value="42.6958150112164" table:style-name="ce1">
            <text:p>42.6958150112164</text:p>
          </table:table-cell>
          <table:table-cell office:value-type="float" office:value="41.830865473928" table:style-name="ce1">
            <text:p>41.830865473928</text:p>
          </table:table-cell>
          <table:table-cell office:value-type="float" office:value="41.637539534069" table:style-name="ce1">
            <text:p>41.637539534069</text:p>
          </table:table-cell>
          <table:table-cell office:value-type="float" office:value="41.0058251228231" table:style-name="ce1">
            <text:p>41.0058251228231</text:p>
          </table:table-cell>
          <table:table-cell office:value-type="float" office:value="41.1847838803442" table:style-name="ce1">
            <text:p>41.1847838803442</text:p>
          </table:table-cell>
          <table:table-cell office:value-type="float" office:value="40.5967394183723" table:style-name="ce1">
            <text:p>40.5967394183723</text:p>
          </table:table-cell>
          <table:table-cell office:value-type="float" office:value="40.5508926304153" table:style-name="ce1">
            <text:p>40.5508926304153</text:p>
          </table:table-cell>
          <table:table-cell office:value-type="float" office:value="40.0417059930474" table:style-name="ce1">
            <text:p>40.0417059930474</text:p>
          </table:table-cell>
          <table:table-cell office:value-type="float" office:value="40.2857063716688" table:style-name="ce1">
            <text:p>40.2857063716688</text:p>
          </table:table-cell>
          <table:table-cell office:value-type="float" office:value="39.3279697052499" table:style-name="ce1">
            <text:p>39.3279697052499</text:p>
          </table:table-cell>
          <table:table-cell office:value-type="float" office:value="39.5511965099004" table:style-name="ce1">
            <text:p>39.5511965099004</text:p>
          </table:table-cell>
          <table:table-cell office:value-type="float" office:value="40.7379953066858" table:style-name="ce1">
            <text:p>40.7379953066858</text:p>
          </table:table-cell>
          <table:table-cell office:value-type="float" office:value="39.7359898157063" table:style-name="ce1">
            <text:p>39.7359898157063</text:p>
          </table:table-cell>
          <table:table-cell office:value-type="float" office:value="39.5275949398923" table:style-name="ce1">
            <text:p>39.5275949398923</text:p>
          </table:table-cell>
          <table:table-cell office:value-type="float" office:value="39.1043540790622" table:style-name="ce1">
            <text:p>39.1043540790622</text:p>
          </table:table-cell>
          <table:table-cell office:value-type="float" office:value="39.3108588507874" table:style-name="ce1">
            <text:p>39.3108588507874</text:p>
          </table:table-cell>
          <table:table-cell office:value-type="float" office:value="38.5964266379811" table:style-name="ce1">
            <text:p>38.5964266379811</text:p>
          </table:table-cell>
          <table:table-cell office:value-type="float" office:value="38.2208714979594" table:style-name="ce1">
            <text:p>38.2208714979594</text:p>
          </table:table-cell>
          <table:table-cell office:value-type="float" office:value="38.444300847547" table:style-name="ce1">
            <text:p>38.444300847547</text:p>
          </table:table-cell>
          <table:table-cell office:value-type="float" office:value="37.8551578037156" table:style-name="ce1">
            <text:p>37.8551578037156</text:p>
          </table:table-cell>
          <table:table-cell office:value-type="float" office:value="37.3866727119119" table:style-name="ce1">
            <text:p>37.3866727119119</text:p>
          </table:table-cell>
          <table:table-cell office:value-type="float" office:value="37.1839889121228" table:style-name="ce1">
            <text:p>37.1839889121228</text:p>
          </table:table-cell>
          <table:table-cell office:value-type="float" office:value="37.2125053011956" table:style-name="ce1">
            <text:p>37.2125053011956</text:p>
          </table:table-cell>
          <table:table-cell office:value-type="float" office:value="36.8272346427238" table:style-name="ce1">
            <text:p>36.8272346427238</text:p>
          </table:table-cell>
          <table:table-cell office:value-type="float" office:value="36.7889104689173" table:style-name="ce1">
            <text:p>36.7889104689173</text:p>
          </table:table-cell>
          <table:table-cell office:value-type="float" office:value="36.5484422749338" table:style-name="ce1">
            <text:p>36.5484422749338</text:p>
          </table:table-cell>
          <table:table-cell office:value-type="float" office:value="35.9380811962598" table:style-name="ce1">
            <text:p>35.9380811962598</text:p>
          </table:table-cell>
          <table:table-cell office:value-type="float" office:value="35.769380351147" table:style-name="ce1">
            <text:p>35.769380351147</text:p>
          </table:table-cell>
          <table:table-cell office:value-type="float" office:value="35.8307435808087" table:style-name="ce1">
            <text:p>35.8307435808087</text:p>
          </table:table-cell>
          <table:table-cell office:value-type="float" office:value="35.9885585913892" table:style-name="ce1">
            <text:p>35.9885585913892</text:p>
          </table:table-cell>
          <table:table-cell office:value-type="float" office:value="35.3526135802497" table:style-name="ce1">
            <text:p>35.3526135802497</text:p>
          </table:table-cell>
          <table:table-cell office:value-type="float" office:value="35.5367071950489" table:style-name="ce1">
            <text:p>35.5367071950489</text:p>
          </table:table-cell>
          <table:table-cell office:value-type="float" office:value="35.6260535501174" table:style-name="ce1">
            <text:p>35.6260535501174</text:p>
          </table:table-cell>
          <table:table-cell office:value-type="float" office:value="35.6943928704217" table:style-name="ce1">
            <text:p>35.6943928704217</text:p>
          </table:table-cell>
          <table:table-cell office:value-type="float" office:value="35.720812323152" table:style-name="ce1">
            <text:p>35.720812323152</text:p>
          </table:table-cell>
          <table:table-cell office:value-type="float" office:value="35.7156441647921" table:style-name="ce1">
            <text:p>35.7156441647921</text:p>
          </table:table-cell>
          <table:table-cell office:value-type="float" office:value="35.6896836202364" table:style-name="ce1">
            <text:p>35.6896836202364</text:p>
          </table:table-cell>
          <table:table-cell office:value-type="float" office:value="35.6501019629918" table:style-name="ce1">
            <text:p>35.6501019629918</text:p>
          </table:table-cell>
          <table:table-cell office:value-type="float" office:value="35.6016625194785" table:style-name="ce1">
            <text:p>35.6016625194785</text:p>
          </table:table-cell>
          <table:table-cell office:value-type="float" office:value="35.5475286520963" table:style-name="ce1">
            <text:p>35.5475286520963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532120861967" table:style-name="ce1">
            <text:p>43.2532120861967</text:p>
          </table:table-cell>
          <table:table-cell office:value-type="float" office:value="42.5695389879255" table:style-name="ce1">
            <text:p>42.5695389879255</text:p>
          </table:table-cell>
          <table:table-cell office:value-type="float" office:value="42.3396441400982" table:style-name="ce1">
            <text:p>42.3396441400982</text:p>
          </table:table-cell>
          <table:table-cell office:value-type="float" office:value="42.1383638856165" table:style-name="ce1">
            <text:p>42.1383638856165</text:p>
          </table:table-cell>
          <table:table-cell office:value-type="float" office:value="42.8000811909966" table:style-name="ce1">
            <text:p>42.8000811909966</text:p>
          </table:table-cell>
          <table:table-cell office:value-type="float" office:value="41.8767138364498" table:style-name="ce1">
            <text:p>41.8767138364498</text:p>
          </table:table-cell>
          <table:table-cell office:value-type="float" office:value="42.7596844653215" table:style-name="ce1">
            <text:p>42.7596844653215</text:p>
          </table:table-cell>
          <table:table-cell office:value-type="float" office:value="42.2609394116721" table:style-name="ce1">
            <text:p>42.2609394116721</text:p>
          </table:table-cell>
          <table:table-cell office:value-type="float" office:value="41.691774446456" table:style-name="ce1">
            <text:p>41.691774446456</text:p>
          </table:table-cell>
          <table:table-cell office:value-type="float" office:value="41.24487045272" table:style-name="ce1">
            <text:p>41.24487045272</text:p>
          </table:table-cell>
          <table:table-cell office:value-type="float" office:value="41.0076532224207" table:style-name="ce1">
            <text:p>41.0076532224207</text:p>
          </table:table-cell>
          <table:table-cell office:value-type="float" office:value="41.49163632885" table:style-name="ce1">
            <text:p>41.49163632885</text:p>
          </table:table-cell>
          <table:table-cell office:value-type="float" office:value="41.4638502163068" table:style-name="ce1">
            <text:p>41.4638502163068</text:p>
          </table:table-cell>
          <table:table-cell office:value-type="float" office:value="41.0694929101696" table:style-name="ce1">
            <text:p>41.0694929101696</text:p>
          </table:table-cell>
          <table:table-cell office:value-type="float" office:value="40.794675345967" table:style-name="ce1">
            <text:p>40.794675345967</text:p>
          </table:table-cell>
          <table:table-cell office:value-type="float" office:value="40.4050334403629" table:style-name="ce1">
            <text:p>40.4050334403629</text:p>
          </table:table-cell>
          <table:table-cell office:value-type="float" office:value="40.5501319693906" table:style-name="ce1">
            <text:p>40.5501319693906</text:p>
          </table:table-cell>
          <table:table-cell office:value-type="float" office:value="40.3596504377117" table:style-name="ce1">
            <text:p>40.3596504377117</text:p>
          </table:table-cell>
          <table:table-cell office:value-type="float" office:value="40.2607787312644" table:style-name="ce1">
            <text:p>40.2607787312644</text:p>
          </table:table-cell>
          <table:table-cell office:value-type="float" office:value="40.5093766991395" table:style-name="ce1">
            <text:p>40.5093766991395</text:p>
          </table:table-cell>
          <table:table-cell office:value-type="float" office:value="40.4621027745114" table:style-name="ce1">
            <text:p>40.4621027745114</text:p>
          </table:table-cell>
          <table:table-cell office:value-type="float" office:value="40.6851296352533" table:style-name="ce1">
            <text:p>40.6851296352533</text:p>
          </table:table-cell>
          <table:table-cell office:value-type="float" office:value="41.0068035999976" table:style-name="ce1">
            <text:p>41.0068035999976</text:p>
          </table:table-cell>
          <table:table-cell office:value-type="float" office:value="41.3551129934538" table:style-name="ce1">
            <text:p>41.3551129934538</text:p>
          </table:table-cell>
          <table:table-cell office:value-type="float" office:value="41.0003701327087" table:style-name="ce1">
            <text:p>41.0003701327087</text:p>
          </table:table-cell>
          <table:table-cell office:value-type="float" office:value="40.7385717942593" table:style-name="ce1">
            <text:p>40.7385717942593</text:p>
          </table:table-cell>
          <table:table-cell office:value-type="float" office:value="40.4171426083504" table:style-name="ce1">
            <text:p>40.4171426083504</text:p>
          </table:table-cell>
          <table:table-cell office:value-type="float" office:value="40.9604203201028" table:style-name="ce1">
            <text:p>40.9604203201028</text:p>
          </table:table-cell>
          <table:table-cell office:value-type="float" office:value="40.8576167685778" table:style-name="ce1">
            <text:p>40.8576167685778</text:p>
          </table:table-cell>
          <table:table-cell office:value-type="float" office:value="40.546951521905" table:style-name="ce1">
            <text:p>40.546951521905</text:p>
          </table:table-cell>
          <table:table-cell office:value-type="float" office:value="40.6184044923931" table:style-name="ce1">
            <text:p>40.6184044923931</text:p>
          </table:table-cell>
          <table:table-cell office:value-type="float" office:value="41.2871203864204" table:style-name="ce1">
            <text:p>41.2871203864204</text:p>
          </table:table-cell>
          <table:table-cell office:value-type="float" office:value="40.2959675179584" table:style-name="ce1">
            <text:p>40.2959675179584</text:p>
          </table:table-cell>
          <table:table-cell office:value-type="float" office:value="40.1555933728289" table:style-name="ce1">
            <text:p>40.1555933728289</text:p>
          </table:table-cell>
          <table:table-cell office:value-type="float" office:value="39.0973679867377" table:style-name="ce1">
            <text:p>39.0973679867377</text:p>
          </table:table-cell>
          <table:table-cell office:value-type="float" office:value="39.1070136797647" table:style-name="ce1">
            <text:p>39.1070136797647</text:p>
          </table:table-cell>
          <table:table-cell office:value-type="float" office:value="38.6277415447964" table:style-name="ce1">
            <text:p>38.6277415447964</text:p>
          </table:table-cell>
          <table:table-cell office:value-type="float" office:value="38.73176530058" table:style-name="ce1">
            <text:p>38.73176530058</text:p>
          </table:table-cell>
          <table:table-cell office:value-type="float" office:value="38.1665783464324" table:style-name="ce1">
            <text:p>38.1665783464324</text:p>
          </table:table-cell>
          <table:table-cell office:value-type="float" office:value="38.2209409587485" table:style-name="ce1">
            <text:p>38.2209409587485</text:p>
          </table:table-cell>
          <table:table-cell office:value-type="float" office:value="37.5646997258614" table:style-name="ce1">
            <text:p>37.5646997258614</text:p>
          </table:table-cell>
          <table:table-cell office:value-type="float" office:value="37.3660787534391" table:style-name="ce1">
            <text:p>37.3660787534391</text:p>
          </table:table-cell>
          <table:table-cell office:value-type="float" office:value="38.8947537120233" table:style-name="ce1">
            <text:p>38.8947537120233</text:p>
          </table:table-cell>
          <table:table-cell office:value-type="float" office:value="37.8713181975399" table:style-name="ce1">
            <text:p>37.8713181975399</text:p>
          </table:table-cell>
          <table:table-cell office:value-type="float" office:value="37.5221224569162" table:style-name="ce1">
            <text:p>37.5221224569162</text:p>
          </table:table-cell>
          <table:table-cell office:value-type="float" office:value="37.0198006382061" table:style-name="ce1">
            <text:p>37.0198006382061</text:p>
          </table:table-cell>
          <table:table-cell office:value-type="float" office:value="36.8143219437626" table:style-name="ce1">
            <text:p>36.8143219437626</text:p>
          </table:table-cell>
          <table:table-cell office:value-type="float" office:value="36.201868002041" table:style-name="ce1">
            <text:p>36.201868002041</text:p>
          </table:table-cell>
          <table:table-cell office:value-type="float" office:value="35.6930073680483" table:style-name="ce1">
            <text:p>35.6930073680483</text:p>
          </table:table-cell>
          <table:table-cell office:value-type="float" office:value="35.4387808543834" table:style-name="ce1">
            <text:p>35.4387808543834</text:p>
          </table:table-cell>
          <table:table-cell office:value-type="float" office:value="35.0288682433232" table:style-name="ce1">
            <text:p>35.0288682433232</text:p>
          </table:table-cell>
          <table:table-cell office:value-type="float" office:value="34.6611219042114" table:style-name="ce1">
            <text:p>34.6611219042114</text:p>
          </table:table-cell>
          <table:table-cell office:value-type="float" office:value="34.3641680855839" table:style-name="ce1">
            <text:p>34.3641680855839</text:p>
          </table:table-cell>
          <table:table-cell office:value-type="float" office:value="34.0752130179802" table:style-name="ce1">
            <text:p>34.0752130179802</text:p>
          </table:table-cell>
          <table:table-cell office:value-type="float" office:value="33.7288015185867" table:style-name="ce1">
            <text:p>33.7288015185867</text:p>
          </table:table-cell>
          <table:table-cell office:value-type="float" office:value="33.4407342793774" table:style-name="ce1">
            <text:p>33.4407342793774</text:p>
          </table:table-cell>
          <table:table-cell office:value-type="float" office:value="33.0488094535145" table:style-name="ce1">
            <text:p>33.0488094535145</text:p>
          </table:table-cell>
          <table:table-cell office:value-type="float" office:value="32.7357969831413" table:style-name="ce1">
            <text:p>32.7357969831413</text:p>
          </table:table-cell>
          <table:table-cell office:value-type="float" office:value="32.4191688481783" table:style-name="ce1">
            <text:p>32.4191688481783</text:p>
          </table:table-cell>
          <table:table-cell office:value-type="float" office:value="32.11921190198" table:style-name="ce1">
            <text:p>32.11921190198</text:p>
          </table:table-cell>
          <table:table-cell office:value-type="float" office:value="31.846650331944" table:style-name="ce1">
            <text:p>31.846650331944</text:p>
          </table:table-cell>
          <table:table-cell office:value-type="float" office:value="31.5928539774933" table:style-name="ce1">
            <text:p>31.5928539774933</text:p>
          </table:table-cell>
          <table:table-cell office:value-type="float" office:value="31.8949586529025" table:style-name="ce1">
            <text:p>31.8949586529025</text:p>
          </table:table-cell>
          <table:table-cell office:value-type="float" office:value="32.0502928747213" table:style-name="ce1">
            <text:p>32.0502928747213</text:p>
          </table:table-cell>
          <table:table-cell office:value-type="float" office:value="32.1131115103844" table:style-name="ce1">
            <text:p>32.1131115103844</text:p>
          </table:table-cell>
          <table:table-cell office:value-type="float" office:value="32.1177216640764" table:style-name="ce1">
            <text:p>32.1177216640764</text:p>
          </table:table-cell>
          <table:table-cell office:value-type="float" office:value="32.0858159265408" table:style-name="ce1">
            <text:p>32.0858159265408</text:p>
          </table:table-cell>
          <table:table-cell office:value-type="float" office:value="32.0311097636016" table:style-name="ce1">
            <text:p>32.0311097636016</text:p>
          </table:table-cell>
          <table:table-cell office:value-type="float" office:value="31.9622741002684" table:style-name="ce1">
            <text:p>31.9622741002684</text:p>
          </table:table-cell>
          <table:table-cell office:value-type="float" office:value="31.8847898233753" table:style-name="ce1">
            <text:p>31.8847898233753</text:p>
          </table:table-cell>
          <table:table-cell office:value-type="float" office:value="31.8021205287993" table:style-name="ce1">
            <text:p>31.8021205287993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621631237081" table:style-name="ce1">
            <text:p>43.2621631237081</text:p>
          </table:table-cell>
          <table:table-cell office:value-type="float" office:value="42.5775991720217" table:style-name="ce1">
            <text:p>42.5775991720217</text:p>
          </table:table-cell>
          <table:table-cell office:value-type="float" office:value="42.3579223074023" table:style-name="ce1">
            <text:p>42.3579223074023</text:p>
          </table:table-cell>
          <table:table-cell office:value-type="float" office:value="42.2986657018403" table:style-name="ce1">
            <text:p>42.2986657018403</text:p>
          </table:table-cell>
          <table:table-cell office:value-type="float" office:value="42.9989872736539" table:style-name="ce1">
            <text:p>42.9989872736539</text:p>
          </table:table-cell>
          <table:table-cell office:value-type="float" office:value="42.0655522639395" table:style-name="ce1">
            <text:p>42.0655522639395</text:p>
          </table:table-cell>
          <table:table-cell office:value-type="float" office:value="42.9923448225701" table:style-name="ce1">
            <text:p>42.9923448225701</text:p>
          </table:table-cell>
          <table:table-cell office:value-type="float" office:value="42.4250630911652" table:style-name="ce1">
            <text:p>42.4250630911652</text:p>
          </table:table-cell>
          <table:table-cell office:value-type="float" office:value="41.8260466946476" table:style-name="ce1">
            <text:p>41.8260466946476</text:p>
          </table:table-cell>
          <table:table-cell office:value-type="float" office:value="41.3512461757545" table:style-name="ce1">
            <text:p>41.3512461757545</text:p>
          </table:table-cell>
          <table:table-cell office:value-type="float" office:value="41.1121075914133" table:style-name="ce1">
            <text:p>41.1121075914133</text:p>
          </table:table-cell>
          <table:table-cell office:value-type="float" office:value="41.5651687418834" table:style-name="ce1">
            <text:p>41.5651687418834</text:p>
          </table:table-cell>
          <table:table-cell office:value-type="float" office:value="41.5941913495573" table:style-name="ce1">
            <text:p>41.5941913495573</text:p>
          </table:table-cell>
          <table:table-cell office:value-type="float" office:value="41.2845495128405" table:style-name="ce1">
            <text:p>41.2845495128405</text:p>
          </table:table-cell>
          <table:table-cell office:value-type="float" office:value="41.0571320336837" table:style-name="ce1">
            <text:p>41.0571320336837</text:p>
          </table:table-cell>
          <table:table-cell office:value-type="float" office:value="40.8563889898301" table:style-name="ce1">
            <text:p>40.8563889898301</text:p>
          </table:table-cell>
          <table:table-cell office:value-type="float" office:value="40.9042194980923" table:style-name="ce1">
            <text:p>40.9042194980923</text:p>
          </table:table-cell>
          <table:table-cell office:value-type="float" office:value="40.7658533310849" table:style-name="ce1">
            <text:p>40.7658533310849</text:p>
          </table:table-cell>
          <table:table-cell office:value-type="float" office:value="40.5818047834503" table:style-name="ce1">
            <text:p>40.5818047834503</text:p>
          </table:table-cell>
          <table:table-cell office:value-type="float" office:value="41.0421228301524" table:style-name="ce1">
            <text:p>41.0421228301524</text:p>
          </table:table-cell>
          <table:table-cell office:value-type="float" office:value="40.9364451151773" table:style-name="ce1">
            <text:p>40.9364451151773</text:p>
          </table:table-cell>
          <table:table-cell office:value-type="float" office:value="40.919313333718" table:style-name="ce1">
            <text:p>40.919313333718</text:p>
          </table:table-cell>
          <table:table-cell office:value-type="float" office:value="41.4229779123568" table:style-name="ce1">
            <text:p>41.4229779123568</text:p>
          </table:table-cell>
          <table:table-cell office:value-type="float" office:value="41.8031834674432" table:style-name="ce1">
            <text:p>41.8031834674432</text:p>
          </table:table-cell>
          <table:table-cell office:value-type="float" office:value="41.6008966239164" table:style-name="ce1">
            <text:p>41.6008966239164</text:p>
          </table:table-cell>
          <table:table-cell office:value-type="float" office:value="41.4096852118968" table:style-name="ce1">
            <text:p>41.4096852118968</text:p>
          </table:table-cell>
          <table:table-cell office:value-type="float" office:value="41.4185039623192" table:style-name="ce1">
            <text:p>41.4185039623192</text:p>
          </table:table-cell>
          <table:table-cell office:value-type="float" office:value="41.6277377274678" table:style-name="ce1">
            <text:p>41.6277377274678</text:p>
          </table:table-cell>
          <table:table-cell office:value-type="float" office:value="41.6512760969435" table:style-name="ce1">
            <text:p>41.6512760969435</text:p>
          </table:table-cell>
          <table:table-cell office:value-type="float" office:value="41.3741109154422" table:style-name="ce1">
            <text:p>41.3741109154422</text:p>
          </table:table-cell>
          <table:table-cell office:value-type="float" office:value="41.383758585768" table:style-name="ce1">
            <text:p>41.383758585768</text:p>
          </table:table-cell>
          <table:table-cell office:value-type="float" office:value="42.0240772370331" table:style-name="ce1">
            <text:p>42.0240772370331</text:p>
          </table:table-cell>
          <table:table-cell office:value-type="float" office:value="41.3395170950405" table:style-name="ce1">
            <text:p>41.3395170950405</text:p>
          </table:table-cell>
          <table:table-cell office:value-type="float" office:value="41.3524538995441" table:style-name="ce1">
            <text:p>41.3524538995441</text:p>
          </table:table-cell>
          <table:table-cell office:value-type="float" office:value="40.6932287770945" table:style-name="ce1">
            <text:p>40.6932287770945</text:p>
          </table:table-cell>
          <table:table-cell office:value-type="float" office:value="40.866168063692" table:style-name="ce1">
            <text:p>40.866168063692</text:p>
          </table:table-cell>
          <table:table-cell office:value-type="float" office:value="40.3994713258422" table:style-name="ce1">
            <text:p>40.3994713258422</text:p>
          </table:table-cell>
          <table:table-cell office:value-type="float" office:value="40.3815590986539" table:style-name="ce1">
            <text:p>40.3815590986539</text:p>
          </table:table-cell>
          <table:table-cell office:value-type="float" office:value="40.1423318447814" table:style-name="ce1">
            <text:p>40.1423318447814</text:p>
          </table:table-cell>
          <table:table-cell office:value-type="float" office:value="40.1109956374808" table:style-name="ce1">
            <text:p>40.1109956374808</text:p>
          </table:table-cell>
          <table:table-cell office:value-type="float" office:value="39.16142113091" table:style-name="ce1">
            <text:p>39.16142113091</text:p>
          </table:table-cell>
          <table:table-cell office:value-type="float" office:value="39.2786495116099" table:style-name="ce1">
            <text:p>39.2786495116099</text:p>
          </table:table-cell>
          <table:table-cell office:value-type="float" office:value="39.9058610414678" table:style-name="ce1">
            <text:p>39.9058610414678</text:p>
          </table:table-cell>
          <table:table-cell office:value-type="float" office:value="39.2060244791692" table:style-name="ce1">
            <text:p>39.2060244791692</text:p>
          </table:table-cell>
          <table:table-cell office:value-type="float" office:value="38.9839234348152" table:style-name="ce1">
            <text:p>38.9839234348152</text:p>
          </table:table-cell>
          <table:table-cell office:value-type="float" office:value="38.6835227402767" table:style-name="ce1">
            <text:p>38.6835227402767</text:p>
          </table:table-cell>
          <table:table-cell office:value-type="float" office:value="39.1455011012723" table:style-name="ce1">
            <text:p>39.1455011012723</text:p>
          </table:table-cell>
          <table:table-cell office:value-type="float" office:value="38.4334079861323" table:style-name="ce1">
            <text:p>38.4334079861323</text:p>
          </table:table-cell>
          <table:table-cell office:value-type="float" office:value="37.992602867959" table:style-name="ce1">
            <text:p>37.992602867959</text:p>
          </table:table-cell>
          <table:table-cell office:value-type="float" office:value="38.1250088881621" table:style-name="ce1">
            <text:p>38.1250088881621</text:p>
          </table:table-cell>
          <table:table-cell office:value-type="float" office:value="37.6722671285714" table:style-name="ce1">
            <text:p>37.6722671285714</text:p>
          </table:table-cell>
          <table:table-cell office:value-type="float" office:value="37.2247120526872" table:style-name="ce1">
            <text:p>37.2247120526872</text:p>
          </table:table-cell>
          <table:table-cell office:value-type="float" office:value="36.9955454384146" table:style-name="ce1">
            <text:p>36.9955454384146</text:p>
          </table:table-cell>
          <table:table-cell office:value-type="float" office:value="37.0718314073118" table:style-name="ce1">
            <text:p>37.0718314073118</text:p>
          </table:table-cell>
          <table:table-cell office:value-type="float" office:value="36.7135044240755" table:style-name="ce1">
            <text:p>36.7135044240755</text:p>
          </table:table-cell>
          <table:table-cell office:value-type="float" office:value="36.5411292074604" table:style-name="ce1">
            <text:p>36.5411292074604</text:p>
          </table:table-cell>
          <table:table-cell office:value-type="float" office:value="36.1639031118824" table:style-name="ce1">
            <text:p>36.1639031118824</text:p>
          </table:table-cell>
          <table:table-cell office:value-type="float" office:value="35.6667520089828" table:style-name="ce1">
            <text:p>35.6667520089828</text:p>
          </table:table-cell>
          <table:table-cell office:value-type="float" office:value="35.6693768646353" table:style-name="ce1">
            <text:p>35.6693768646353</text:p>
          </table:table-cell>
          <table:table-cell office:value-type="float" office:value="35.6250916362563" table:style-name="ce1">
            <text:p>35.6250916362563</text:p>
          </table:table-cell>
          <table:table-cell office:value-type="float" office:value="35.7972221438284" table:style-name="ce1">
            <text:p>35.7972221438284</text:p>
          </table:table-cell>
          <table:table-cell office:value-type="float" office:value="35.2485647034918" table:style-name="ce1">
            <text:p>35.2485647034918</text:p>
          </table:table-cell>
          <table:table-cell office:value-type="float" office:value="35.3939537427442" table:style-name="ce1">
            <text:p>35.3939537427442</text:p>
          </table:table-cell>
          <table:table-cell office:value-type="float" office:value="35.4574761378822" table:style-name="ce1">
            <text:p>35.4574761378822</text:p>
          </table:table-cell>
          <table:table-cell office:value-type="float" office:value="35.5016595171513" table:style-name="ce1">
            <text:p>35.5016595171513</text:p>
          </table:table-cell>
          <table:table-cell office:value-type="float" office:value="35.5151906285191" table:style-name="ce1">
            <text:p>35.5151906285191</text:p>
          </table:table-cell>
          <table:table-cell office:value-type="float" office:value="35.5006986084505" table:style-name="ce1">
            <text:p>35.5006986084505</text:p>
          </table:table-cell>
          <table:table-cell office:value-type="float" office:value="35.4677842745915" table:style-name="ce1">
            <text:p>35.4677842745915</text:p>
          </table:table-cell>
          <table:table-cell office:value-type="float" office:value="35.4228268674836" table:style-name="ce1">
            <text:p>35.4228268674836</text:p>
          </table:table-cell>
          <table:table-cell office:value-type="float" office:value="35.3700644864682" table:style-name="ce1">
            <text:p>35.3700644864682</text:p>
          </table:table-cell>
          <table:table-cell office:value-type="float" office:value="35.3123121795069" table:style-name="ce1">
            <text:p>35.3123121795069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835259882727" table:style-name="ce1">
            <text:p>42.9835259882727</text:p>
          </table:table-cell>
          <table:table-cell office:value-type="float" office:value="44.8075204233364" table:style-name="ce1">
            <text:p>44.8075204233364</text:p>
          </table:table-cell>
          <table:table-cell office:value-type="float" office:value="43.6722788659672" table:style-name="ce1">
            <text:p>43.6722788659672</text:p>
          </table:table-cell>
          <table:table-cell office:value-type="float" office:value="45.821108811083" table:style-name="ce1">
            <text:p>45.821108811083</text:p>
          </table:table-cell>
          <table:table-cell office:value-type="float" office:value="45.3937326868764" table:style-name="ce1">
            <text:p>45.3937326868764</text:p>
          </table:table-cell>
          <table:table-cell office:value-type="float" office:value="46.0618572993367" table:style-name="ce1">
            <text:p>46.0618572993367</text:p>
          </table:table-cell>
          <table:table-cell office:value-type="float" office:value="45.3347280979288" table:style-name="ce1">
            <text:p>45.3347280979288</text:p>
          </table:table-cell>
          <table:table-cell office:value-type="float" office:value="46.5212041503303" table:style-name="ce1">
            <text:p>46.5212041503303</text:p>
          </table:table-cell>
          <table:table-cell office:value-type="float" office:value="45.0448251939927" table:style-name="ce1">
            <text:p>45.0448251939927</text:p>
          </table:table-cell>
          <table:table-cell office:value-type="float" office:value="46.3770372736453" table:style-name="ce1">
            <text:p>46.3770372736453</text:p>
          </table:table-cell>
          <table:table-cell office:value-type="float" office:value="45.0221120421016" table:style-name="ce1">
            <text:p>45.0221120421016</text:p>
          </table:table-cell>
          <table:table-cell office:value-type="float" office:value="46.6586576793241" table:style-name="ce1">
            <text:p>46.6586576793241</text:p>
          </table:table-cell>
          <table:table-cell office:value-type="float" office:value="45.1162241568006" table:style-name="ce1">
            <text:p>45.1162241568006</text:p>
          </table:table-cell>
          <table:table-cell office:value-type="float" office:value="46.6645038951206" table:style-name="ce1">
            <text:p>46.6645038951206</text:p>
          </table:table-cell>
          <table:table-cell office:value-type="float" office:value="45.1478593814395" table:style-name="ce1">
            <text:p>45.1478593814395</text:p>
          </table:table-cell>
          <table:table-cell office:value-type="float" office:value="46.804721808049" table:style-name="ce1">
            <text:p>46.804721808049</text:p>
          </table:table-cell>
          <table:table-cell office:value-type="float" office:value="45.2991197174769" table:style-name="ce1">
            <text:p>45.2991197174769</text:p>
          </table:table-cell>
          <table:table-cell office:value-type="float" office:value="46.8001274676151" table:style-name="ce1">
            <text:p>46.8001274676151</text:p>
          </table:table-cell>
          <table:table-cell office:value-type="float" office:value="44.9153966638277" table:style-name="ce1">
            <text:p>44.9153966638277</text:p>
          </table:table-cell>
          <table:table-cell office:value-type="float" office:value="46.3584214049079" table:style-name="ce1">
            <text:p>46.3584214049079</text:p>
          </table:table-cell>
          <table:table-cell office:value-type="float" office:value="45.2485802366606" table:style-name="ce1">
            <text:p>45.2485802366606</text:p>
          </table:table-cell>
          <table:table-cell office:value-type="float" office:value="46.8788616016293" table:style-name="ce1">
            <text:p>46.8788616016293</text:p>
          </table:table-cell>
          <table:table-cell office:value-type="float" office:value="45.4880919526432" table:style-name="ce1">
            <text:p>45.4880919526432</text:p>
          </table:table-cell>
          <table:table-cell office:value-type="float" office:value="46.9758351213217" table:style-name="ce1">
            <text:p>46.9758351213217</text:p>
          </table:table-cell>
          <table:table-cell office:value-type="float" office:value="45.3768573655612" table:style-name="ce1">
            <text:p>45.3768573655612</text:p>
          </table:table-cell>
          <table:table-cell office:value-type="float" office:value="46.8580241260777" table:style-name="ce1">
            <text:p>46.8580241260777</text:p>
          </table:table-cell>
          <table:table-cell office:value-type="float" office:value="45.321167918767" table:style-name="ce1">
            <text:p>45.321167918767</text:p>
          </table:table-cell>
          <table:table-cell office:value-type="float" office:value="46.7982813995933" table:style-name="ce1">
            <text:p>46.7982813995933</text:p>
          </table:table-cell>
          <table:table-cell office:value-type="float" office:value="45.1923207297586" table:style-name="ce1">
            <text:p>45.1923207297586</text:p>
          </table:table-cell>
          <table:table-cell office:value-type="float" office:value="46.8749383447493" table:style-name="ce1">
            <text:p>46.8749383447493</text:p>
          </table:table-cell>
          <table:table-cell office:value-type="float" office:value="45.5022981641144" table:style-name="ce1">
            <text:p>45.5022981641144</text:p>
          </table:table-cell>
          <table:table-cell office:value-type="float" office:value="47.7304433202222" table:style-name="ce1">
            <text:p>47.7304433202222</text:p>
          </table:table-cell>
          <table:table-cell office:value-type="float" office:value="45.6727705216701" table:style-name="ce1">
            <text:p>45.6727705216701</text:p>
          </table:table-cell>
          <table:table-cell office:value-type="float" office:value="47.2562509638696" table:style-name="ce1">
            <text:p>47.2562509638696</text:p>
          </table:table-cell>
          <table:table-cell office:value-type="float" office:value="45.3975674713157" table:style-name="ce1">
            <text:p>45.3975674713157</text:p>
          </table:table-cell>
          <table:table-cell office:value-type="float" office:value="46.7321856438588" table:style-name="ce1">
            <text:p>46.7321856438588</text:p>
          </table:table-cell>
          <table:table-cell office:value-type="float" office:value="45.0924556874138" table:style-name="ce1">
            <text:p>45.0924556874138</text:p>
          </table:table-cell>
          <table:table-cell office:value-type="float" office:value="46.6450156072802" table:style-name="ce1">
            <text:p>46.6450156072802</text:p>
          </table:table-cell>
          <table:table-cell office:value-type="float" office:value="45.0892925946428" table:style-name="ce1">
            <text:p>45.0892925946428</text:p>
          </table:table-cell>
          <table:table-cell office:value-type="float" office:value="46.7590959430001" table:style-name="ce1">
            <text:p>46.7590959430001</text:p>
          </table:table-cell>
          <table:table-cell office:value-type="float" office:value="45.0490721115196" table:style-name="ce1">
            <text:p>45.0490721115196</text:p>
          </table:table-cell>
          <table:table-cell office:value-type="float" office:value="46.2035391421476" table:style-name="ce1">
            <text:p>46.2035391421476</text:p>
          </table:table-cell>
          <table:table-cell office:value-type="float" office:value="44.8585899873866" table:style-name="ce1">
            <text:p>44.8585899873866</text:p>
          </table:table-cell>
          <table:table-cell office:value-type="float" office:value="46.1773330441147" table:style-name="ce1">
            <text:p>46.1773330441147</text:p>
          </table:table-cell>
          <table:table-cell office:value-type="float" office:value="44.6684213082572" table:style-name="ce1">
            <text:p>44.6684213082572</text:p>
          </table:table-cell>
          <table:table-cell office:value-type="float" office:value="45.8888857383319" table:style-name="ce1">
            <text:p>45.8888857383319</text:p>
          </table:table-cell>
          <table:table-cell office:value-type="float" office:value="44.7200331491743" table:style-name="ce1">
            <text:p>44.7200331491743</text:p>
          </table:table-cell>
          <table:table-cell office:value-type="float" office:value="45.8011225411385" table:style-name="ce1">
            <text:p>45.8011225411385</text:p>
          </table:table-cell>
          <table:table-cell office:value-type="float" office:value="44.1040268617559" table:style-name="ce1">
            <text:p>44.1040268617559</text:p>
          </table:table-cell>
          <table:table-cell office:value-type="float" office:value="45.5357390359885" table:style-name="ce1">
            <text:p>45.5357390359885</text:p>
          </table:table-cell>
          <table:table-cell office:value-type="float" office:value="43.7861981077431" table:style-name="ce1">
            <text:p>43.7861981077431</text:p>
          </table:table-cell>
          <table:table-cell office:value-type="float" office:value="44.9930218474285" table:style-name="ce1">
            <text:p>44.9930218474285</text:p>
          </table:table-cell>
          <table:table-cell office:value-type="float" office:value="43.5467092385234" table:style-name="ce1">
            <text:p>43.5467092385234</text:p>
          </table:table-cell>
          <table:table-cell office:value-type="float" office:value="44.8640470555765" table:style-name="ce1">
            <text:p>44.8640470555765</text:p>
          </table:table-cell>
          <table:table-cell office:value-type="float" office:value="43.4173618612357" table:style-name="ce1">
            <text:p>43.4173618612357</text:p>
          </table:table-cell>
          <table:table-cell office:value-type="float" office:value="44.7400805826242" table:style-name="ce1">
            <text:p>44.7400805826242</text:p>
          </table:table-cell>
          <table:table-cell office:value-type="float" office:value="43.114927257903" table:style-name="ce1">
            <text:p>43.114927257903</text:p>
          </table:table-cell>
          <table:table-cell office:value-type="float" office:value="44.4074618858808" table:style-name="ce1">
            <text:p>44.4074618858808</text:p>
          </table:table-cell>
          <table:table-cell office:value-type="float" office:value="42.7614804437154" table:style-name="ce1">
            <text:p>42.7614804437154</text:p>
          </table:table-cell>
          <table:table-cell office:value-type="float" office:value="44.1382945445422" table:style-name="ce1">
            <text:p>44.1382945445422</text:p>
          </table:table-cell>
          <table:table-cell office:value-type="float" office:value="42.8059607739814" table:style-name="ce1">
            <text:p>42.8059607739814</text:p>
          </table:table-cell>
          <table:table-cell office:value-type="float" office:value="44.2504979814966" table:style-name="ce1">
            <text:p>44.2504979814966</text:p>
          </table:table-cell>
          <table:table-cell office:value-type="float" office:value="44.3060103908448" table:style-name="ce1">
            <text:p>44.3060103908448</text:p>
          </table:table-cell>
          <table:table-cell office:value-type="float" office:value="44.3473230189535" table:style-name="ce1">
            <text:p>44.3473230189535</text:p>
          </table:table-cell>
          <table:table-cell office:value-type="float" office:value="44.3793664565857" table:style-name="ce1">
            <text:p>44.3793664565857</text:p>
          </table:table-cell>
          <table:table-cell office:value-type="float" office:value="44.4053444292169" table:style-name="ce1">
            <text:p>44.4053444292169</text:p>
          </table:table-cell>
          <table:table-cell office:value-type="float" office:value="44.4273387301894" table:style-name="ce1">
            <text:p>44.4273387301894</text:p>
          </table:table-cell>
          <table:table-cell office:value-type="float" office:value="44.4467022404552" table:style-name="ce1">
            <text:p>44.4467022404552</text:p>
          </table:table-cell>
          <table:table-cell office:value-type="float" office:value="44.4643142700506" table:style-name="ce1">
            <text:p>44.4643142700506</text:p>
          </table:table-cell>
          <table:table-cell office:value-type="float" office:value="44.4807464512185" table:style-name="ce1">
            <text:p>44.4807464512185</text:p>
          </table:table-cell>
          <table:table-cell office:value-type="float" office:value="44.4963705177256" table:style-name="ce1">
            <text:p>44.4963705177256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3074864832612" table:style-name="ce1">
            <text:p>43.3074864832612</text:p>
          </table:table-cell>
          <table:table-cell office:value-type="float" office:value="45.068658647886" table:style-name="ce1">
            <text:p>45.068658647886</text:p>
          </table:table-cell>
          <table:table-cell office:value-type="float" office:value="44.0956131287072" table:style-name="ce1">
            <text:p>44.0956131287072</text:p>
          </table:table-cell>
          <table:table-cell office:value-type="float" office:value="46.4513218625608" table:style-name="ce1">
            <text:p>46.4513218625608</text:p>
          </table:table-cell>
          <table:table-cell office:value-type="float" office:value="45.8714556057646" table:style-name="ce1">
            <text:p>45.8714556057646</text:p>
          </table:table-cell>
          <table:table-cell office:value-type="float" office:value="46.5160679402627" table:style-name="ce1">
            <text:p>46.5160679402627</text:p>
          </table:table-cell>
          <table:table-cell office:value-type="float" office:value="46.4292008306567" table:style-name="ce1">
            <text:p>46.4292008306567</text:p>
          </table:table-cell>
          <table:table-cell office:value-type="float" office:value="47.7848192008036" table:style-name="ce1">
            <text:p>47.7848192008036</text:p>
          </table:table-cell>
          <table:table-cell office:value-type="float" office:value="46.2284311388931" table:style-name="ce1">
            <text:p>46.2284311388931</text:p>
          </table:table-cell>
          <table:table-cell office:value-type="float" office:value="47.5800952341172" table:style-name="ce1">
            <text:p>47.5800952341172</text:p>
          </table:table-cell>
          <table:table-cell office:value-type="float" office:value="46.0932172015065" table:style-name="ce1">
            <text:p>46.0932172015065</text:p>
          </table:table-cell>
          <table:table-cell office:value-type="float" office:value="48.1361350803869" table:style-name="ce1">
            <text:p>48.1361350803869</text:p>
          </table:table-cell>
          <table:table-cell office:value-type="float" office:value="46.8743700161125" table:style-name="ce1">
            <text:p>46.8743700161125</text:p>
          </table:table-cell>
          <table:table-cell office:value-type="float" office:value="48.2792954873558" table:style-name="ce1">
            <text:p>48.2792954873558</text:p>
          </table:table-cell>
          <table:table-cell office:value-type="float" office:value="46.8917473139682" table:style-name="ce1">
            <text:p>46.8917473139682</text:p>
          </table:table-cell>
          <table:table-cell office:value-type="float" office:value="48.3964412891734" table:style-name="ce1">
            <text:p>48.3964412891734</text:p>
          </table:table-cell>
          <table:table-cell office:value-type="float" office:value="47.2083721071641" table:style-name="ce1">
            <text:p>47.2083721071641</text:p>
          </table:table-cell>
          <table:table-cell office:value-type="float" office:value="48.6840371318887" table:style-name="ce1">
            <text:p>48.6840371318887</text:p>
          </table:table-cell>
          <table:table-cell office:value-type="float" office:value="47.1406045355879" table:style-name="ce1">
            <text:p>47.1406045355879</text:p>
          </table:table-cell>
          <table:table-cell office:value-type="float" office:value="49.0671206899999" table:style-name="ce1">
            <text:p>49.0671206899999</text:p>
          </table:table-cell>
          <table:table-cell office:value-type="float" office:value="47.9947763163359" table:style-name="ce1">
            <text:p>47.9947763163359</text:p>
          </table:table-cell>
          <table:table-cell office:value-type="float" office:value="49.9719970702679" table:style-name="ce1">
            <text:p>49.9719970702679</text:p>
          </table:table-cell>
          <table:table-cell office:value-type="float" office:value="49.1971584803686" table:style-name="ce1">
            <text:p>49.1971584803686</text:p>
          </table:table-cell>
          <table:table-cell office:value-type="float" office:value="50.9988029472908" table:style-name="ce1">
            <text:p>50.9988029472908</text:p>
          </table:table-cell>
          <table:table-cell office:value-type="float" office:value="49.5339050392609" table:style-name="ce1">
            <text:p>49.5339050392609</text:p>
          </table:table-cell>
          <table:table-cell office:value-type="float" office:value="51.3672685829506" table:style-name="ce1">
            <text:p>51.3672685829506</text:p>
          </table:table-cell>
          <table:table-cell office:value-type="float" office:value="50.0093986729002" table:style-name="ce1">
            <text:p>50.0093986729002</text:p>
          </table:table-cell>
          <table:table-cell office:value-type="float" office:value="52.0268946994951" table:style-name="ce1">
            <text:p>52.0268946994951</text:p>
          </table:table-cell>
          <table:table-cell office:value-type="float" office:value="50.6261076262277" table:style-name="ce1">
            <text:p>50.6261076262277</text:p>
          </table:table-cell>
          <table:table-cell office:value-type="float" office:value="52.4311013745132" table:style-name="ce1">
            <text:p>52.4311013745132</text:p>
          </table:table-cell>
          <table:table-cell office:value-type="float" office:value="51.0122977496948" table:style-name="ce1">
            <text:p>51.0122977496948</text:p>
          </table:table-cell>
          <table:table-cell office:value-type="float" office:value="53.6718359525066" table:style-name="ce1">
            <text:p>53.6718359525066</text:p>
          </table:table-cell>
          <table:table-cell office:value-type="float" office:value="51.4050089294304" table:style-name="ce1">
            <text:p>51.4050089294304</text:p>
          </table:table-cell>
          <table:table-cell office:value-type="float" office:value="53.0599316698738" table:style-name="ce1">
            <text:p>53.0599316698738</text:p>
          </table:table-cell>
          <table:table-cell office:value-type="float" office:value="51.1239634832492" table:style-name="ce1">
            <text:p>51.1239634832492</text:p>
          </table:table-cell>
          <table:table-cell office:value-type="float" office:value="52.5687846005738" table:style-name="ce1">
            <text:p>52.5687846005738</text:p>
          </table:table-cell>
          <table:table-cell office:value-type="float" office:value="50.7792159604096" table:style-name="ce1">
            <text:p>50.7792159604096</text:p>
          </table:table-cell>
          <table:table-cell office:value-type="float" office:value="52.5615069310187" table:style-name="ce1">
            <text:p>52.5615069310187</text:p>
          </table:table-cell>
          <table:table-cell office:value-type="float" office:value="51.0536893221657" table:style-name="ce1">
            <text:p>51.0536893221657</text:p>
          </table:table-cell>
          <table:table-cell office:value-type="float" office:value="52.9195360603893" table:style-name="ce1">
            <text:p>52.9195360603893</text:p>
          </table:table-cell>
          <table:table-cell office:value-type="float" office:value="50.6898680396282" table:style-name="ce1">
            <text:p>50.6898680396282</text:p>
          </table:table-cell>
          <table:table-cell office:value-type="float" office:value="52.3293589708025" table:style-name="ce1">
            <text:p>52.3293589708025</text:p>
          </table:table-cell>
          <table:table-cell office:value-type="float" office:value="52.361632832636" table:style-name="ce1">
            <text:p>52.361632832636</text:p>
          </table:table-cell>
          <table:table-cell office:value-type="float" office:value="53.2358017258018" table:style-name="ce1">
            <text:p>53.2358017258018</text:p>
          </table:table-cell>
          <table:table-cell office:value-type="float" office:value="51.6738646286674" table:style-name="ce1">
            <text:p>51.6738646286674</text:p>
          </table:table-cell>
          <table:table-cell office:value-type="float" office:value="52.4768577349071" table:style-name="ce1">
            <text:p>52.4768577349071</text:p>
          </table:table-cell>
          <table:table-cell office:value-type="float" office:value="51.3337913890486" table:style-name="ce1">
            <text:p>51.3337913890486</text:p>
          </table:table-cell>
          <table:table-cell office:value-type="float" office:value="52.1702299821759" table:style-name="ce1">
            <text:p>52.1702299821759</text:p>
          </table:table-cell>
          <table:table-cell office:value-type="float" office:value="50.2313772870967" table:style-name="ce1">
            <text:p>50.2313772870967</text:p>
          </table:table-cell>
          <table:table-cell office:value-type="float" office:value="51.6743135491698" table:style-name="ce1">
            <text:p>51.6743135491698</text:p>
          </table:table-cell>
          <table:table-cell office:value-type="float" office:value="49.8000859262749" table:style-name="ce1">
            <text:p>49.8000859262749</text:p>
          </table:table-cell>
          <table:table-cell office:value-type="float" office:value="50.9781865298434" table:style-name="ce1">
            <text:p>50.9781865298434</text:p>
          </table:table-cell>
          <table:table-cell office:value-type="float" office:value="49.497387739869" table:style-name="ce1">
            <text:p>49.497387739869</text:p>
          </table:table-cell>
          <table:table-cell office:value-type="float" office:value="50.9519923519209" table:style-name="ce1">
            <text:p>50.9519923519209</text:p>
          </table:table-cell>
          <table:table-cell office:value-type="float" office:value="49.4347643966394" table:style-name="ce1">
            <text:p>49.4347643966394</text:p>
          </table:table-cell>
          <table:table-cell office:value-type="float" office:value="50.7634897096731" table:style-name="ce1">
            <text:p>50.7634897096731</text:p>
          </table:table-cell>
          <table:table-cell office:value-type="float" office:value="49.1768755689472" table:style-name="ce1">
            <text:p>49.1768755689472</text:p>
          </table:table-cell>
          <table:table-cell office:value-type="float" office:value="50.3940402117306" table:style-name="ce1">
            <text:p>50.3940402117306</text:p>
          </table:table-cell>
          <table:table-cell office:value-type="float" office:value="48.888806551956" table:style-name="ce1">
            <text:p>48.888806551956</text:p>
          </table:table-cell>
          <table:table-cell office:value-type="float" office:value="50.4114492146636" table:style-name="ce1">
            <text:p>50.4114492146636</text:p>
          </table:table-cell>
          <table:table-cell office:value-type="float" office:value="49.2693686065065" table:style-name="ce1">
            <text:p>49.2693686065065</text:p>
          </table:table-cell>
          <table:table-cell office:value-type="float" office:value="50.51175925701" table:style-name="ce1">
            <text:p>50.51175925701</text:p>
          </table:table-cell>
          <table:table-cell office:value-type="float" office:value="50.633093561303" table:style-name="ce1">
            <text:p>50.633093561303</text:p>
          </table:table-cell>
          <table:table-cell office:value-type="float" office:value="50.8223219994589" table:style-name="ce1">
            <text:p>50.8223219994589</text:p>
          </table:table-cell>
          <table:table-cell office:value-type="float" office:value="51.0213221900725" table:style-name="ce1">
            <text:p>51.0213221900725</text:p>
          </table:table-cell>
          <table:table-cell office:value-type="float" office:value="51.1773618591349" table:style-name="ce1">
            <text:p>51.1773618591349</text:p>
          </table:table-cell>
          <table:table-cell office:value-type="float" office:value="51.3054464619148" table:style-name="ce1">
            <text:p>51.3054464619148</text:p>
          </table:table-cell>
          <table:table-cell office:value-type="float" office:value="51.4152552153053" table:style-name="ce1">
            <text:p>51.4152552153053</text:p>
          </table:table-cell>
          <table:table-cell office:value-type="float" office:value="51.5130324449154" table:style-name="ce1">
            <text:p>51.5130324449154</text:p>
          </table:table-cell>
          <table:table-cell office:value-type="float" office:value="51.6028073078205" table:style-name="ce1">
            <text:p>51.6028073078205</text:p>
          </table:table-cell>
          <table:table-cell office:value-type="float" office:value="51.6871803873212" table:style-name="ce1">
            <text:p>51.6871803873212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164299351744" table:style-name="ce1">
            <text:p>43.2164299351744</text:p>
          </table:table-cell>
          <table:table-cell office:value-type="float" office:value="44.99476310584" table:style-name="ce1">
            <text:p>44.99476310584</text:p>
          </table:table-cell>
          <table:table-cell office:value-type="float" office:value="43.7553078951205" table:style-name="ce1">
            <text:p>43.7553078951205</text:p>
          </table:table-cell>
          <table:table-cell office:value-type="float" office:value="46.1126794704371" table:style-name="ce1">
            <text:p>46.1126794704371</text:p>
          </table:table-cell>
          <table:table-cell office:value-type="float" office:value="45.6166839786832" table:style-name="ce1">
            <text:p>45.6166839786832</text:p>
          </table:table-cell>
          <table:table-cell office:value-type="float" office:value="46.3827359093583" table:style-name="ce1">
            <text:p>46.3827359093583</text:p>
          </table:table-cell>
          <table:table-cell office:value-type="float" office:value="45.7954964545013" table:style-name="ce1">
            <text:p>45.7954964545013</text:p>
          </table:table-cell>
          <table:table-cell office:value-type="float" office:value="46.9562697259568" table:style-name="ce1">
            <text:p>46.9562697259568</text:p>
          </table:table-cell>
          <table:table-cell office:value-type="float" office:value="45.4735392967948" table:style-name="ce1">
            <text:p>45.4735392967948</text:p>
          </table:table-cell>
          <table:table-cell office:value-type="float" office:value="46.7932369681648" table:style-name="ce1">
            <text:p>46.7932369681648</text:p>
          </table:table-cell>
          <table:table-cell office:value-type="float" office:value="45.5402070341256" table:style-name="ce1">
            <text:p>45.5402070341256</text:p>
          </table:table-cell>
          <table:table-cell office:value-type="float" office:value="47.1043602144762" table:style-name="ce1">
            <text:p>47.1043602144762</text:p>
          </table:table-cell>
          <table:table-cell office:value-type="float" office:value="46.0780192266527" table:style-name="ce1">
            <text:p>46.0780192266527</text:p>
          </table:table-cell>
          <table:table-cell office:value-type="float" office:value="47.5188113042652" table:style-name="ce1">
            <text:p>47.5188113042652</text:p>
          </table:table-cell>
          <table:table-cell office:value-type="float" office:value="46.2840781932334" table:style-name="ce1">
            <text:p>46.2840781932334</text:p>
          </table:table-cell>
          <table:table-cell office:value-type="float" office:value="47.7809240790794" table:style-name="ce1">
            <text:p>47.7809240790794</text:p>
          </table:table-cell>
          <table:table-cell office:value-type="float" office:value="46.5697935406534" table:style-name="ce1">
            <text:p>46.5697935406534</text:p>
          </table:table-cell>
          <table:table-cell office:value-type="float" office:value="47.9783925050579" table:style-name="ce1">
            <text:p>47.9783925050579</text:p>
          </table:table-cell>
          <table:table-cell office:value-type="float" office:value="46.6906634484565" table:style-name="ce1">
            <text:p>46.6906634484565</text:p>
          </table:table-cell>
          <table:table-cell office:value-type="float" office:value="48.2428430827544" table:style-name="ce1">
            <text:p>48.2428430827544</text:p>
          </table:table-cell>
          <table:table-cell office:value-type="float" office:value="47.1463044165474" table:style-name="ce1">
            <text:p>47.1463044165474</text:p>
          </table:table-cell>
          <table:table-cell office:value-type="float" office:value="48.8276572782986" table:style-name="ce1">
            <text:p>48.8276572782986</text:p>
          </table:table-cell>
          <table:table-cell office:value-type="float" office:value="48.2062196780512" table:style-name="ce1">
            <text:p>48.2062196780512</text:p>
          </table:table-cell>
          <table:table-cell office:value-type="float" office:value="49.6660089446896" table:style-name="ce1">
            <text:p>49.6660089446896</text:p>
          </table:table-cell>
          <table:table-cell office:value-type="float" office:value="48.3124780118961" table:style-name="ce1">
            <text:p>48.3124780118961</text:p>
          </table:table-cell>
          <table:table-cell office:value-type="float" office:value="49.7861125548967" table:style-name="ce1">
            <text:p>49.7861125548967</text:p>
          </table:table-cell>
          <table:table-cell office:value-type="float" office:value="48.7564561513945" table:style-name="ce1">
            <text:p>48.7564561513945</text:p>
          </table:table-cell>
          <table:table-cell office:value-type="float" office:value="50.3149400217072" table:style-name="ce1">
            <text:p>50.3149400217072</text:p>
          </table:table-cell>
          <table:table-cell office:value-type="float" office:value="49.2634554277207" table:style-name="ce1">
            <text:p>49.2634554277207</text:p>
          </table:table-cell>
          <table:table-cell office:value-type="float" office:value="50.731094761237" table:style-name="ce1">
            <text:p>50.731094761237</text:p>
          </table:table-cell>
          <table:table-cell office:value-type="float" office:value="49.6163027404925" table:style-name="ce1">
            <text:p>49.6163027404925</text:p>
          </table:table-cell>
          <table:table-cell office:value-type="float" office:value="52.109329265239" table:style-name="ce1">
            <text:p>52.109329265239</text:p>
          </table:table-cell>
          <table:table-cell office:value-type="float" office:value="50.2140132912832" table:style-name="ce1">
            <text:p>50.2140132912832</text:p>
          </table:table-cell>
          <table:table-cell office:value-type="float" office:value="51.7431215295091" table:style-name="ce1">
            <text:p>51.7431215295091</text:p>
          </table:table-cell>
          <table:table-cell office:value-type="float" office:value="49.7015583583715" table:style-name="ce1">
            <text:p>49.7015583583715</text:p>
          </table:table-cell>
          <table:table-cell office:value-type="float" office:value="50.8831944065816" table:style-name="ce1">
            <text:p>50.8831944065816</text:p>
          </table:table-cell>
          <table:table-cell office:value-type="float" office:value="49.0548714351459" table:style-name="ce1">
            <text:p>49.0548714351459</text:p>
          </table:table-cell>
          <table:table-cell office:value-type="float" office:value="50.6792558277848" table:style-name="ce1">
            <text:p>50.6792558277848</text:p>
          </table:table-cell>
          <table:table-cell office:value-type="float" office:value="48.8435932889481" table:style-name="ce1">
            <text:p>48.8435932889481</text:p>
          </table:table-cell>
          <table:table-cell office:value-type="float" office:value="50.5201775558142" table:style-name="ce1">
            <text:p>50.5201775558142</text:p>
          </table:table-cell>
          <table:table-cell office:value-type="float" office:value="48.5718692510822" table:style-name="ce1">
            <text:p>48.5718692510822</text:p>
          </table:table-cell>
          <table:table-cell office:value-type="float" office:value="49.9168004982842" table:style-name="ce1">
            <text:p>49.9168004982842</text:p>
          </table:table-cell>
          <table:table-cell office:value-type="float" office:value="49.3682387712343" table:style-name="ce1">
            <text:p>49.3682387712343</text:p>
          </table:table-cell>
          <table:table-cell office:value-type="float" office:value="50.3341316573554" table:style-name="ce1">
            <text:p>50.3341316573554</text:p>
          </table:table-cell>
          <table:table-cell office:value-type="float" office:value="48.9041440537281" table:style-name="ce1">
            <text:p>48.9041440537281</text:p>
          </table:table-cell>
          <table:table-cell office:value-type="float" office:value="49.891759324067" table:style-name="ce1">
            <text:p>49.891759324067</text:p>
          </table:table-cell>
          <table:table-cell office:value-type="float" office:value="48.8160045778523" table:style-name="ce1">
            <text:p>48.8160045778523</text:p>
          </table:table-cell>
          <table:table-cell office:value-type="float" office:value="49.6854183050095" table:style-name="ce1">
            <text:p>49.6854183050095</text:p>
          </table:table-cell>
          <table:table-cell office:value-type="float" office:value="47.9058557871531" table:style-name="ce1">
            <text:p>47.9058557871531</text:p>
          </table:table-cell>
          <table:table-cell office:value-type="float" office:value="49.2740656876095" table:style-name="ce1">
            <text:p>49.2740656876095</text:p>
          </table:table-cell>
          <table:table-cell office:value-type="float" office:value="47.4887425373345" table:style-name="ce1">
            <text:p>47.4887425373345</text:p>
          </table:table-cell>
          <table:table-cell office:value-type="float" office:value="48.6089887876055" table:style-name="ce1">
            <text:p>48.6089887876055</text:p>
          </table:table-cell>
          <table:table-cell office:value-type="float" office:value="47.1009391552382" table:style-name="ce1">
            <text:p>47.1009391552382</text:p>
          </table:table-cell>
          <table:table-cell office:value-type="float" office:value="48.3333368305024" table:style-name="ce1">
            <text:p>48.3333368305024</text:p>
          </table:table-cell>
          <table:table-cell office:value-type="float" office:value="46.9545717673859" table:style-name="ce1">
            <text:p>46.9545717673859</text:p>
          </table:table-cell>
          <table:table-cell office:value-type="float" office:value="48.2651151111592" table:style-name="ce1">
            <text:p>48.2651151111592</text:p>
          </table:table-cell>
          <table:table-cell office:value-type="float" office:value="46.6723834350907" table:style-name="ce1">
            <text:p>46.6723834350907</text:p>
          </table:table-cell>
          <table:table-cell office:value-type="float" office:value="47.9058267805441" table:style-name="ce1">
            <text:p>47.9058267805441</text:p>
          </table:table-cell>
          <table:table-cell office:value-type="float" office:value="46.3694524998445" table:style-name="ce1">
            <text:p>46.3694524998445</text:p>
          </table:table-cell>
          <table:table-cell office:value-type="float" office:value="47.8290542124927" table:style-name="ce1">
            <text:p>47.8290542124927</text:p>
          </table:table-cell>
          <table:table-cell office:value-type="float" office:value="46.5554244857871" table:style-name="ce1">
            <text:p>46.5554244857871</text:p>
          </table:table-cell>
          <table:table-cell office:value-type="float" office:value="47.8754521335779" table:style-name="ce1">
            <text:p>47.8754521335779</text:p>
          </table:table-cell>
          <table:table-cell office:value-type="float" office:value="48.0945220002305" table:style-name="ce1">
            <text:p>48.0945220002305</text:p>
          </table:table-cell>
          <table:table-cell office:value-type="float" office:value="48.2574366855047" table:style-name="ce1">
            <text:p>48.2574366855047</text:p>
          </table:table-cell>
          <table:table-cell office:value-type="float" office:value="48.3835276841748" table:style-name="ce1">
            <text:p>48.3835276841748</text:p>
          </table:table-cell>
          <table:table-cell office:value-type="float" office:value="48.4854165032364" table:style-name="ce1">
            <text:p>48.4854165032364</text:p>
          </table:table-cell>
          <table:table-cell office:value-type="float" office:value="48.5713441654953" table:style-name="ce1">
            <text:p>48.5713441654953</text:p>
          </table:table-cell>
          <table:table-cell office:value-type="float" office:value="48.6466919766178" table:style-name="ce1">
            <text:p>48.6466919766178</text:p>
          </table:table-cell>
          <table:table-cell office:value-type="float" office:value="48.714974325702" table:style-name="ce1">
            <text:p>48.714974325702</text:p>
          </table:table-cell>
          <table:table-cell office:value-type="float" office:value="48.7784868141426" table:style-name="ce1">
            <text:p>48.7784868141426</text:p>
          </table:table-cell>
          <table:table-cell office:value-type="float" office:value="48.8387293728887" table:style-name="ce1">
            <text:p>48.8387293728887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768069241718" table:style-name="ce1">
            <text:p>43.1768069241718</text:p>
          </table:table-cell>
          <table:table-cell office:value-type="float" office:value="45.3358599008722" table:style-name="ce1">
            <text:p>45.3358599008722</text:p>
          </table:table-cell>
          <table:table-cell office:value-type="float" office:value="44.1804430756946" table:style-name="ce1">
            <text:p>44.1804430756946</text:p>
          </table:table-cell>
          <table:table-cell office:value-type="float" office:value="46.9407610792162" table:style-name="ce1">
            <text:p>46.9407610792162</text:p>
          </table:table-cell>
          <table:table-cell office:value-type="float" office:value="46.5515582630274" table:style-name="ce1">
            <text:p>46.5515582630274</text:p>
          </table:table-cell>
          <table:table-cell office:value-type="float" office:value="47.767376131937" table:style-name="ce1">
            <text:p>47.767376131937</text:p>
          </table:table-cell>
          <table:table-cell office:value-type="float" office:value="47.2675554527343" table:style-name="ce1">
            <text:p>47.2675554527343</text:p>
          </table:table-cell>
          <table:table-cell office:value-type="float" office:value="48.8715590721739" table:style-name="ce1">
            <text:p>48.8715590721739</text:p>
          </table:table-cell>
          <table:table-cell office:value-type="float" office:value="47.4972887457433" table:style-name="ce1">
            <text:p>47.4972887457433</text:p>
          </table:table-cell>
          <table:table-cell office:value-type="float" office:value="49.2840065489901" table:style-name="ce1">
            <text:p>49.2840065489901</text:p>
          </table:table-cell>
          <table:table-cell office:value-type="float" office:value="48.3303834882063" table:style-name="ce1">
            <text:p>48.3303834882063</text:p>
          </table:table-cell>
          <table:table-cell office:value-type="float" office:value="50.2950781521076" table:style-name="ce1">
            <text:p>50.2950781521076</text:p>
          </table:table-cell>
          <table:table-cell office:value-type="float" office:value="49.2232968127904" table:style-name="ce1">
            <text:p>49.2232968127904</text:p>
          </table:table-cell>
          <table:table-cell office:value-type="float" office:value="51.1331412176687" table:style-name="ce1">
            <text:p>51.1331412176687</text:p>
          </table:table-cell>
          <table:table-cell office:value-type="float" office:value="50.0683550954972" table:style-name="ce1">
            <text:p>50.0683550954972</text:p>
          </table:table-cell>
          <table:table-cell office:value-type="float" office:value="52.2354904306234" table:style-name="ce1">
            <text:p>52.2354904306234</text:p>
          </table:table-cell>
          <table:table-cell office:value-type="float" office:value="50.9914451549259" table:style-name="ce1">
            <text:p>50.9914451549259</text:p>
          </table:table-cell>
          <table:table-cell office:value-type="float" office:value="53.0597588933047" table:style-name="ce1">
            <text:p>53.0597588933047</text:p>
          </table:table-cell>
          <table:table-cell office:value-type="float" office:value="51.4194267959315" table:style-name="ce1">
            <text:p>51.4194267959315</text:p>
          </table:table-cell>
          <table:table-cell office:value-type="float" office:value="53.5883731148658" table:style-name="ce1">
            <text:p>53.5883731148658</text:p>
          </table:table-cell>
          <table:table-cell office:value-type="float" office:value="52.6031856166204" table:style-name="ce1">
            <text:p>52.6031856166204</text:p>
          </table:table-cell>
          <table:table-cell office:value-type="float" office:value="54.7281216622149" table:style-name="ce1">
            <text:p>54.7281216622149</text:p>
          </table:table-cell>
          <table:table-cell office:value-type="float" office:value="53.7050943707669" table:style-name="ce1">
            <text:p>53.7050943707669</text:p>
          </table:table-cell>
          <table:table-cell office:value-type="float" office:value="55.7485145143179" table:style-name="ce1">
            <text:p>55.7485145143179</text:p>
          </table:table-cell>
          <table:table-cell office:value-type="float" office:value="54.3148909580615" table:style-name="ce1">
            <text:p>54.3148909580615</text:p>
          </table:table-cell>
          <table:table-cell office:value-type="float" office:value="56.3940617489374" table:style-name="ce1">
            <text:p>56.3940617489374</text:p>
          </table:table-cell>
          <table:table-cell office:value-type="float" office:value="55.3495216007031" table:style-name="ce1">
            <text:p>55.3495216007031</text:p>
          </table:table-cell>
          <table:table-cell office:value-type="float" office:value="57.3095618578332" table:style-name="ce1">
            <text:p>57.3095618578332</text:p>
          </table:table-cell>
          <table:table-cell office:value-type="float" office:value="55.8476086687359" table:style-name="ce1">
            <text:p>55.8476086687359</text:p>
          </table:table-cell>
          <table:table-cell office:value-type="float" office:value="57.9262290635863" table:style-name="ce1">
            <text:p>57.9262290635863</text:p>
          </table:table-cell>
          <table:table-cell office:value-type="float" office:value="56.6463253484222" table:style-name="ce1">
            <text:p>56.6463253484222</text:p>
          </table:table-cell>
          <table:table-cell office:value-type="float" office:value="59.316224606401" table:style-name="ce1">
            <text:p>59.316224606401</text:p>
          </table:table-cell>
          <table:table-cell office:value-type="float" office:value="57.4976814564219" table:style-name="ce1">
            <text:p>57.4976814564219</text:p>
          </table:table-cell>
          <table:table-cell office:value-type="float" office:value="59.6201588615297" table:style-name="ce1">
            <text:p>59.6201588615297</text:p>
          </table:table-cell>
          <table:table-cell office:value-type="float" office:value="58.0825524275229" table:style-name="ce1">
            <text:p>58.0825524275229</text:p>
          </table:table-cell>
          <table:table-cell office:value-type="float" office:value="59.9530278343892" table:style-name="ce1">
            <text:p>59.9530278343892</text:p>
          </table:table-cell>
          <table:table-cell office:value-type="float" office:value="58.4543873100888" table:style-name="ce1">
            <text:p>58.4543873100888</text:p>
          </table:table-cell>
          <table:table-cell office:value-type="float" office:value="60.3967308230726" table:style-name="ce1">
            <text:p>60.3967308230726</text:p>
          </table:table-cell>
          <table:table-cell office:value-type="float" office:value="59.0209145266929" table:style-name="ce1">
            <text:p>59.0209145266929</text:p>
          </table:table-cell>
          <table:table-cell office:value-type="float" office:value="60.9066126989399" table:style-name="ce1">
            <text:p>60.9066126989399</text:p>
          </table:table-cell>
          <table:table-cell office:value-type="float" office:value="59.0264457372776" table:style-name="ce1">
            <text:p>59.0264457372776</text:p>
          </table:table-cell>
          <table:table-cell office:value-type="float" office:value="60.732610208926" table:style-name="ce1">
            <text:p>60.732610208926</text:p>
          </table:table-cell>
          <table:table-cell office:value-type="float" office:value="60.2298418319386" table:style-name="ce1">
            <text:p>60.2298418319386</text:p>
          </table:table-cell>
          <table:table-cell office:value-type="float" office:value="61.726919436544" table:style-name="ce1">
            <text:p>61.726919436544</text:p>
          </table:table-cell>
          <table:table-cell office:value-type="float" office:value="60.6349630497831" table:style-name="ce1">
            <text:p>60.6349630497831</text:p>
          </table:table-cell>
          <table:table-cell office:value-type="float" office:value="62.103782130795" table:style-name="ce1">
            <text:p>62.103782130795</text:p>
          </table:table-cell>
          <table:table-cell office:value-type="float" office:value="61.3711959202252" table:style-name="ce1">
            <text:p>61.3711959202252</text:p>
          </table:table-cell>
          <table:table-cell office:value-type="float" office:value="62.7021920458208" table:style-name="ce1">
            <text:p>62.7021920458208</text:p>
          </table:table-cell>
          <table:table-cell office:value-type="float" office:value="60.9027192695203" table:style-name="ce1">
            <text:p>60.9027192695203</text:p>
          </table:table-cell>
          <table:table-cell office:value-type="float" office:value="62.9345967300027" table:style-name="ce1">
            <text:p>62.9345967300027</text:p>
          </table:table-cell>
          <table:table-cell office:value-type="float" office:value="61.1060188072574" table:style-name="ce1">
            <text:p>61.1060188072574</text:p>
          </table:table-cell>
          <table:table-cell office:value-type="float" office:value="62.7030197851077" table:style-name="ce1">
            <text:p>62.7030197851077</text:p>
          </table:table-cell>
          <table:table-cell office:value-type="float" office:value="61.2483139069342" table:style-name="ce1">
            <text:p>61.2483139069342</text:p>
          </table:table-cell>
          <table:table-cell office:value-type="float" office:value="63.0967656412854" table:style-name="ce1">
            <text:p>63.0967656412854</text:p>
          </table:table-cell>
          <table:table-cell office:value-type="float" office:value="61.7207443030161" table:style-name="ce1">
            <text:p>61.7207443030161</text:p>
          </table:table-cell>
          <table:table-cell office:value-type="float" office:value="63.4264883376655" table:style-name="ce1">
            <text:p>63.4264883376655</text:p>
          </table:table-cell>
          <table:table-cell office:value-type="float" office:value="61.9119479641072" table:style-name="ce1">
            <text:p>61.9119479641072</text:p>
          </table:table-cell>
          <table:table-cell office:value-type="float" office:value="63.4267989538221" table:style-name="ce1">
            <text:p>63.4267989538221</text:p>
          </table:table-cell>
          <table:table-cell office:value-type="float" office:value="62.0843165604371" table:style-name="ce1">
            <text:p>62.0843165604371</text:p>
          </table:table-cell>
          <table:table-cell office:value-type="float" office:value="64.0237765154852" table:style-name="ce1">
            <text:p>64.0237765154852</text:p>
          </table:table-cell>
          <table:table-cell office:value-type="float" office:value="63.0120370841209" table:style-name="ce1">
            <text:p>63.0120370841209</text:p>
          </table:table-cell>
          <table:table-cell office:value-type="float" office:value="64.5630365383243" table:style-name="ce1">
            <text:p>64.5630365383243</text:p>
          </table:table-cell>
          <table:table-cell office:value-type="float" office:value="64.7832833428684" table:style-name="ce1">
            <text:p>64.7832833428684</text:p>
          </table:table-cell>
          <table:table-cell office:value-type="float" office:value="65.0175175209553" table:style-name="ce1">
            <text:p>65.0175175209553</text:p>
          </table:table-cell>
          <table:table-cell office:value-type="float" office:value="65.2511652839916" table:style-name="ce1">
            <text:p>65.2511652839916</text:p>
          </table:table-cell>
          <table:table-cell office:value-type="float" office:value="65.4837689597894" table:style-name="ce1">
            <text:p>65.4837689597894</text:p>
          </table:table-cell>
          <table:table-cell office:value-type="float" office:value="65.7150289830898" table:style-name="ce1">
            <text:p>65.7150289830898</text:p>
          </table:table-cell>
          <table:table-cell office:value-type="float" office:value="65.9447511312785" table:style-name="ce1">
            <text:p>65.9447511312785</text:p>
          </table:table-cell>
          <table:table-cell office:value-type="float" office:value="66.17281135379" table:style-name="ce1">
            <text:p>66.17281135379</text:p>
          </table:table-cell>
          <table:table-cell office:value-type="float" office:value="66.3991323288989" table:style-name="ce1">
            <text:p>66.3991323288989</text:p>
          </table:table-cell>
          <table:table-cell office:value-type="float" office:value="66.6236678376108" table:style-name="ce1">
            <text:p>66.6236678376108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754284085093" table:style-name="ce1">
            <text:p>43.1754284085093</text:p>
          </table:table-cell>
          <table:table-cell office:value-type="float" office:value="45.3237269420132" table:style-name="ce1">
            <text:p>45.3237269420132</text:p>
          </table:table-cell>
          <table:table-cell office:value-type="float" office:value="44.155763836182" table:style-name="ce1">
            <text:p>44.155763836182</text:p>
          </table:table-cell>
          <table:table-cell office:value-type="float" office:value="46.9059827680722" table:style-name="ce1">
            <text:p>46.9059827680722</text:p>
          </table:table-cell>
          <table:table-cell office:value-type="float" office:value="46.5508569419628" table:style-name="ce1">
            <text:p>46.5508569419628</text:p>
          </table:table-cell>
          <table:table-cell office:value-type="float" office:value="47.7771412730594" table:style-name="ce1">
            <text:p>47.7771412730594</text:p>
          </table:table-cell>
          <table:table-cell office:value-type="float" office:value="47.2212653934978" table:style-name="ce1">
            <text:p>47.2212653934978</text:p>
          </table:table-cell>
          <table:table-cell office:value-type="float" office:value="48.8218814505721" table:style-name="ce1">
            <text:p>48.8218814505721</text:p>
          </table:table-cell>
          <table:table-cell office:value-type="float" office:value="47.4376227787697" table:style-name="ce1">
            <text:p>47.4376227787697</text:p>
          </table:table-cell>
          <table:table-cell office:value-type="float" office:value="49.2166714788754" table:style-name="ce1">
            <text:p>49.2166714788754</text:p>
          </table:table-cell>
          <table:table-cell office:value-type="float" office:value="48.2386944608367" table:style-name="ce1">
            <text:p>48.2386944608367</text:p>
          </table:table-cell>
          <table:table-cell office:value-type="float" office:value="50.2865762256796" table:style-name="ce1">
            <text:p>50.2865762256796</text:p>
          </table:table-cell>
          <table:table-cell office:value-type="float" office:value="49.2117748404039" table:style-name="ce1">
            <text:p>49.2117748404039</text:p>
          </table:table-cell>
          <table:table-cell office:value-type="float" office:value="51.102646980183" table:style-name="ce1">
            <text:p>51.102646980183</text:p>
          </table:table-cell>
          <table:table-cell office:value-type="float" office:value="49.9922008344941" table:style-name="ce1">
            <text:p>49.9922008344941</text:p>
          </table:table-cell>
          <table:table-cell office:value-type="float" office:value="52.1445343171182" table:style-name="ce1">
            <text:p>52.1445343171182</text:p>
          </table:table-cell>
          <table:table-cell office:value-type="float" office:value="50.9202248472429" table:style-name="ce1">
            <text:p>50.9202248472429</text:p>
          </table:table-cell>
          <table:table-cell office:value-type="float" office:value="52.9284160158511" table:style-name="ce1">
            <text:p>52.9284160158511</text:p>
          </table:table-cell>
          <table:table-cell office:value-type="float" office:value="51.3232009717077" table:style-name="ce1">
            <text:p>51.3232009717077</text:p>
          </table:table-cell>
          <table:table-cell office:value-type="float" office:value="53.3993123172928" table:style-name="ce1">
            <text:p>53.3993123172928</text:p>
          </table:table-cell>
          <table:table-cell office:value-type="float" office:value="52.4417964585267" table:style-name="ce1">
            <text:p>52.4417964585267</text:p>
          </table:table-cell>
          <table:table-cell office:value-type="float" office:value="54.5611474452458" table:style-name="ce1">
            <text:p>54.5611474452458</text:p>
          </table:table-cell>
          <table:table-cell office:value-type="float" office:value="53.5057514980515" table:style-name="ce1">
            <text:p>53.5057514980515</text:p>
          </table:table-cell>
          <table:table-cell office:value-type="float" office:value="55.5325256598567" table:style-name="ce1">
            <text:p>55.5325256598567</text:p>
          </table:table-cell>
          <table:table-cell office:value-type="float" office:value="54.0977702441922" table:style-name="ce1">
            <text:p>54.0977702441922</text:p>
          </table:table-cell>
          <table:table-cell office:value-type="float" office:value="56.0712606945424" table:style-name="ce1">
            <text:p>56.0712606945424</text:p>
          </table:table-cell>
          <table:table-cell office:value-type="float" office:value="55.0035403591231" table:style-name="ce1">
            <text:p>55.0035403591231</text:p>
          </table:table-cell>
          <table:table-cell office:value-type="float" office:value="56.991933684556" table:style-name="ce1">
            <text:p>56.991933684556</text:p>
          </table:table-cell>
          <table:table-cell office:value-type="float" office:value="55.5418275441504" table:style-name="ce1">
            <text:p>55.5418275441504</text:p>
          </table:table-cell>
          <table:table-cell office:value-type="float" office:value="57.6492969177909" table:style-name="ce1">
            <text:p>57.6492969177909</text:p>
          </table:table-cell>
          <table:table-cell office:value-type="float" office:value="56.3950497703384" table:style-name="ce1">
            <text:p>56.3950497703384</text:p>
          </table:table-cell>
          <table:table-cell office:value-type="float" office:value="59.1053052068582" table:style-name="ce1">
            <text:p>59.1053052068582</text:p>
          </table:table-cell>
          <table:table-cell office:value-type="float" office:value="57.2741907419078" table:style-name="ce1">
            <text:p>57.2741907419078</text:p>
          </table:table-cell>
          <table:table-cell office:value-type="float" office:value="59.4659258645549" table:style-name="ce1">
            <text:p>59.4659258645549</text:p>
          </table:table-cell>
          <table:table-cell office:value-type="float" office:value="57.921796476326" table:style-name="ce1">
            <text:p>57.921796476326</text:p>
          </table:table-cell>
          <table:table-cell office:value-type="float" office:value="59.6327953731669" table:style-name="ce1">
            <text:p>59.6327953731669</text:p>
          </table:table-cell>
          <table:table-cell office:value-type="float" office:value="58.2097476568387" table:style-name="ce1">
            <text:p>58.2097476568387</text:p>
          </table:table-cell>
          <table:table-cell office:value-type="float" office:value="60.1894486364668" table:style-name="ce1">
            <text:p>60.1894486364668</text:p>
          </table:table-cell>
          <table:table-cell office:value-type="float" office:value="58.863797588576" table:style-name="ce1">
            <text:p>58.863797588576</text:p>
          </table:table-cell>
          <table:table-cell office:value-type="float" office:value="60.842020385319" table:style-name="ce1">
            <text:p>60.842020385319</text:p>
          </table:table-cell>
          <table:table-cell office:value-type="float" office:value="58.9360551040055" table:style-name="ce1">
            <text:p>58.9360551040055</text:p>
          </table:table-cell>
          <table:table-cell office:value-type="float" office:value="60.5400359192133" table:style-name="ce1">
            <text:p>60.5400359192133</text:p>
          </table:table-cell>
          <table:table-cell office:value-type="float" office:value="59.9505382161203" table:style-name="ce1">
            <text:p>59.9505382161203</text:p>
          </table:table-cell>
          <table:table-cell office:value-type="float" office:value="61.498237753705" table:style-name="ce1">
            <text:p>61.498237753705</text:p>
          </table:table-cell>
          <table:table-cell office:value-type="float" office:value="60.2296827106147" table:style-name="ce1">
            <text:p>60.2296827106147</text:p>
          </table:table-cell>
          <table:table-cell office:value-type="float" office:value="61.7863299627023" table:style-name="ce1">
            <text:p>61.7863299627023</text:p>
          </table:table-cell>
          <table:table-cell office:value-type="float" office:value="60.9912696139598" table:style-name="ce1">
            <text:p>60.9912696139598</text:p>
          </table:table-cell>
          <table:table-cell office:value-type="float" office:value="62.4069650831877" table:style-name="ce1">
            <text:p>62.4069650831877</text:p>
          </table:table-cell>
          <table:table-cell office:value-type="float" office:value="60.6935057074042" table:style-name="ce1">
            <text:p>60.6935057074042</text:p>
          </table:table-cell>
          <table:table-cell office:value-type="float" office:value="62.7651915579958" table:style-name="ce1">
            <text:p>62.7651915579958</text:p>
          </table:table-cell>
          <table:table-cell office:value-type="float" office:value="60.9714743823084" table:style-name="ce1">
            <text:p>60.9714743823084</text:p>
          </table:table-cell>
          <table:table-cell office:value-type="float" office:value="62.5868309178737" table:style-name="ce1">
            <text:p>62.5868309178737</text:p>
          </table:table-cell>
          <table:table-cell office:value-type="float" office:value="61.1387052176203" table:style-name="ce1">
            <text:p>61.1387052176203</text:p>
          </table:table-cell>
          <table:table-cell office:value-type="float" office:value="62.9638266675177" table:style-name="ce1">
            <text:p>62.9638266675177</text:p>
          </table:table-cell>
          <table:table-cell office:value-type="float" office:value="61.5376017582753" table:style-name="ce1">
            <text:p>61.5376017582753</text:p>
          </table:table-cell>
          <table:table-cell office:value-type="float" office:value="63.3308736699526" table:style-name="ce1">
            <text:p>63.3308736699526</text:p>
          </table:table-cell>
          <table:table-cell office:value-type="float" office:value="61.7316191160784" table:style-name="ce1">
            <text:p>61.7316191160784</text:p>
          </table:table-cell>
          <table:table-cell office:value-type="float" office:value="63.24609568027" table:style-name="ce1">
            <text:p>63.24609568027</text:p>
          </table:table-cell>
          <table:table-cell office:value-type="float" office:value="61.8252032666623" table:style-name="ce1">
            <text:p>61.8252032666623</text:p>
          </table:table-cell>
          <table:table-cell office:value-type="float" office:value="63.7593981156166" table:style-name="ce1">
            <text:p>63.7593981156166</text:p>
          </table:table-cell>
          <table:table-cell office:value-type="float" office:value="62.6489844682585" table:style-name="ce1">
            <text:p>62.6489844682585</text:p>
          </table:table-cell>
          <table:table-cell office:value-type="float" office:value="64.2713387432871" table:style-name="ce1">
            <text:p>64.2713387432871</text:p>
          </table:table-cell>
          <table:table-cell office:value-type="float" office:value="64.5110692023686" table:style-name="ce1">
            <text:p>64.5110692023686</text:p>
          </table:table-cell>
          <table:table-cell office:value-type="float" office:value="64.7481363646945" table:style-name="ce1">
            <text:p>64.7481363646945</text:p>
          </table:table-cell>
          <table:table-cell office:value-type="float" office:value="64.9827769978959" table:style-name="ce1">
            <text:p>64.9827769978959</text:p>
          </table:table-cell>
          <table:table-cell office:value-type="float" office:value="65.2151543988149" table:style-name="ce1">
            <text:p>65.2151543988149</text:p>
          </table:table-cell>
          <table:table-cell office:value-type="float" office:value="65.4453828496301" table:style-name="ce1">
            <text:p>65.4453828496301</text:p>
          </table:table-cell>
          <table:table-cell office:value-type="float" office:value="65.6735439182875" table:style-name="ce1">
            <text:p>65.6735439182875</text:p>
          </table:table-cell>
          <table:table-cell office:value-type="float" office:value="65.8996973231477" table:style-name="ce1">
            <text:p>65.8996973231477</text:p>
          </table:table-cell>
          <table:table-cell office:value-type="float" office:value="66.1238881746708" table:style-name="ce1">
            <text:p>66.1238881746708</text:p>
          </table:table-cell>
          <table:table-cell office:value-type="float" office:value="66.3461518023901" table:style-name="ce1">
            <text:p>66.346151802390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025381930993" table:style-name="ce1">
            <text:p>42.9025381930993</text:p>
          </table:table-cell>
          <table:table-cell office:value-type="float" office:value="44.9944093822482" table:style-name="ce1">
            <text:p>44.9944093822482</text:p>
          </table:table-cell>
          <table:table-cell office:value-type="float" office:value="43.7971957672419" table:style-name="ce1">
            <text:p>43.7971957672419</text:p>
          </table:table-cell>
          <table:table-cell office:value-type="float" office:value="46.2720924639841" table:style-name="ce1">
            <text:p>46.2720924639841</text:p>
          </table:table-cell>
          <table:table-cell office:value-type="float" office:value="45.9873031982572" table:style-name="ce1">
            <text:p>45.9873031982572</text:p>
          </table:table-cell>
          <table:table-cell office:value-type="float" office:value="47.0171242231938" table:style-name="ce1">
            <text:p>47.0171242231938</text:p>
          </table:table-cell>
          <table:table-cell office:value-type="float" office:value="46.2853222047807" table:style-name="ce1">
            <text:p>46.2853222047807</text:p>
          </table:table-cell>
          <table:table-cell office:value-type="float" office:value="47.774279183015" table:style-name="ce1">
            <text:p>47.774279183015</text:p>
          </table:table-cell>
          <table:table-cell office:value-type="float" office:value="46.4609645390609" table:style-name="ce1">
            <text:p>46.4609645390609</text:p>
          </table:table-cell>
          <table:table-cell office:value-type="float" office:value="48.1740486515868" table:style-name="ce1">
            <text:p>48.1740486515868</text:p>
          </table:table-cell>
          <table:table-cell office:value-type="float" office:value="46.8469585147185" table:style-name="ce1">
            <text:p>46.8469585147185</text:p>
          </table:table-cell>
          <table:table-cell office:value-type="float" office:value="48.7128085608301" table:style-name="ce1">
            <text:p>48.7128085608301</text:p>
          </table:table-cell>
          <table:table-cell office:value-type="float" office:value="47.3438921803464" table:style-name="ce1">
            <text:p>47.3438921803464</text:p>
          </table:table-cell>
          <table:table-cell office:value-type="float" office:value="49.2631496438596" table:style-name="ce1">
            <text:p>49.2631496438596</text:p>
          </table:table-cell>
          <table:table-cell office:value-type="float" office:value="47.7594662149186" table:style-name="ce1">
            <text:p>47.7594662149186</text:p>
          </table:table-cell>
          <table:table-cell office:value-type="float" office:value="49.6452352046042" table:style-name="ce1">
            <text:p>49.6452352046042</text:p>
          </table:table-cell>
          <table:table-cell office:value-type="float" office:value="48.1944861376727" table:style-name="ce1">
            <text:p>48.1944861376727</text:p>
          </table:table-cell>
          <table:table-cell office:value-type="float" office:value="49.9793698651148" table:style-name="ce1">
            <text:p>49.9793698651148</text:p>
          </table:table-cell>
          <table:table-cell office:value-type="float" office:value="48.3172571735763" table:style-name="ce1">
            <text:p>48.3172571735763</text:p>
          </table:table-cell>
          <table:table-cell office:value-type="float" office:value="50.1024804908873" table:style-name="ce1">
            <text:p>50.1024804908873</text:p>
          </table:table-cell>
          <table:table-cell office:value-type="float" office:value="49.0391287448467" table:style-name="ce1">
            <text:p>49.0391287448467</text:p>
          </table:table-cell>
          <table:table-cell office:value-type="float" office:value="50.9512801205998" table:style-name="ce1">
            <text:p>50.9512801205998</text:p>
          </table:table-cell>
          <table:table-cell office:value-type="float" office:value="49.592456759585" table:style-name="ce1">
            <text:p>49.592456759585</text:p>
          </table:table-cell>
          <table:table-cell office:value-type="float" office:value="51.4021035347923" table:style-name="ce1">
            <text:p>51.4021035347923</text:p>
          </table:table-cell>
          <table:table-cell office:value-type="float" office:value="49.879056609093" table:style-name="ce1">
            <text:p>49.879056609093</text:p>
          </table:table-cell>
          <table:table-cell office:value-type="float" office:value="51.6056479834003" table:style-name="ce1">
            <text:p>51.6056479834003</text:p>
          </table:table-cell>
          <table:table-cell office:value-type="float" office:value="50.1837631183412" table:style-name="ce1">
            <text:p>50.1837631183412</text:p>
          </table:table-cell>
          <table:table-cell office:value-type="float" office:value="51.8117269365237" table:style-name="ce1">
            <text:p>51.8117269365237</text:p>
          </table:table-cell>
          <table:table-cell office:value-type="float" office:value="50.2899494691764" table:style-name="ce1">
            <text:p>50.2899494691764</text:p>
          </table:table-cell>
          <table:table-cell office:value-type="float" office:value="52.2600509365608" table:style-name="ce1">
            <text:p>52.2600509365608</text:p>
          </table:table-cell>
          <table:table-cell office:value-type="float" office:value="50.7705399905031" table:style-name="ce1">
            <text:p>50.7705399905031</text:p>
          </table:table-cell>
          <table:table-cell office:value-type="float" office:value="53.0175503749043" table:style-name="ce1">
            <text:p>53.0175503749043</text:p>
          </table:table-cell>
          <table:table-cell office:value-type="float" office:value="51.1715718750418" table:style-name="ce1">
            <text:p>51.1715718750418</text:p>
          </table:table-cell>
          <table:table-cell office:value-type="float" office:value="53.1596255997237" table:style-name="ce1">
            <text:p>53.1596255997237</text:p>
          </table:table-cell>
          <table:table-cell office:value-type="float" office:value="51.4054958156649" table:style-name="ce1">
            <text:p>51.4054958156649</text:p>
          </table:table-cell>
          <table:table-cell office:value-type="float" office:value="53.0130648894577" table:style-name="ce1">
            <text:p>53.0130648894577</text:p>
          </table:table-cell>
          <table:table-cell office:value-type="float" office:value="51.4741020698993" table:style-name="ce1">
            <text:p>51.4741020698993</text:p>
          </table:table-cell>
          <table:table-cell office:value-type="float" office:value="53.3026034006627" table:style-name="ce1">
            <text:p>53.3026034006627</text:p>
          </table:table-cell>
          <table:table-cell office:value-type="float" office:value="51.8497017962019" table:style-name="ce1">
            <text:p>51.8497017962019</text:p>
          </table:table-cell>
          <table:table-cell office:value-type="float" office:value="53.7132634617989" table:style-name="ce1">
            <text:p>53.7132634617989</text:p>
          </table:table-cell>
          <table:table-cell office:value-type="float" office:value="52.2342042138786" table:style-name="ce1">
            <text:p>52.2342042138786</text:p>
          </table:table-cell>
          <table:table-cell office:value-type="float" office:value="53.6017573719077" table:style-name="ce1">
            <text:p>53.6017573719077</text:p>
          </table:table-cell>
          <table:table-cell office:value-type="float" office:value="52.377665535102" table:style-name="ce1">
            <text:p>52.377665535102</text:p>
          </table:table-cell>
          <table:table-cell office:value-type="float" office:value="54.0836225271376" table:style-name="ce1">
            <text:p>54.0836225271376</text:p>
          </table:table-cell>
          <table:table-cell office:value-type="float" office:value="52.5270360628805" table:style-name="ce1">
            <text:p>52.5270360628805</text:p>
          </table:table-cell>
          <table:table-cell office:value-type="float" office:value="54.0245717641556" table:style-name="ce1">
            <text:p>54.0245717641556</text:p>
          </table:table-cell>
          <table:table-cell office:value-type="float" office:value="52.7374053232214" table:style-name="ce1">
            <text:p>52.7374053232214</text:p>
          </table:table-cell>
          <table:table-cell office:value-type="float" office:value="54.2617997893955" table:style-name="ce1">
            <text:p>54.2617997893955</text:p>
          </table:table-cell>
          <table:table-cell office:value-type="float" office:value="52.5829887766762" table:style-name="ce1">
            <text:p>52.5829887766762</text:p>
          </table:table-cell>
          <table:table-cell office:value-type="float" office:value="54.2245104436463" table:style-name="ce1">
            <text:p>54.2245104436463</text:p>
          </table:table-cell>
          <table:table-cell office:value-type="float" office:value="52.5493838537286" table:style-name="ce1">
            <text:p>52.5493838537286</text:p>
          </table:table-cell>
          <table:table-cell office:value-type="float" office:value="54.1736797037561" table:style-name="ce1">
            <text:p>54.1736797037561</text:p>
          </table:table-cell>
          <table:table-cell office:value-type="float" office:value="52.694021700115" table:style-name="ce1">
            <text:p>52.694021700115</text:p>
          </table:table-cell>
          <table:table-cell office:value-type="float" office:value="54.31207068068" table:style-name="ce1">
            <text:p>54.31207068068</text:p>
          </table:table-cell>
          <table:table-cell office:value-type="float" office:value="52.8700031138732" table:style-name="ce1">
            <text:p>52.8700031138732</text:p>
          </table:table-cell>
          <table:table-cell office:value-type="float" office:value="54.4948289313079" table:style-name="ce1">
            <text:p>54.4948289313079</text:p>
          </table:table-cell>
          <table:table-cell office:value-type="float" office:value="52.8157680698834" table:style-name="ce1">
            <text:p>52.8157680698834</text:p>
          </table:table-cell>
          <table:table-cell office:value-type="float" office:value="54.4560468608014" table:style-name="ce1">
            <text:p>54.4560468608014</text:p>
          </table:table-cell>
          <table:table-cell office:value-type="float" office:value="52.8598620179159" table:style-name="ce1">
            <text:p>52.8598620179159</text:p>
          </table:table-cell>
          <table:table-cell office:value-type="float" office:value="54.5197639356355" table:style-name="ce1">
            <text:p>54.5197639356355</text:p>
          </table:table-cell>
          <table:table-cell office:value-type="float" office:value="53.1144924954005" table:style-name="ce1">
            <text:p>53.1144924954005</text:p>
          </table:table-cell>
          <table:table-cell office:value-type="float" office:value="54.8546987004647" table:style-name="ce1">
            <text:p>54.8546987004647</text:p>
          </table:table-cell>
          <table:table-cell office:value-type="float" office:value="55.0274095661784" table:style-name="ce1">
            <text:p>55.0274095661784</text:p>
          </table:table-cell>
          <table:table-cell office:value-type="float" office:value="55.1892569401457" table:style-name="ce1">
            <text:p>55.1892569401457</text:p>
          </table:table-cell>
          <table:table-cell office:value-type="float" office:value="55.3435935656995" table:style-name="ce1">
            <text:p>55.3435935656995</text:p>
          </table:table-cell>
          <table:table-cell office:value-type="float" office:value="55.4926069872892" table:style-name="ce1">
            <text:p>55.4926069872892</text:p>
          </table:table-cell>
          <table:table-cell office:value-type="float" office:value="55.637725798414" table:style-name="ce1">
            <text:p>55.637725798414</text:p>
          </table:table-cell>
          <table:table-cell office:value-type="float" office:value="55.7798842392521" table:style-name="ce1">
            <text:p>55.7798842392521</text:p>
          </table:table-cell>
          <table:table-cell office:value-type="float" office:value="55.919694534638" table:style-name="ce1">
            <text:p>55.919694534638</text:p>
          </table:table-cell>
          <table:table-cell office:value-type="float" office:value="56.0575591414947" table:style-name="ce1">
            <text:p>56.0575591414947</text:p>
          </table:table-cell>
          <table:table-cell office:value-type="float" office:value="56.1937438581034" table:style-name="ce1">
            <text:p>56.1937438581034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963093292407" table:style-name="ce1">
            <text:p>43.2963093292407</text:p>
          </table:table-cell>
          <table:table-cell office:value-type="float" office:value="45.3287947509982" table:style-name="ce1">
            <text:p>45.3287947509982</text:p>
          </table:table-cell>
          <table:table-cell office:value-type="float" office:value="44.4106040760475" table:style-name="ce1">
            <text:p>44.4106040760475</text:p>
          </table:table-cell>
          <table:table-cell office:value-type="float" office:value="47.0188535220729" table:style-name="ce1">
            <text:p>47.0188535220729</text:p>
          </table:table-cell>
          <table:table-cell office:value-type="float" office:value="46.6977086939069" table:style-name="ce1">
            <text:p>46.6977086939069</text:p>
          </table:table-cell>
          <table:table-cell office:value-type="float" office:value="47.7299823008034" table:style-name="ce1">
            <text:p>47.7299823008034</text:p>
          </table:table-cell>
          <table:table-cell office:value-type="float" office:value="47.6861707205049" table:style-name="ce1">
            <text:p>47.6861707205049</text:p>
          </table:table-cell>
          <table:table-cell office:value-type="float" office:value="49.3520745977214" table:style-name="ce1">
            <text:p>49.3520745977214</text:p>
          </table:table-cell>
          <table:table-cell office:value-type="float" office:value="47.9022605177934" table:style-name="ce1">
            <text:p>47.9022605177934</text:p>
          </table:table-cell>
          <table:table-cell office:value-type="float" office:value="49.5961904364022" table:style-name="ce1">
            <text:p>49.5961904364022</text:p>
          </table:table-cell>
          <table:table-cell office:value-type="float" office:value="48.2423320606272" table:style-name="ce1">
            <text:p>48.2423320606272</text:p>
          </table:table-cell>
          <table:table-cell office:value-type="float" office:value="50.6709133721677" table:style-name="ce1">
            <text:p>50.6709133721677</text:p>
          </table:table-cell>
          <table:table-cell office:value-type="float" office:value="49.4694307985116" table:style-name="ce1">
            <text:p>49.4694307985116</text:p>
          </table:table-cell>
          <table:table-cell office:value-type="float" office:value="51.2134432946544" table:style-name="ce1">
            <text:p>51.2134432946544</text:p>
          </table:table-cell>
          <table:table-cell office:value-type="float" office:value="49.7948408811699" table:style-name="ce1">
            <text:p>49.7948408811699</text:p>
          </table:table-cell>
          <table:table-cell office:value-type="float" office:value="51.6556442688246" table:style-name="ce1">
            <text:p>51.6556442688246</text:p>
          </table:table-cell>
          <table:table-cell office:value-type="float" office:value="50.5327973635582" table:style-name="ce1">
            <text:p>50.5327973635582</text:p>
          </table:table-cell>
          <table:table-cell office:value-type="float" office:value="52.4030718361825" table:style-name="ce1">
            <text:p>52.4030718361825</text:p>
          </table:table-cell>
          <table:table-cell office:value-type="float" office:value="50.9606457171066" table:style-name="ce1">
            <text:p>50.9606457171066</text:p>
          </table:table-cell>
          <table:table-cell office:value-type="float" office:value="53.1376290441408" table:style-name="ce1">
            <text:p>53.1376290441408</text:p>
          </table:table-cell>
          <table:table-cell office:value-type="float" office:value="52.1781921823836" table:style-name="ce1">
            <text:p>52.1781921823836</text:p>
          </table:table-cell>
          <table:table-cell office:value-type="float" office:value="54.4500820115799" table:style-name="ce1">
            <text:p>54.4500820115799</text:p>
          </table:table-cell>
          <table:table-cell office:value-type="float" office:value="53.6992886111838" table:style-name="ce1">
            <text:p>53.6992886111838</text:p>
          </table:table-cell>
          <table:table-cell office:value-type="float" office:value="55.7176134011065" table:style-name="ce1">
            <text:p>55.7176134011065</text:p>
          </table:table-cell>
          <table:table-cell office:value-type="float" office:value="54.3076060623979" table:style-name="ce1">
            <text:p>54.3076060623979</text:p>
          </table:table-cell>
          <table:table-cell office:value-type="float" office:value="56.2656039533989" table:style-name="ce1">
            <text:p>56.2656039533989</text:p>
          </table:table-cell>
          <table:table-cell office:value-type="float" office:value="55.0508168723158" table:style-name="ce1">
            <text:p>55.0508168723158</text:p>
          </table:table-cell>
          <table:table-cell office:value-type="float" office:value="57.2192007804209" table:style-name="ce1">
            <text:p>57.2192007804209</text:p>
          </table:table-cell>
          <table:table-cell office:value-type="float" office:value="55.8531700056482" table:style-name="ce1">
            <text:p>55.8531700056482</text:p>
          </table:table-cell>
          <table:table-cell office:value-type="float" office:value="57.8603929791501" table:style-name="ce1">
            <text:p>57.8603929791501</text:p>
          </table:table-cell>
          <table:table-cell office:value-type="float" office:value="56.4926418980535" table:style-name="ce1">
            <text:p>56.4926418980535</text:p>
          </table:table-cell>
          <table:table-cell office:value-type="float" office:value="59.1858570166762" table:style-name="ce1">
            <text:p>59.1858570166762</text:p>
          </table:table-cell>
          <table:table-cell office:value-type="float" office:value="57.1305436647589" table:style-name="ce1">
            <text:p>57.1305436647589</text:p>
          </table:table-cell>
          <table:table-cell office:value-type="float" office:value="59.1898968415882" table:style-name="ce1">
            <text:p>59.1898968415882</text:p>
          </table:table-cell>
          <table:table-cell office:value-type="float" office:value="57.2434913456246" table:style-name="ce1">
            <text:p>57.2434913456246</text:p>
          </table:table-cell>
          <table:table-cell office:value-type="float" office:value="58.994776081709" table:style-name="ce1">
            <text:p>58.994776081709</text:p>
          </table:table-cell>
          <table:table-cell office:value-type="float" office:value="57.4156512140187" table:style-name="ce1">
            <text:p>57.4156512140187</text:p>
          </table:table-cell>
          <table:table-cell office:value-type="float" office:value="59.1669258795693" table:style-name="ce1">
            <text:p>59.1669258795693</text:p>
          </table:table-cell>
          <table:table-cell office:value-type="float" office:value="57.7531232619298" table:style-name="ce1">
            <text:p>57.7531232619298</text:p>
          </table:table-cell>
          <table:table-cell office:value-type="float" office:value="59.9026320326923" table:style-name="ce1">
            <text:p>59.9026320326923</text:p>
          </table:table-cell>
          <table:table-cell office:value-type="float" office:value="57.9474469034109" table:style-name="ce1">
            <text:p>57.9474469034109</text:p>
          </table:table-cell>
          <table:table-cell office:value-type="float" office:value="59.6935465096498" table:style-name="ce1">
            <text:p>59.6935465096498</text:p>
          </table:table-cell>
          <table:table-cell office:value-type="float" office:value="59.1976463382877" table:style-name="ce1">
            <text:p>59.1976463382877</text:p>
          </table:table-cell>
          <table:table-cell office:value-type="float" office:value="60.6807488807223" table:style-name="ce1">
            <text:p>60.6807488807223</text:p>
          </table:table-cell>
          <table:table-cell office:value-type="float" office:value="59.3536906466951" table:style-name="ce1">
            <text:p>59.3536906466951</text:p>
          </table:table-cell>
          <table:table-cell office:value-type="float" office:value="60.7672190009992" table:style-name="ce1">
            <text:p>60.7672190009992</text:p>
          </table:table-cell>
          <table:table-cell office:value-type="float" office:value="59.6868557718938" table:style-name="ce1">
            <text:p>59.6868557718938</text:p>
          </table:table-cell>
          <table:table-cell office:value-type="float" office:value="60.8920638305252" table:style-name="ce1">
            <text:p>60.8920638305252</text:p>
          </table:table-cell>
          <table:table-cell office:value-type="float" office:value="59.1760327625125" table:style-name="ce1">
            <text:p>59.1760327625125</text:p>
          </table:table-cell>
          <table:table-cell office:value-type="float" office:value="61.0907255048948" table:style-name="ce1">
            <text:p>61.0907255048948</text:p>
          </table:table-cell>
          <table:table-cell office:value-type="float" office:value="59.1839433872218" table:style-name="ce1">
            <text:p>59.1839433872218</text:p>
          </table:table-cell>
          <table:table-cell office:value-type="float" office:value="60.6789790865525" table:style-name="ce1">
            <text:p>60.6789790865525</text:p>
          </table:table-cell>
          <table:table-cell office:value-type="float" office:value="59.2054438568259" table:style-name="ce1">
            <text:p>59.2054438568259</text:p>
          </table:table-cell>
          <table:table-cell office:value-type="float" office:value="60.9997852434744" table:style-name="ce1">
            <text:p>60.9997852434744</text:p>
          </table:table-cell>
          <table:table-cell office:value-type="float" office:value="59.5064662826059" table:style-name="ce1">
            <text:p>59.5064662826059</text:p>
          </table:table-cell>
          <table:table-cell office:value-type="float" office:value="61.3025893390594" table:style-name="ce1">
            <text:p>61.3025893390594</text:p>
          </table:table-cell>
          <table:table-cell office:value-type="float" office:value="59.7242601950712" table:style-name="ce1">
            <text:p>59.7242601950712</text:p>
          </table:table-cell>
          <table:table-cell office:value-type="float" office:value="61.3866024181998" table:style-name="ce1">
            <text:p>61.3866024181998</text:p>
          </table:table-cell>
          <table:table-cell office:value-type="float" office:value="59.7790633140752" table:style-name="ce1">
            <text:p>59.7790633140752</text:p>
          </table:table-cell>
          <table:table-cell office:value-type="float" office:value="61.7224744282369" table:style-name="ce1">
            <text:p>61.7224744282369</text:p>
          </table:table-cell>
          <table:table-cell office:value-type="float" office:value="60.6709999850336" table:style-name="ce1">
            <text:p>60.6709999850336</text:p>
          </table:table-cell>
          <table:table-cell office:value-type="float" office:value="62.2724680961584" table:style-name="ce1">
            <text:p>62.2724680961584</text:p>
          </table:table-cell>
          <table:table-cell office:value-type="float" office:value="62.5266634974413" table:style-name="ce1">
            <text:p>62.5266634974413</text:p>
          </table:table-cell>
          <table:table-cell office:value-type="float" office:value="62.7647966623835" table:style-name="ce1">
            <text:p>62.7647966623835</text:p>
          </table:table-cell>
          <table:table-cell office:value-type="float" office:value="62.9916195299424" table:style-name="ce1">
            <text:p>62.9916195299424</text:p>
          </table:table-cell>
          <table:table-cell office:value-type="float" office:value="63.2103008923955" table:style-name="ce1">
            <text:p>63.2103008923955</text:p>
          </table:table-cell>
          <table:table-cell office:value-type="float" office:value="63.4229556302109" table:style-name="ce1">
            <text:p>63.4229556302109</text:p>
          </table:table-cell>
          <table:table-cell office:value-type="float" office:value="63.6309970112291" table:style-name="ce1">
            <text:p>63.6309970112291</text:p>
          </table:table-cell>
          <table:table-cell office:value-type="float" office:value="63.8353712080728" table:style-name="ce1">
            <text:p>63.8353712080728</text:p>
          </table:table-cell>
          <table:table-cell office:value-type="float" office:value="64.0367134111002" table:style-name="ce1">
            <text:p>64.0367134111002</text:p>
          </table:table-cell>
          <table:table-cell office:value-type="float" office:value="64.2354517494221" table:style-name="ce1">
            <text:p>64.2354517494221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